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5.016cm" fo:min-width="21.066cm" fo:padding-top="0.142cm" fo:padding-bottom="0.142cm" fo:padding-left="0.267cm" fo:padding-right="0.267cm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6cm" svg:height="15.3cm" svg:x="1cm" svg:y="1cm">
          <text:p/>
          <draw:enhanced-geometry svg:viewBox="0 0 21600 21600" draw:type="rectangle" draw:enhanced-path="M 0 0 L 21600 0 21600 21600 0 21600 0 0 Z N"/>
        </draw:custom-shape>
        <draw:g>
          <draw:rect draw:style-name="gr2" draw:text-style-name="P2" draw:layer="layout" svg:width="19.52cm" svg:height="1cm" svg:x="2.15cm" svg:y="2.15cm">
            <text:p/>
          </draw:rect>
          <draw:g>
            <draw:rect draw:style-name="gr3" draw:text-style-name="P3" draw:layer="layout" svg:width="0.454cm" svg:height="0.5cm" draw:transform="rotate (1.5707963267949) translate (2.351cm 2.876cm)">
              <text:p/>
            </draw:rect>
            <draw:rect draw:style-name="gr4" draw:text-style-name="P3" draw:layer="layout" svg:width="0.227cm" svg:height="0.25cm" draw:transform="rotate (1.5707963267949) translate (2.351cm 2.651cm)">
              <text:p/>
            </draw:rect>
            <draw:rect draw:style-name="gr5" draw:text-style-name="P3" draw:layer="layout" svg:width="0.227cm" svg:height="0.25cm" draw:transform="rotate (1.5707963267949) translate (2.601cm 2.878cm)">
              <text:p/>
            </draw:rect>
          </draw:g>
          <draw:g>
            <draw:rect draw:style-name="gr6" draw:text-style-name="P3" draw:layer="layout" svg:width="0.454cm" svg:height="0.5cm" draw:transform="rotate (1.5707963267949) translate (3.04cm 2.876cm)">
              <text:p/>
            </draw:rect>
            <draw:rect draw:style-name="gr7" draw:text-style-name="P3" draw:layer="layout" svg:width="0.227cm" svg:height="0.25cm" draw:transform="rotate (1.5707963267949) translate (3.041cm 2.651cm)">
              <text:p/>
            </draw:rect>
            <draw:rect draw:style-name="gr8" draw:text-style-name="P3" draw:layer="layout" svg:width="0.227cm" svg:height="0.25cm" draw:transform="rotate (1.5707963267949) translate (3.291cm 2.877cm)">
              <text:p/>
            </draw:rect>
          </draw:g>
          <draw:g>
            <draw:rect draw:style-name="gr9" draw:text-style-name="P3" draw:layer="layout" svg:width="0.454cm" svg:height="0.5cm" draw:transform="rotate (1.5707963267949) translate (3.731cm 2.876cm)">
              <text:p/>
            </draw:rect>
            <draw:rect draw:style-name="gr10" draw:text-style-name="P3" draw:layer="layout" svg:width="0.227cm" svg:height="0.25cm" draw:transform="rotate (1.5707963267949) translate (3.73cm 2.651cm)">
              <text:p/>
            </draw:rect>
            <draw:rect draw:style-name="gr11" draw:text-style-name="P3" draw:layer="layout" svg:width="0.227cm" svg:height="0.25cm" draw:transform="rotate (1.5707963267949) translate (3.98cm 2.877cm)">
              <text:p/>
            </draw:rect>
          </draw:g>
          <draw:g>
            <draw:rect draw:style-name="gr12" draw:text-style-name="P3" draw:layer="layout" svg:width="0.454cm" svg:height="0.5cm" draw:transform="rotate (1.5707963267949) translate (4.421cm 2.878cm)">
              <text:p/>
            </draw:rect>
            <draw:rect draw:style-name="gr13" draw:text-style-name="P3" draw:layer="layout" svg:width="0.227cm" svg:height="0.25cm" draw:transform="rotate (1.5707963267949) translate (4.419cm 2.649cm)">
              <text:p/>
            </draw:rect>
            <draw:rect draw:style-name="gr14" draw:text-style-name="P3" draw:layer="layout" svg:width="0.227cm" svg:height="0.25cm" draw:transform="rotate (1.5707963267949) translate (4.67cm 2.876cm)">
              <text:p/>
            </draw:rect>
          </draw:g>
          <draw:g>
            <draw:rect draw:style-name="gr15" draw:text-style-name="P3" draw:layer="layout" svg:width="0.454cm" svg:height="0.5cm" draw:transform="rotate (1.5707963267949) translate (5.111cm 2.877cm)">
              <text:p/>
            </draw:rect>
            <draw:rect draw:style-name="gr16" draw:text-style-name="P3" draw:layer="layout" svg:width="0.227cm" svg:height="0.25cm" draw:transform="rotate (1.5707963267949) translate (5.109cm 2.65cm)">
              <text:p/>
            </draw:rect>
            <draw:rect draw:style-name="gr17" draw:text-style-name="P3" draw:layer="layout" svg:width="0.227cm" svg:height="0.25cm" draw:transform="rotate (1.5707963267949) translate (5.36cm 2.877cm)">
              <text:p/>
            </draw:rect>
          </draw:g>
          <draw:g>
            <draw:rect draw:style-name="gr18" draw:text-style-name="P3" draw:layer="layout" svg:width="0.454cm" svg:height="0.5cm" draw:transform="rotate (1.5707963267949) translate (5.8cm 2.877cm)">
              <text:p/>
            </draw:rect>
            <draw:rect draw:style-name="gr19" draw:text-style-name="P3" draw:layer="layout" svg:width="0.227cm" svg:height="0.25cm" draw:transform="rotate (1.5707963267949) translate (5.799cm 2.65cm)">
              <text:p/>
            </draw:rect>
            <draw:rect draw:style-name="gr20" draw:text-style-name="P3" draw:layer="layout" svg:width="0.227cm" svg:height="0.25cm" draw:transform="rotate (1.5707963267949) translate (6.05cm 2.877cm)">
              <text:p/>
            </draw:rect>
          </draw:g>
          <draw:g>
            <draw:rect draw:style-name="gr21" draw:text-style-name="P3" draw:layer="layout" svg:width="0.454cm" svg:height="0.5cm" draw:transform="rotate (1.5707963267949) translate (6.491cm 2.877cm)">
              <text:p/>
            </draw:rect>
            <draw:rect draw:style-name="gr22" draw:text-style-name="P3" draw:layer="layout" svg:width="0.227cm" svg:height="0.25cm" draw:transform="rotate (1.5707963267949) translate (6.49cm 2.651cm)">
              <text:p/>
            </draw:rect>
            <draw:rect draw:style-name="gr23" draw:text-style-name="P3" draw:layer="layout" svg:width="0.227cm" svg:height="0.25cm" draw:transform="rotate (1.5707963267949) translate (6.74cm 2.878cm)">
              <text:p/>
            </draw:rect>
          </draw:g>
          <draw:g>
            <draw:rect draw:style-name="gr24" draw:text-style-name="P3" draw:layer="layout" svg:width="0.454cm" svg:height="0.5cm" draw:transform="rotate (1.5707963267949) translate (7.18cm 2.877cm)">
              <text:p/>
            </draw:rect>
            <draw:rect draw:style-name="gr25" draw:text-style-name="P3" draw:layer="layout" svg:width="0.227cm" svg:height="0.25cm" draw:transform="rotate (1.5707963267949) translate (7.18cm 2.65cm)">
              <text:p/>
            </draw:rect>
            <draw:rect draw:style-name="gr26" draw:text-style-name="P3" draw:layer="layout" svg:width="0.227cm" svg:height="0.25cm" draw:transform="rotate (1.5707963267949) translate (7.429cm 2.877cm)">
              <text:p/>
            </draw:rect>
          </draw:g>
          <draw:g>
            <draw:rect draw:style-name="gr27" draw:text-style-name="P3" draw:layer="layout" svg:width="0.454cm" svg:height="0.5cm" draw:transform="rotate (1.5707963267949) translate (7.872cm 2.877cm)">
              <text:p/>
            </draw:rect>
            <draw:rect draw:style-name="gr28" draw:text-style-name="P3" draw:layer="layout" svg:width="0.227cm" svg:height="0.25cm" draw:transform="rotate (1.5707963267949) translate (7.869cm 2.649cm)">
              <text:p/>
            </draw:rect>
            <draw:rect draw:style-name="gr29" draw:text-style-name="P3" draw:layer="layout" svg:width="0.227cm" svg:height="0.25cm" draw:transform="rotate (1.5707963267949) translate (8.119cm 2.877cm)">
              <text:p/>
            </draw:rect>
          </draw:g>
          <draw:g>
            <draw:rect draw:style-name="gr30" draw:text-style-name="P3" draw:layer="layout" svg:width="0.454cm" svg:height="0.5cm" draw:transform="rotate (1.5707963267949) translate (8.56cm 2.878cm)">
              <text:p/>
            </draw:rect>
            <draw:rect draw:style-name="gr31" draw:text-style-name="P3" draw:layer="layout" svg:width="0.227cm" svg:height="0.25cm" draw:transform="rotate (1.5707963267949) translate (8.559cm 2.65cm)">
              <text:p/>
            </draw:rect>
            <draw:rect draw:style-name="gr32" draw:text-style-name="P3" draw:layer="layout" svg:width="0.227cm" svg:height="0.25cm" draw:transform="rotate (1.5707963267949) translate (8.81cm 2.877cm)">
              <text:p/>
            </draw:rect>
          </draw:g>
          <draw:g>
            <draw:rect draw:style-name="gr33" draw:text-style-name="P3" draw:layer="layout" svg:width="0.454cm" svg:height="0.5cm" draw:transform="rotate (1.5707963267949) translate (9.251cm 2.876cm)">
              <text:p/>
            </draw:rect>
            <draw:rect draw:style-name="gr34" draw:text-style-name="P3" draw:layer="layout" svg:width="0.227cm" svg:height="0.25cm" draw:transform="rotate (1.5707963267949) translate (9.249cm 2.649cm)">
              <text:p/>
            </draw:rect>
            <draw:rect draw:style-name="gr35" draw:text-style-name="P3" draw:layer="layout" svg:width="0.227cm" svg:height="0.25cm" draw:transform="rotate (1.5707963267949) translate (9.5cm 2.876cm)">
              <text:p/>
            </draw:rect>
          </draw:g>
          <draw:g>
            <draw:rect draw:style-name="gr36" draw:text-style-name="P3" draw:layer="layout" svg:width="0.454cm" svg:height="0.5cm" draw:transform="rotate (1.5707963267949) translate (9.94cm 2.877cm)">
              <text:p/>
            </draw:rect>
            <draw:rect draw:style-name="gr37" draw:text-style-name="P3" draw:layer="layout" svg:width="0.227cm" svg:height="0.25cm" draw:transform="rotate (1.5707963267949) translate (9.94cm 2.65cm)">
              <text:p/>
            </draw:rect>
            <draw:rect draw:style-name="gr38" draw:text-style-name="P3" draw:layer="layout" svg:width="0.227cm" svg:height="0.25cm" draw:transform="rotate (1.5707963267949) translate (10.19cm 2.877cm)">
              <text:p/>
            </draw:rect>
          </draw:g>
          <draw:g>
            <draw:rect draw:style-name="gr39" draw:text-style-name="P3" draw:layer="layout" svg:width="0.454cm" svg:height="0.5cm" draw:transform="rotate (1.5707963267949) translate (10.631cm 2.877cm)">
              <text:p/>
            </draw:rect>
            <draw:rect draw:style-name="gr40" draw:text-style-name="P3" draw:layer="layout" svg:width="0.227cm" svg:height="0.25cm" draw:transform="rotate (1.5707963267949) translate (10.63cm 2.649cm)">
              <text:p/>
            </draw:rect>
            <draw:rect draw:style-name="gr41" draw:text-style-name="P3" draw:layer="layout" svg:width="0.227cm" svg:height="0.25cm" draw:transform="rotate (1.5707963267949) translate (10.879cm 2.876cm)">
              <text:p/>
            </draw:rect>
          </draw:g>
          <draw:g>
            <draw:rect draw:style-name="gr42" draw:text-style-name="P3" draw:layer="layout" svg:width="0.454cm" svg:height="0.5cm" draw:transform="rotate (1.5707963267949) translate (11.321cm 2.877cm)">
              <text:p/>
            </draw:rect>
            <draw:rect draw:style-name="gr43" draw:text-style-name="P3" draw:layer="layout" svg:width="0.227cm" svg:height="0.25cm" draw:transform="rotate (1.5707963267949) translate (11.319cm 2.651cm)">
              <text:p/>
            </draw:rect>
            <draw:rect draw:style-name="gr44" draw:text-style-name="P3" draw:layer="layout" svg:width="0.227cm" svg:height="0.25cm" draw:transform="rotate (1.5707963267949) translate (11.569cm 2.877cm)">
              <text:p/>
            </draw:rect>
          </draw:g>
          <draw:g>
            <draw:rect draw:style-name="gr45" draw:text-style-name="P3" draw:layer="layout" svg:width="0.454cm" svg:height="0.5cm" draw:transform="rotate (1.5707963267949) translate (12.011cm 2.877cm)">
              <text:p/>
            </draw:rect>
            <draw:rect draw:style-name="gr46" draw:text-style-name="P3" draw:layer="layout" svg:width="0.227cm" svg:height="0.25cm" draw:transform="rotate (1.5707963267949) translate (12.009cm 2.651cm)">
              <text:p/>
            </draw:rect>
            <draw:rect draw:style-name="gr47" draw:text-style-name="P3" draw:layer="layout" svg:width="0.227cm" svg:height="0.25cm" draw:transform="rotate (1.5707963267949) translate (12.26cm 2.877cm)">
              <text:p/>
            </draw:rect>
          </draw:g>
          <draw:g>
            <draw:rect draw:style-name="gr48" draw:text-style-name="P3" draw:layer="layout" svg:width="0.454cm" svg:height="0.5cm" draw:transform="rotate (1.5707963267949) translate (12.7cm 2.877cm)">
              <text:p/>
            </draw:rect>
            <draw:rect draw:style-name="gr49" draw:text-style-name="P3" draw:layer="layout" svg:width="0.227cm" svg:height="0.25cm" draw:transform="rotate (1.5707963267949) translate (12.7cm 2.651cm)">
              <text:p/>
            </draw:rect>
            <draw:rect draw:style-name="gr50" draw:text-style-name="P3" draw:layer="layout" svg:width="0.227cm" svg:height="0.25cm" draw:transform="rotate (1.5707963267949) translate (12.95cm 2.878cm)">
              <text:p/>
            </draw:rect>
          </draw:g>
          <draw:g>
            <draw:rect draw:style-name="gr51" draw:text-style-name="P3" draw:layer="layout" svg:width="0.454cm" svg:height="0.5cm" draw:transform="rotate (1.5707963267949) translate (13.391cm 2.877cm)">
              <text:p/>
            </draw:rect>
            <draw:rect draw:style-name="gr52" draw:text-style-name="P3" draw:layer="layout" svg:width="0.227cm" svg:height="0.25cm" draw:transform="rotate (1.5707963267949) translate (13.39cm 2.651cm)">
              <text:p/>
            </draw:rect>
            <draw:rect draw:style-name="gr53" draw:text-style-name="P3" draw:layer="layout" svg:width="0.227cm" svg:height="0.25cm" draw:transform="rotate (1.5707963267949) translate (13.64cm 2.877cm)">
              <text:p/>
            </draw:rect>
          </draw:g>
          <draw:g>
            <draw:rect draw:style-name="gr54" draw:text-style-name="P3" draw:layer="layout" svg:width="0.454cm" svg:height="0.5cm" draw:transform="rotate (1.5707963267949) translate (14.08cm 2.877cm)">
              <text:p/>
            </draw:rect>
            <draw:rect draw:style-name="gr55" draw:text-style-name="P3" draw:layer="layout" svg:width="0.227cm" svg:height="0.25cm" draw:transform="rotate (1.5707963267949) translate (14.08cm 2.65cm)">
              <text:p/>
            </draw:rect>
            <draw:rect draw:style-name="gr56" draw:text-style-name="P3" draw:layer="layout" svg:width="0.227cm" svg:height="0.25cm" draw:transform="rotate (1.5707963267949) translate (14.329cm 2.876cm)">
              <text:p/>
            </draw:rect>
          </draw:g>
          <draw:g>
            <draw:rect draw:style-name="gr57" draw:text-style-name="P3" draw:layer="layout" svg:width="0.454cm" svg:height="0.5cm" draw:transform="rotate (1.5707963267949) translate (14.772cm 2.878cm)">
              <text:p/>
            </draw:rect>
            <draw:rect draw:style-name="gr58" draw:text-style-name="P3" draw:layer="layout" svg:width="0.227cm" svg:height="0.25cm" draw:transform="rotate (1.5707963267949) translate (14.77cm 2.65cm)">
              <text:p/>
            </draw:rect>
            <draw:rect draw:style-name="gr59" draw:text-style-name="P3" draw:layer="layout" svg:width="0.227cm" svg:height="0.25cm" draw:transform="rotate (1.5707963267949) translate (15.019cm 2.876cm)">
              <text:p/>
            </draw:rect>
          </draw:g>
          <draw:g>
            <draw:rect draw:style-name="gr60" draw:text-style-name="P3" draw:layer="layout" svg:width="0.454cm" svg:height="0.5cm" draw:transform="rotate (1.5707963267949) translate (15.46cm 2.876cm)">
              <text:p/>
            </draw:rect>
            <draw:rect draw:style-name="gr61" draw:text-style-name="P3" draw:layer="layout" svg:width="0.227cm" svg:height="0.25cm" draw:transform="rotate (1.5707963267949) translate (15.459cm 2.65cm)">
              <text:p/>
            </draw:rect>
            <draw:rect draw:style-name="gr62" draw:text-style-name="P3" draw:layer="layout" svg:width="0.227cm" svg:height="0.25cm" draw:transform="rotate (1.5707963267949) translate (15.71cm 2.877cm)">
              <text:p/>
            </draw:rect>
          </draw:g>
          <draw:g>
            <draw:rect draw:style-name="gr63" draw:text-style-name="P3" draw:layer="layout" svg:width="0.454cm" svg:height="0.5cm" draw:transform="rotate (1.5707963267949) translate (16.151cm 2.877cm)">
              <text:p/>
            </draw:rect>
            <draw:rect draw:style-name="gr64" draw:text-style-name="P3" draw:layer="layout" svg:width="0.227cm" svg:height="0.25cm" draw:transform="rotate (1.5707963267949) translate (16.15cm 2.651cm)">
              <text:p/>
            </draw:rect>
            <draw:rect draw:style-name="gr65" draw:text-style-name="P3" draw:layer="layout" svg:width="0.227cm" svg:height="0.25cm" draw:transform="rotate (1.5707963267949) translate (16.4cm 2.877cm)">
              <text:p/>
            </draw:rect>
          </draw:g>
          <draw:g>
            <draw:rect draw:style-name="gr66" draw:text-style-name="P3" draw:layer="layout" svg:width="0.454cm" svg:height="0.5cm" draw:transform="rotate (1.5707963267949) translate (16.84cm 2.877cm)">
              <text:p/>
            </draw:rect>
            <draw:rect draw:style-name="gr67" draw:text-style-name="P3" draw:layer="layout" svg:width="0.227cm" svg:height="0.25cm" draw:transform="rotate (1.5707963267949) translate (16.84cm 2.649cm)">
              <text:p/>
            </draw:rect>
            <draw:rect draw:style-name="gr68" draw:text-style-name="P3" draw:layer="layout" svg:width="0.227cm" svg:height="0.25cm" draw:transform="rotate (1.5707963267949) translate (17.09cm 2.877cm)">
              <text:p/>
            </draw:rect>
          </draw:g>
          <draw:g>
            <draw:rect draw:style-name="gr69" draw:text-style-name="P3" draw:layer="layout" svg:width="0.454cm" svg:height="0.5cm" draw:transform="rotate (1.5707963267949) translate (17.531cm 2.877cm)">
              <text:p/>
            </draw:rect>
            <draw:rect draw:style-name="gr70" draw:text-style-name="P3" draw:layer="layout" svg:width="0.227cm" svg:height="0.25cm" draw:transform="rotate (1.5707963267949) translate (17.53cm 2.649cm)">
              <text:p/>
            </draw:rect>
            <draw:rect draw:style-name="gr71" draw:text-style-name="P3" draw:layer="layout" svg:width="0.227cm" svg:height="0.25cm" draw:transform="rotate (1.5707963267949) translate (17.781cm 2.877cm)">
              <text:p/>
            </draw:rect>
          </draw:g>
          <draw:g>
            <draw:rect draw:style-name="gr72" draw:text-style-name="P3" draw:layer="layout" svg:width="0.454cm" svg:height="0.5cm" draw:transform="rotate (1.5707963267949) translate (18.22cm 2.875cm)">
              <text:p/>
            </draw:rect>
            <draw:rect draw:style-name="gr73" draw:text-style-name="P3" draw:layer="layout" svg:width="0.227cm" svg:height="0.25cm" draw:transform="rotate (1.5707963267949) translate (18.221cm 2.65cm)">
              <text:p/>
            </draw:rect>
            <draw:rect draw:style-name="gr74" draw:text-style-name="P3" draw:layer="layout" svg:width="0.227cm" svg:height="0.25cm" draw:transform="rotate (1.5707963267949) translate (18.469cm 2.876cm)">
              <text:p/>
            </draw:rect>
          </draw:g>
          <draw:g>
            <draw:rect draw:style-name="gr75" draw:text-style-name="P3" draw:layer="layout" svg:width="0.454cm" svg:height="0.5cm" draw:transform="rotate (1.5707963267949) translate (18.91cm 2.877cm)">
              <text:p/>
            </draw:rect>
            <draw:rect draw:style-name="gr76" draw:text-style-name="P3" draw:layer="layout" svg:width="0.227cm" svg:height="0.25cm" draw:transform="rotate (1.5707963267949) translate (18.909cm 2.65cm)">
              <text:p/>
            </draw:rect>
            <draw:rect draw:style-name="gr77" draw:text-style-name="P3" draw:layer="layout" svg:width="0.227cm" svg:height="0.25cm" draw:transform="rotate (1.5707963267949) translate (19.161cm 2.876cm)">
              <text:p/>
            </draw:rect>
          </draw:g>
          <draw:g>
            <draw:rect draw:style-name="gr78" draw:text-style-name="P3" draw:layer="layout" svg:width="0.454cm" svg:height="0.5cm" draw:transform="rotate (1.5707963267949) translate (19.6cm 2.876cm)">
              <text:p/>
            </draw:rect>
            <draw:rect draw:style-name="gr79" draw:text-style-name="P3" draw:layer="layout" svg:width="0.227cm" svg:height="0.25cm" draw:transform="rotate (1.5707963267949) translate (19.601cm 2.65cm)">
              <text:p/>
            </draw:rect>
            <draw:rect draw:style-name="gr80" draw:text-style-name="P3" draw:layer="layout" svg:width="0.227cm" svg:height="0.25cm" draw:transform="rotate (1.5707963267949) translate (19.85cm 2.877cm)">
              <text:p/>
            </draw:rect>
          </draw:g>
          <draw:g>
            <draw:rect draw:style-name="gr81" draw:text-style-name="P3" draw:layer="layout" svg:width="0.454cm" svg:height="0.5cm" draw:transform="rotate (1.5707963267949) translate (20.289cm 2.878cm)">
              <text:p/>
            </draw:rect>
            <draw:rect draw:style-name="gr82" draw:text-style-name="P3" draw:layer="layout" svg:width="0.227cm" svg:height="0.25cm" draw:transform="rotate (1.5707963267949) translate (20.29cm 2.65cm)">
              <text:p/>
            </draw:rect>
            <draw:rect draw:style-name="gr83" draw:text-style-name="P3" draw:layer="layout" svg:width="0.227cm" svg:height="0.25cm" draw:transform="rotate (1.5707963267949) translate (20.541cm 2.876cm)">
              <text:p/>
            </draw:rect>
          </draw:g>
          <draw:g>
            <draw:rect draw:style-name="gr84" draw:text-style-name="P3" draw:layer="layout" svg:width="0.454cm" svg:height="0.5cm" draw:transform="rotate (1.5707963267949) translate (20.98cm 2.878cm)">
              <text:p/>
            </draw:rect>
            <draw:rect draw:style-name="gr85" draw:text-style-name="P3" draw:layer="layout" svg:width="0.227cm" svg:height="0.25cm" draw:transform="rotate (1.5707963267949) translate (20.981cm 2.65cm)">
              <text:p/>
            </draw:rect>
            <draw:rect draw:style-name="gr86" draw:text-style-name="P3" draw:layer="layout" svg:width="0.227cm" svg:height="0.25cm" draw:transform="rotate (1.5707963267949) translate (21.23cm 2.877cm)">
              <text:p/>
            </draw:rect>
          </draw:g>
        </draw:g>
        <draw:g>
          <draw:rect draw:style-name="gr87" draw:text-style-name="P2" draw:layer="layout" svg:width="19.52cm" svg:height="1cm" svg:x="2.15cm" svg:y="3.25cm">
            <text:p/>
          </draw:rect>
          <draw:g>
            <draw:rect draw:style-name="gr88" draw:text-style-name="P3" draw:layer="layout" svg:width="0.454cm" svg:height="0.5cm" draw:transform="rotate (1.5707963267949) translate (2.351cm 3.976cm)">
              <text:p/>
            </draw:rect>
            <draw:rect draw:style-name="gr89" draw:text-style-name="P3" draw:layer="layout" svg:width="0.227cm" svg:height="0.25cm" draw:transform="rotate (1.5707963267949) translate (2.351cm 3.751cm)">
              <text:p/>
            </draw:rect>
            <draw:rect draw:style-name="gr90" draw:text-style-name="P3" draw:layer="layout" svg:width="0.227cm" svg:height="0.25cm" draw:transform="rotate (1.5707963267949) translate (2.601cm 3.978cm)">
              <text:p/>
            </draw:rect>
          </draw:g>
          <draw:g>
            <draw:rect draw:style-name="gr91" draw:text-style-name="P3" draw:layer="layout" svg:width="0.454cm" svg:height="0.5cm" draw:transform="rotate (1.5707963267949) translate (3.04cm 3.976cm)">
              <text:p/>
            </draw:rect>
            <draw:rect draw:style-name="gr92" draw:text-style-name="P3" draw:layer="layout" svg:width="0.227cm" svg:height="0.25cm" draw:transform="rotate (1.5707963267949) translate (3.041cm 3.751cm)">
              <text:p/>
            </draw:rect>
            <draw:rect draw:style-name="gr93" draw:text-style-name="P3" draw:layer="layout" svg:width="0.227cm" svg:height="0.25cm" draw:transform="rotate (1.5707963267949) translate (3.291cm 3.977cm)">
              <text:p/>
            </draw:rect>
          </draw:g>
          <draw:g>
            <draw:rect draw:style-name="gr94" draw:text-style-name="P3" draw:layer="layout" svg:width="0.454cm" svg:height="0.5cm" draw:transform="rotate (1.5707963267949) translate (3.731cm 3.976cm)">
              <text:p/>
            </draw:rect>
            <draw:rect draw:style-name="gr95" draw:text-style-name="P3" draw:layer="layout" svg:width="0.227cm" svg:height="0.25cm" draw:transform="rotate (1.5707963267949) translate (3.73cm 3.751cm)">
              <text:p/>
            </draw:rect>
            <draw:rect draw:style-name="gr96" draw:text-style-name="P3" draw:layer="layout" svg:width="0.227cm" svg:height="0.25cm" draw:transform="rotate (1.5707963267949) translate (3.98cm 3.977cm)">
              <text:p/>
            </draw:rect>
          </draw:g>
          <draw:g>
            <draw:rect draw:style-name="gr97" draw:text-style-name="P3" draw:layer="layout" svg:width="0.454cm" svg:height="0.5cm" draw:transform="rotate (1.5707963267949) translate (4.421cm 3.978cm)">
              <text:p/>
            </draw:rect>
            <draw:rect draw:style-name="gr98" draw:text-style-name="P3" draw:layer="layout" svg:width="0.227cm" svg:height="0.25cm" draw:transform="rotate (1.5707963267949) translate (4.419cm 3.749cm)">
              <text:p/>
            </draw:rect>
            <draw:rect draw:style-name="gr99" draw:text-style-name="P3" draw:layer="layout" svg:width="0.227cm" svg:height="0.25cm" draw:transform="rotate (1.5707963267949) translate (4.67cm 3.976cm)">
              <text:p/>
            </draw:rect>
          </draw:g>
          <draw:g>
            <draw:rect draw:style-name="gr100" draw:text-style-name="P3" draw:layer="layout" svg:width="0.454cm" svg:height="0.5cm" draw:transform="rotate (1.5707963267949) translate (5.111cm 3.977cm)">
              <text:p/>
            </draw:rect>
            <draw:rect draw:style-name="gr101" draw:text-style-name="P3" draw:layer="layout" svg:width="0.227cm" svg:height="0.25cm" draw:transform="rotate (1.5707963267949) translate (5.109cm 3.75cm)">
              <text:p/>
            </draw:rect>
            <draw:rect draw:style-name="gr102" draw:text-style-name="P3" draw:layer="layout" svg:width="0.227cm" svg:height="0.25cm" draw:transform="rotate (1.5707963267949) translate (5.36cm 3.977cm)">
              <text:p/>
            </draw:rect>
          </draw:g>
          <draw:g>
            <draw:rect draw:style-name="gr103" draw:text-style-name="P3" draw:layer="layout" svg:width="0.454cm" svg:height="0.5cm" draw:transform="rotate (1.5707963267949) translate (5.8cm 3.977cm)">
              <text:p/>
            </draw:rect>
            <draw:rect draw:style-name="gr104" draw:text-style-name="P3" draw:layer="layout" svg:width="0.227cm" svg:height="0.25cm" draw:transform="rotate (1.5707963267949) translate (5.799cm 3.75cm)">
              <text:p/>
            </draw:rect>
            <draw:rect draw:style-name="gr105" draw:text-style-name="P3" draw:layer="layout" svg:width="0.227cm" svg:height="0.25cm" draw:transform="rotate (1.5707963267949) translate (6.05cm 3.977cm)">
              <text:p/>
            </draw:rect>
          </draw:g>
          <draw:g>
            <draw:rect draw:style-name="gr106" draw:text-style-name="P3" draw:layer="layout" svg:width="0.454cm" svg:height="0.5cm" draw:transform="rotate (1.5707963267949) translate (6.491cm 3.977cm)">
              <text:p/>
            </draw:rect>
            <draw:rect draw:style-name="gr107" draw:text-style-name="P3" draw:layer="layout" svg:width="0.227cm" svg:height="0.25cm" draw:transform="rotate (1.5707963267949) translate (6.49cm 3.751cm)">
              <text:p/>
            </draw:rect>
            <draw:rect draw:style-name="gr108" draw:text-style-name="P3" draw:layer="layout" svg:width="0.227cm" svg:height="0.25cm" draw:transform="rotate (1.5707963267949) translate (6.74cm 3.978cm)">
              <text:p/>
            </draw:rect>
          </draw:g>
          <draw:g>
            <draw:rect draw:style-name="gr109" draw:text-style-name="P3" draw:layer="layout" svg:width="0.454cm" svg:height="0.5cm" draw:transform="rotate (1.5707963267949) translate (7.18cm 3.977cm)">
              <text:p/>
            </draw:rect>
            <draw:rect draw:style-name="gr110" draw:text-style-name="P3" draw:layer="layout" svg:width="0.227cm" svg:height="0.25cm" draw:transform="rotate (1.5707963267949) translate (7.18cm 3.75cm)">
              <text:p/>
            </draw:rect>
            <draw:rect draw:style-name="gr111" draw:text-style-name="P3" draw:layer="layout" svg:width="0.227cm" svg:height="0.25cm" draw:transform="rotate (1.5707963267949) translate (7.429cm 3.977cm)">
              <text:p/>
            </draw:rect>
          </draw:g>
          <draw:g>
            <draw:rect draw:style-name="gr112" draw:text-style-name="P3" draw:layer="layout" svg:width="0.454cm" svg:height="0.5cm" draw:transform="rotate (1.5707963267949) translate (7.872cm 3.977cm)">
              <text:p/>
            </draw:rect>
            <draw:rect draw:style-name="gr113" draw:text-style-name="P3" draw:layer="layout" svg:width="0.227cm" svg:height="0.25cm" draw:transform="rotate (1.5707963267949) translate (7.869cm 3.749cm)">
              <text:p/>
            </draw:rect>
            <draw:rect draw:style-name="gr114" draw:text-style-name="P3" draw:layer="layout" svg:width="0.227cm" svg:height="0.25cm" draw:transform="rotate (1.5707963267949) translate (8.119cm 3.977cm)">
              <text:p/>
            </draw:rect>
          </draw:g>
          <draw:g>
            <draw:rect draw:style-name="gr115" draw:text-style-name="P3" draw:layer="layout" svg:width="0.454cm" svg:height="0.5cm" draw:transform="rotate (1.5707963267949) translate (8.56cm 3.978cm)">
              <text:p/>
            </draw:rect>
            <draw:rect draw:style-name="gr116" draw:text-style-name="P3" draw:layer="layout" svg:width="0.227cm" svg:height="0.25cm" draw:transform="rotate (1.5707963267949) translate (8.559cm 3.75cm)">
              <text:p/>
            </draw:rect>
            <draw:rect draw:style-name="gr117" draw:text-style-name="P3" draw:layer="layout" svg:width="0.227cm" svg:height="0.25cm" draw:transform="rotate (1.5707963267949) translate (8.81cm 3.977cm)">
              <text:p/>
            </draw:rect>
          </draw:g>
          <draw:g>
            <draw:rect draw:style-name="gr118" draw:text-style-name="P3" draw:layer="layout" svg:width="0.454cm" svg:height="0.5cm" draw:transform="rotate (1.5707963267949) translate (9.251cm 3.976cm)">
              <text:p/>
            </draw:rect>
            <draw:rect draw:style-name="gr119" draw:text-style-name="P3" draw:layer="layout" svg:width="0.227cm" svg:height="0.25cm" draw:transform="rotate (1.5707963267949) translate (9.249cm 3.749cm)">
              <text:p/>
            </draw:rect>
            <draw:rect draw:style-name="gr120" draw:text-style-name="P3" draw:layer="layout" svg:width="0.227cm" svg:height="0.25cm" draw:transform="rotate (1.5707963267949) translate (9.5cm 3.976cm)">
              <text:p/>
            </draw:rect>
          </draw:g>
          <draw:g>
            <draw:rect draw:style-name="gr121" draw:text-style-name="P3" draw:layer="layout" svg:width="0.454cm" svg:height="0.5cm" draw:transform="rotate (1.5707963267949) translate (9.94cm 3.977cm)">
              <text:p/>
            </draw:rect>
            <draw:rect draw:style-name="gr122" draw:text-style-name="P3" draw:layer="layout" svg:width="0.227cm" svg:height="0.25cm" draw:transform="rotate (1.5707963267949) translate (9.94cm 3.75cm)">
              <text:p/>
            </draw:rect>
            <draw:rect draw:style-name="gr123" draw:text-style-name="P3" draw:layer="layout" svg:width="0.227cm" svg:height="0.25cm" draw:transform="rotate (1.5707963267949) translate (10.19cm 3.977cm)">
              <text:p/>
            </draw:rect>
          </draw:g>
          <draw:g>
            <draw:rect draw:style-name="gr124" draw:text-style-name="P3" draw:layer="layout" svg:width="0.454cm" svg:height="0.5cm" draw:transform="rotate (1.5707963267949) translate (10.631cm 3.977cm)">
              <text:p/>
            </draw:rect>
            <draw:rect draw:style-name="gr125" draw:text-style-name="P3" draw:layer="layout" svg:width="0.227cm" svg:height="0.25cm" draw:transform="rotate (1.5707963267949) translate (10.63cm 3.749cm)">
              <text:p/>
            </draw:rect>
            <draw:rect draw:style-name="gr126" draw:text-style-name="P3" draw:layer="layout" svg:width="0.227cm" svg:height="0.25cm" draw:transform="rotate (1.5707963267949) translate (10.879cm 3.976cm)">
              <text:p/>
            </draw:rect>
          </draw:g>
          <draw:g>
            <draw:rect draw:style-name="gr127" draw:text-style-name="P3" draw:layer="layout" svg:width="0.454cm" svg:height="0.5cm" draw:transform="rotate (1.5707963267949) translate (11.321cm 3.977cm)">
              <text:p/>
            </draw:rect>
            <draw:rect draw:style-name="gr128" draw:text-style-name="P3" draw:layer="layout" svg:width="0.227cm" svg:height="0.25cm" draw:transform="rotate (1.5707963267949) translate (11.319cm 3.751cm)">
              <text:p/>
            </draw:rect>
            <draw:rect draw:style-name="gr129" draw:text-style-name="P3" draw:layer="layout" svg:width="0.227cm" svg:height="0.25cm" draw:transform="rotate (1.5707963267949) translate (11.569cm 3.977cm)">
              <text:p/>
            </draw:rect>
          </draw:g>
          <draw:g>
            <draw:rect draw:style-name="gr130" draw:text-style-name="P3" draw:layer="layout" svg:width="0.454cm" svg:height="0.5cm" draw:transform="rotate (1.5707963267949) translate (12.011cm 3.977cm)">
              <text:p/>
            </draw:rect>
            <draw:rect draw:style-name="gr131" draw:text-style-name="P3" draw:layer="layout" svg:width="0.227cm" svg:height="0.25cm" draw:transform="rotate (1.5707963267949) translate (12.009cm 3.751cm)">
              <text:p/>
            </draw:rect>
            <draw:rect draw:style-name="gr132" draw:text-style-name="P3" draw:layer="layout" svg:width="0.227cm" svg:height="0.25cm" draw:transform="rotate (1.5707963267949) translate (12.26cm 3.977cm)">
              <text:p/>
            </draw:rect>
          </draw:g>
          <draw:g>
            <draw:rect draw:style-name="gr133" draw:text-style-name="P3" draw:layer="layout" svg:width="0.454cm" svg:height="0.5cm" draw:transform="rotate (1.5707963267949) translate (12.7cm 3.977cm)">
              <text:p/>
            </draw:rect>
            <draw:rect draw:style-name="gr134" draw:text-style-name="P3" draw:layer="layout" svg:width="0.227cm" svg:height="0.25cm" draw:transform="rotate (1.5707963267949) translate (12.7cm 3.751cm)">
              <text:p/>
            </draw:rect>
            <draw:rect draw:style-name="gr135" draw:text-style-name="P3" draw:layer="layout" svg:width="0.227cm" svg:height="0.25cm" draw:transform="rotate (1.5707963267949) translate (12.95cm 3.978cm)">
              <text:p/>
            </draw:rect>
          </draw:g>
          <draw:g>
            <draw:rect draw:style-name="gr136" draw:text-style-name="P3" draw:layer="layout" svg:width="0.454cm" svg:height="0.5cm" draw:transform="rotate (1.5707963267949) translate (13.391cm 3.977cm)">
              <text:p/>
            </draw:rect>
            <draw:rect draw:style-name="gr137" draw:text-style-name="P3" draw:layer="layout" svg:width="0.227cm" svg:height="0.25cm" draw:transform="rotate (1.5707963267949) translate (13.39cm 3.751cm)">
              <text:p/>
            </draw:rect>
            <draw:rect draw:style-name="gr138" draw:text-style-name="P3" draw:layer="layout" svg:width="0.227cm" svg:height="0.25cm" draw:transform="rotate (1.5707963267949) translate (13.64cm 3.977cm)">
              <text:p/>
            </draw:rect>
          </draw:g>
          <draw:g>
            <draw:rect draw:style-name="gr139" draw:text-style-name="P3" draw:layer="layout" svg:width="0.454cm" svg:height="0.5cm" draw:transform="rotate (1.5707963267949) translate (14.08cm 3.977cm)">
              <text:p/>
            </draw:rect>
            <draw:rect draw:style-name="gr140" draw:text-style-name="P3" draw:layer="layout" svg:width="0.227cm" svg:height="0.25cm" draw:transform="rotate (1.5707963267949) translate (14.08cm 3.75cm)">
              <text:p/>
            </draw:rect>
            <draw:rect draw:style-name="gr141" draw:text-style-name="P3" draw:layer="layout" svg:width="0.227cm" svg:height="0.25cm" draw:transform="rotate (1.5707963267949) translate (14.329cm 3.976cm)">
              <text:p/>
            </draw:rect>
          </draw:g>
          <draw:g>
            <draw:rect draw:style-name="gr142" draw:text-style-name="P3" draw:layer="layout" svg:width="0.454cm" svg:height="0.5cm" draw:transform="rotate (1.5707963267949) translate (14.772cm 3.978cm)">
              <text:p/>
            </draw:rect>
            <draw:rect draw:style-name="gr143" draw:text-style-name="P3" draw:layer="layout" svg:width="0.227cm" svg:height="0.25cm" draw:transform="rotate (1.5707963267949) translate (14.77cm 3.75cm)">
              <text:p/>
            </draw:rect>
            <draw:rect draw:style-name="gr144" draw:text-style-name="P3" draw:layer="layout" svg:width="0.227cm" svg:height="0.25cm" draw:transform="rotate (1.5707963267949) translate (15.019cm 3.976cm)">
              <text:p/>
            </draw:rect>
          </draw:g>
          <draw:g>
            <draw:rect draw:style-name="gr145" draw:text-style-name="P3" draw:layer="layout" svg:width="0.454cm" svg:height="0.5cm" draw:transform="rotate (1.5707963267949) translate (15.46cm 3.976cm)">
              <text:p/>
            </draw:rect>
            <draw:rect draw:style-name="gr146" draw:text-style-name="P3" draw:layer="layout" svg:width="0.227cm" svg:height="0.25cm" draw:transform="rotate (1.5707963267949) translate (15.459cm 3.75cm)">
              <text:p/>
            </draw:rect>
            <draw:rect draw:style-name="gr147" draw:text-style-name="P3" draw:layer="layout" svg:width="0.227cm" svg:height="0.25cm" draw:transform="rotate (1.5707963267949) translate (15.71cm 3.977cm)">
              <text:p/>
            </draw:rect>
          </draw:g>
          <draw:g>
            <draw:rect draw:style-name="gr148" draw:text-style-name="P3" draw:layer="layout" svg:width="0.454cm" svg:height="0.5cm" draw:transform="rotate (1.5707963267949) translate (16.151cm 3.977cm)">
              <text:p/>
            </draw:rect>
            <draw:rect draw:style-name="gr149" draw:text-style-name="P3" draw:layer="layout" svg:width="0.227cm" svg:height="0.25cm" draw:transform="rotate (1.5707963267949) translate (16.15cm 3.751cm)">
              <text:p/>
            </draw:rect>
            <draw:rect draw:style-name="gr150" draw:text-style-name="P3" draw:layer="layout" svg:width="0.227cm" svg:height="0.25cm" draw:transform="rotate (1.5707963267949) translate (16.4cm 3.977cm)">
              <text:p/>
            </draw:rect>
          </draw:g>
          <draw:g>
            <draw:rect draw:style-name="gr151" draw:text-style-name="P3" draw:layer="layout" svg:width="0.454cm" svg:height="0.5cm" draw:transform="rotate (1.5707963267949) translate (16.84cm 3.977cm)">
              <text:p/>
            </draw:rect>
            <draw:rect draw:style-name="gr152" draw:text-style-name="P3" draw:layer="layout" svg:width="0.227cm" svg:height="0.25cm" draw:transform="rotate (1.5707963267949) translate (16.84cm 3.749cm)">
              <text:p/>
            </draw:rect>
            <draw:rect draw:style-name="gr153" draw:text-style-name="P3" draw:layer="layout" svg:width="0.227cm" svg:height="0.25cm" draw:transform="rotate (1.5707963267949) translate (17.09cm 3.977cm)">
              <text:p/>
            </draw:rect>
          </draw:g>
          <draw:g>
            <draw:rect draw:style-name="gr154" draw:text-style-name="P3" draw:layer="layout" svg:width="0.454cm" svg:height="0.5cm" draw:transform="rotate (1.5707963267949) translate (17.531cm 3.977cm)">
              <text:p/>
            </draw:rect>
            <draw:rect draw:style-name="gr155" draw:text-style-name="P3" draw:layer="layout" svg:width="0.227cm" svg:height="0.25cm" draw:transform="rotate (1.5707963267949) translate (17.53cm 3.749cm)">
              <text:p/>
            </draw:rect>
            <draw:rect draw:style-name="gr156" draw:text-style-name="P3" draw:layer="layout" svg:width="0.227cm" svg:height="0.25cm" draw:transform="rotate (1.5707963267949) translate (17.781cm 3.977cm)">
              <text:p/>
            </draw:rect>
          </draw:g>
          <draw:g>
            <draw:rect draw:style-name="gr157" draw:text-style-name="P3" draw:layer="layout" svg:width="0.454cm" svg:height="0.5cm" draw:transform="rotate (1.5707963267949) translate (18.22cm 3.975cm)">
              <text:p/>
            </draw:rect>
            <draw:rect draw:style-name="gr158" draw:text-style-name="P3" draw:layer="layout" svg:width="0.227cm" svg:height="0.25cm" draw:transform="rotate (1.5707963267949) translate (18.221cm 3.75cm)">
              <text:p/>
            </draw:rect>
            <draw:rect draw:style-name="gr159" draw:text-style-name="P3" draw:layer="layout" svg:width="0.227cm" svg:height="0.25cm" draw:transform="rotate (1.5707963267949) translate (18.469cm 3.976cm)">
              <text:p/>
            </draw:rect>
          </draw:g>
          <draw:g>
            <draw:rect draw:style-name="gr160" draw:text-style-name="P3" draw:layer="layout" svg:width="0.454cm" svg:height="0.5cm" draw:transform="rotate (1.5707963267949) translate (18.91cm 3.977cm)">
              <text:p/>
            </draw:rect>
            <draw:rect draw:style-name="gr161" draw:text-style-name="P3" draw:layer="layout" svg:width="0.227cm" svg:height="0.25cm" draw:transform="rotate (1.5707963267949) translate (18.909cm 3.75cm)">
              <text:p/>
            </draw:rect>
            <draw:rect draw:style-name="gr162" draw:text-style-name="P3" draw:layer="layout" svg:width="0.227cm" svg:height="0.25cm" draw:transform="rotate (1.5707963267949) translate (19.161cm 3.976cm)">
              <text:p/>
            </draw:rect>
          </draw:g>
          <draw:g>
            <draw:rect draw:style-name="gr163" draw:text-style-name="P3" draw:layer="layout" svg:width="0.454cm" svg:height="0.5cm" draw:transform="rotate (1.5707963267949) translate (19.6cm 3.976cm)">
              <text:p/>
            </draw:rect>
            <draw:rect draw:style-name="gr164" draw:text-style-name="P3" draw:layer="layout" svg:width="0.227cm" svg:height="0.25cm" draw:transform="rotate (1.5707963267949) translate (19.601cm 3.75cm)">
              <text:p/>
            </draw:rect>
            <draw:rect draw:style-name="gr165" draw:text-style-name="P3" draw:layer="layout" svg:width="0.227cm" svg:height="0.25cm" draw:transform="rotate (1.5707963267949) translate (19.85cm 3.977cm)">
              <text:p/>
            </draw:rect>
          </draw:g>
          <draw:g>
            <draw:rect draw:style-name="gr166" draw:text-style-name="P3" draw:layer="layout" svg:width="0.454cm" svg:height="0.5cm" draw:transform="rotate (1.5707963267949) translate (20.289cm 3.978cm)">
              <text:p/>
            </draw:rect>
            <draw:rect draw:style-name="gr167" draw:text-style-name="P3" draw:layer="layout" svg:width="0.227cm" svg:height="0.25cm" draw:transform="rotate (1.5707963267949) translate (20.29cm 3.75cm)">
              <text:p/>
            </draw:rect>
            <draw:rect draw:style-name="gr168" draw:text-style-name="P3" draw:layer="layout" svg:width="0.227cm" svg:height="0.25cm" draw:transform="rotate (1.5707963267949) translate (20.541cm 3.976cm)">
              <text:p/>
            </draw:rect>
          </draw:g>
          <draw:g>
            <draw:rect draw:style-name="gr169" draw:text-style-name="P3" draw:layer="layout" svg:width="0.454cm" svg:height="0.5cm" draw:transform="rotate (1.5707963267949) translate (20.98cm 3.978cm)">
              <text:p/>
            </draw:rect>
            <draw:rect draw:style-name="gr170" draw:text-style-name="P3" draw:layer="layout" svg:width="0.227cm" svg:height="0.25cm" draw:transform="rotate (1.5707963267949) translate (20.981cm 3.75cm)">
              <text:p/>
            </draw:rect>
            <draw:rect draw:style-name="gr171" draw:text-style-name="P3" draw:layer="layout" svg:width="0.227cm" svg:height="0.25cm" draw:transform="rotate (1.5707963267949) translate (21.23cm 3.977cm)">
              <text:p/>
            </draw:rect>
          </draw:g>
        </draw:g>
        <draw:g>
          <draw:rect draw:style-name="gr172" draw:text-style-name="P2" draw:layer="layout" svg:width="19.52cm" svg:height="1cm" svg:x="2.15cm" svg:y="4.35cm">
            <text:p/>
          </draw:rect>
          <draw:g>
            <draw:rect draw:style-name="gr173" draw:text-style-name="P3" draw:layer="layout" svg:width="0.454cm" svg:height="0.5cm" draw:transform="rotate (1.5707963267949) translate (2.351cm 5.076cm)">
              <text:p/>
            </draw:rect>
            <draw:rect draw:style-name="gr174" draw:text-style-name="P3" draw:layer="layout" svg:width="0.227cm" svg:height="0.25cm" draw:transform="rotate (1.5707963267949) translate (2.351cm 4.851cm)">
              <text:p/>
            </draw:rect>
            <draw:rect draw:style-name="gr175" draw:text-style-name="P3" draw:layer="layout" svg:width="0.227cm" svg:height="0.25cm" draw:transform="rotate (1.5707963267949) translate (2.601cm 5.078cm)">
              <text:p/>
            </draw:rect>
          </draw:g>
          <draw:g>
            <draw:rect draw:style-name="gr176" draw:text-style-name="P3" draw:layer="layout" svg:width="0.454cm" svg:height="0.5cm" draw:transform="rotate (1.5707963267949) translate (3.04cm 5.076cm)">
              <text:p/>
            </draw:rect>
            <draw:rect draw:style-name="gr177" draw:text-style-name="P3" draw:layer="layout" svg:width="0.227cm" svg:height="0.25cm" draw:transform="rotate (1.5707963267949) translate (3.041cm 4.851cm)">
              <text:p/>
            </draw:rect>
            <draw:rect draw:style-name="gr178" draw:text-style-name="P3" draw:layer="layout" svg:width="0.227cm" svg:height="0.25cm" draw:transform="rotate (1.5707963267949) translate (3.291cm 5.077cm)">
              <text:p/>
            </draw:rect>
          </draw:g>
          <draw:g>
            <draw:rect draw:style-name="gr179" draw:text-style-name="P3" draw:layer="layout" svg:width="0.454cm" svg:height="0.5cm" draw:transform="rotate (1.5707963267949) translate (3.731cm 5.076cm)">
              <text:p/>
            </draw:rect>
            <draw:rect draw:style-name="gr180" draw:text-style-name="P3" draw:layer="layout" svg:width="0.227cm" svg:height="0.25cm" draw:transform="rotate (1.5707963267949) translate (3.73cm 4.851cm)">
              <text:p/>
            </draw:rect>
            <draw:rect draw:style-name="gr181" draw:text-style-name="P3" draw:layer="layout" svg:width="0.227cm" svg:height="0.25cm" draw:transform="rotate (1.5707963267949) translate (3.98cm 5.077cm)">
              <text:p/>
            </draw:rect>
          </draw:g>
          <draw:g>
            <draw:rect draw:style-name="gr182" draw:text-style-name="P3" draw:layer="layout" svg:width="0.454cm" svg:height="0.5cm" draw:transform="rotate (1.5707963267949) translate (4.421cm 5.078cm)">
              <text:p/>
            </draw:rect>
            <draw:rect draw:style-name="gr183" draw:text-style-name="P3" draw:layer="layout" svg:width="0.227cm" svg:height="0.25cm" draw:transform="rotate (1.5707963267949) translate (4.419cm 4.849cm)">
              <text:p/>
            </draw:rect>
            <draw:rect draw:style-name="gr184" draw:text-style-name="P3" draw:layer="layout" svg:width="0.227cm" svg:height="0.25cm" draw:transform="rotate (1.5707963267949) translate (4.67cm 5.076cm)">
              <text:p/>
            </draw:rect>
          </draw:g>
          <draw:g>
            <draw:rect draw:style-name="gr185" draw:text-style-name="P3" draw:layer="layout" svg:width="0.454cm" svg:height="0.5cm" draw:transform="rotate (1.5707963267949) translate (5.111cm 5.077cm)">
              <text:p/>
            </draw:rect>
            <draw:rect draw:style-name="gr186" draw:text-style-name="P3" draw:layer="layout" svg:width="0.227cm" svg:height="0.25cm" draw:transform="rotate (1.5707963267949) translate (5.109cm 4.85cm)">
              <text:p/>
            </draw:rect>
            <draw:rect draw:style-name="gr187" draw:text-style-name="P3" draw:layer="layout" svg:width="0.227cm" svg:height="0.25cm" draw:transform="rotate (1.5707963267949) translate (5.36cm 5.077cm)">
              <text:p/>
            </draw:rect>
          </draw:g>
          <draw:g>
            <draw:rect draw:style-name="gr188" draw:text-style-name="P3" draw:layer="layout" svg:width="0.454cm" svg:height="0.5cm" draw:transform="rotate (1.5707963267949) translate (5.8cm 5.077cm)">
              <text:p/>
            </draw:rect>
            <draw:rect draw:style-name="gr189" draw:text-style-name="P3" draw:layer="layout" svg:width="0.227cm" svg:height="0.25cm" draw:transform="rotate (1.5707963267949) translate (5.799cm 4.85cm)">
              <text:p/>
            </draw:rect>
            <draw:rect draw:style-name="gr190" draw:text-style-name="P3" draw:layer="layout" svg:width="0.227cm" svg:height="0.25cm" draw:transform="rotate (1.5707963267949) translate (6.05cm 5.077cm)">
              <text:p/>
            </draw:rect>
          </draw:g>
          <draw:g>
            <draw:rect draw:style-name="gr191" draw:text-style-name="P3" draw:layer="layout" svg:width="0.454cm" svg:height="0.5cm" draw:transform="rotate (1.5707963267949) translate (6.491cm 5.077cm)">
              <text:p/>
            </draw:rect>
            <draw:rect draw:style-name="gr192" draw:text-style-name="P3" draw:layer="layout" svg:width="0.227cm" svg:height="0.25cm" draw:transform="rotate (1.5707963267949) translate (6.49cm 4.851cm)">
              <text:p/>
            </draw:rect>
            <draw:rect draw:style-name="gr193" draw:text-style-name="P3" draw:layer="layout" svg:width="0.227cm" svg:height="0.25cm" draw:transform="rotate (1.5707963267949) translate (6.74cm 5.078cm)">
              <text:p/>
            </draw:rect>
          </draw:g>
          <draw:g>
            <draw:rect draw:style-name="gr194" draw:text-style-name="P3" draw:layer="layout" svg:width="0.454cm" svg:height="0.5cm" draw:transform="rotate (1.5707963267949) translate (7.18cm 5.077cm)">
              <text:p/>
            </draw:rect>
            <draw:rect draw:style-name="gr195" draw:text-style-name="P3" draw:layer="layout" svg:width="0.227cm" svg:height="0.25cm" draw:transform="rotate (1.5707963267949) translate (7.18cm 4.85cm)">
              <text:p/>
            </draw:rect>
            <draw:rect draw:style-name="gr196" draw:text-style-name="P3" draw:layer="layout" svg:width="0.227cm" svg:height="0.25cm" draw:transform="rotate (1.5707963267949) translate (7.429cm 5.077cm)">
              <text:p/>
            </draw:rect>
          </draw:g>
          <draw:g>
            <draw:rect draw:style-name="gr197" draw:text-style-name="P3" draw:layer="layout" svg:width="0.454cm" svg:height="0.5cm" draw:transform="rotate (1.5707963267949) translate (7.872cm 5.077cm)">
              <text:p/>
            </draw:rect>
            <draw:rect draw:style-name="gr198" draw:text-style-name="P3" draw:layer="layout" svg:width="0.227cm" svg:height="0.25cm" draw:transform="rotate (1.5707963267949) translate (7.869cm 4.849cm)">
              <text:p/>
            </draw:rect>
            <draw:rect draw:style-name="gr199" draw:text-style-name="P3" draw:layer="layout" svg:width="0.227cm" svg:height="0.25cm" draw:transform="rotate (1.5707963267949) translate (8.119cm 5.077cm)">
              <text:p/>
            </draw:rect>
          </draw:g>
          <draw:g>
            <draw:rect draw:style-name="gr200" draw:text-style-name="P3" draw:layer="layout" svg:width="0.454cm" svg:height="0.5cm" draw:transform="rotate (1.5707963267949) translate (8.56cm 5.078cm)">
              <text:p/>
            </draw:rect>
            <draw:rect draw:style-name="gr201" draw:text-style-name="P3" draw:layer="layout" svg:width="0.227cm" svg:height="0.25cm" draw:transform="rotate (1.5707963267949) translate (8.559cm 4.85cm)">
              <text:p/>
            </draw:rect>
            <draw:rect draw:style-name="gr202" draw:text-style-name="P3" draw:layer="layout" svg:width="0.227cm" svg:height="0.25cm" draw:transform="rotate (1.5707963267949) translate (8.81cm 5.077cm)">
              <text:p/>
            </draw:rect>
          </draw:g>
          <draw:g>
            <draw:rect draw:style-name="gr203" draw:text-style-name="P3" draw:layer="layout" svg:width="0.454cm" svg:height="0.5cm" draw:transform="rotate (1.5707963267949) translate (9.251cm 5.076cm)">
              <text:p/>
            </draw:rect>
            <draw:rect draw:style-name="gr204" draw:text-style-name="P3" draw:layer="layout" svg:width="0.227cm" svg:height="0.25cm" draw:transform="rotate (1.5707963267949) translate (9.249cm 4.849cm)">
              <text:p/>
            </draw:rect>
            <draw:rect draw:style-name="gr205" draw:text-style-name="P3" draw:layer="layout" svg:width="0.227cm" svg:height="0.25cm" draw:transform="rotate (1.5707963267949) translate (9.5cm 5.076cm)">
              <text:p/>
            </draw:rect>
          </draw:g>
          <draw:g>
            <draw:rect draw:style-name="gr206" draw:text-style-name="P3" draw:layer="layout" svg:width="0.454cm" svg:height="0.5cm" draw:transform="rotate (1.5707963267949) translate (9.94cm 5.077cm)">
              <text:p/>
            </draw:rect>
            <draw:rect draw:style-name="gr207" draw:text-style-name="P3" draw:layer="layout" svg:width="0.227cm" svg:height="0.25cm" draw:transform="rotate (1.5707963267949) translate (9.94cm 4.85cm)">
              <text:p/>
            </draw:rect>
            <draw:rect draw:style-name="gr208" draw:text-style-name="P3" draw:layer="layout" svg:width="0.227cm" svg:height="0.25cm" draw:transform="rotate (1.5707963267949) translate (10.19cm 5.077cm)">
              <text:p/>
            </draw:rect>
          </draw:g>
          <draw:g>
            <draw:rect draw:style-name="gr209" draw:text-style-name="P3" draw:layer="layout" svg:width="0.454cm" svg:height="0.5cm" draw:transform="rotate (1.5707963267949) translate (10.631cm 5.077cm)">
              <text:p/>
            </draw:rect>
            <draw:rect draw:style-name="gr210" draw:text-style-name="P3" draw:layer="layout" svg:width="0.227cm" svg:height="0.25cm" draw:transform="rotate (1.5707963267949) translate (10.63cm 4.849cm)">
              <text:p/>
            </draw:rect>
            <draw:rect draw:style-name="gr211" draw:text-style-name="P3" draw:layer="layout" svg:width="0.227cm" svg:height="0.25cm" draw:transform="rotate (1.5707963267949) translate (10.879cm 5.076cm)">
              <text:p/>
            </draw:rect>
          </draw:g>
          <draw:g>
            <draw:rect draw:style-name="gr212" draw:text-style-name="P3" draw:layer="layout" svg:width="0.454cm" svg:height="0.5cm" draw:transform="rotate (1.5707963267949) translate (11.321cm 5.077cm)">
              <text:p/>
            </draw:rect>
            <draw:rect draw:style-name="gr213" draw:text-style-name="P3" draw:layer="layout" svg:width="0.227cm" svg:height="0.25cm" draw:transform="rotate (1.5707963267949) translate (11.319cm 4.851cm)">
              <text:p/>
            </draw:rect>
            <draw:rect draw:style-name="gr214" draw:text-style-name="P3" draw:layer="layout" svg:width="0.227cm" svg:height="0.25cm" draw:transform="rotate (1.5707963267949) translate (11.569cm 5.077cm)">
              <text:p/>
            </draw:rect>
          </draw:g>
          <draw:g>
            <draw:rect draw:style-name="gr215" draw:text-style-name="P3" draw:layer="layout" svg:width="0.454cm" svg:height="0.5cm" draw:transform="rotate (1.5707963267949) translate (12.011cm 5.077cm)">
              <text:p/>
            </draw:rect>
            <draw:rect draw:style-name="gr216" draw:text-style-name="P3" draw:layer="layout" svg:width="0.227cm" svg:height="0.25cm" draw:transform="rotate (1.5707963267949) translate (12.009cm 4.851cm)">
              <text:p/>
            </draw:rect>
            <draw:rect draw:style-name="gr217" draw:text-style-name="P3" draw:layer="layout" svg:width="0.227cm" svg:height="0.25cm" draw:transform="rotate (1.5707963267949) translate (12.26cm 5.077cm)">
              <text:p/>
            </draw:rect>
          </draw:g>
          <draw:g>
            <draw:rect draw:style-name="gr218" draw:text-style-name="P3" draw:layer="layout" svg:width="0.454cm" svg:height="0.5cm" draw:transform="rotate (1.5707963267949) translate (12.7cm 5.077cm)">
              <text:p/>
            </draw:rect>
            <draw:rect draw:style-name="gr219" draw:text-style-name="P3" draw:layer="layout" svg:width="0.227cm" svg:height="0.25cm" draw:transform="rotate (1.5707963267949) translate (12.7cm 4.851cm)">
              <text:p/>
            </draw:rect>
            <draw:rect draw:style-name="gr220" draw:text-style-name="P3" draw:layer="layout" svg:width="0.227cm" svg:height="0.25cm" draw:transform="rotate (1.5707963267949) translate (12.95cm 5.078cm)">
              <text:p/>
            </draw:rect>
          </draw:g>
          <draw:g>
            <draw:rect draw:style-name="gr221" draw:text-style-name="P3" draw:layer="layout" svg:width="0.454cm" svg:height="0.5cm" draw:transform="rotate (1.5707963267949) translate (13.391cm 5.077cm)">
              <text:p/>
            </draw:rect>
            <draw:rect draw:style-name="gr222" draw:text-style-name="P3" draw:layer="layout" svg:width="0.227cm" svg:height="0.25cm" draw:transform="rotate (1.5707963267949) translate (13.39cm 4.851cm)">
              <text:p/>
            </draw:rect>
            <draw:rect draw:style-name="gr223" draw:text-style-name="P3" draw:layer="layout" svg:width="0.227cm" svg:height="0.25cm" draw:transform="rotate (1.5707963267949) translate (13.64cm 5.077cm)">
              <text:p/>
            </draw:rect>
          </draw:g>
          <draw:g>
            <draw:rect draw:style-name="gr224" draw:text-style-name="P3" draw:layer="layout" svg:width="0.454cm" svg:height="0.5cm" draw:transform="rotate (1.5707963267949) translate (14.08cm 5.077cm)">
              <text:p/>
            </draw:rect>
            <draw:rect draw:style-name="gr225" draw:text-style-name="P3" draw:layer="layout" svg:width="0.227cm" svg:height="0.25cm" draw:transform="rotate (1.5707963267949) translate (14.08cm 4.85cm)">
              <text:p/>
            </draw:rect>
            <draw:rect draw:style-name="gr226" draw:text-style-name="P3" draw:layer="layout" svg:width="0.227cm" svg:height="0.25cm" draw:transform="rotate (1.5707963267949) translate (14.329cm 5.076cm)">
              <text:p/>
            </draw:rect>
          </draw:g>
          <draw:g>
            <draw:rect draw:style-name="gr227" draw:text-style-name="P3" draw:layer="layout" svg:width="0.454cm" svg:height="0.5cm" draw:transform="rotate (1.5707963267949) translate (14.772cm 5.078cm)">
              <text:p/>
            </draw:rect>
            <draw:rect draw:style-name="gr228" draw:text-style-name="P3" draw:layer="layout" svg:width="0.227cm" svg:height="0.25cm" draw:transform="rotate (1.5707963267949) translate (14.77cm 4.85cm)">
              <text:p/>
            </draw:rect>
            <draw:rect draw:style-name="gr229" draw:text-style-name="P3" draw:layer="layout" svg:width="0.227cm" svg:height="0.25cm" draw:transform="rotate (1.5707963267949) translate (15.019cm 5.076cm)">
              <text:p/>
            </draw:rect>
          </draw:g>
          <draw:g>
            <draw:rect draw:style-name="gr230" draw:text-style-name="P3" draw:layer="layout" svg:width="0.454cm" svg:height="0.5cm" draw:transform="rotate (1.5707963267949) translate (15.46cm 5.076cm)">
              <text:p/>
            </draw:rect>
            <draw:rect draw:style-name="gr231" draw:text-style-name="P3" draw:layer="layout" svg:width="0.227cm" svg:height="0.25cm" draw:transform="rotate (1.5707963267949) translate (15.459cm 4.85cm)">
              <text:p/>
            </draw:rect>
            <draw:rect draw:style-name="gr232" draw:text-style-name="P3" draw:layer="layout" svg:width="0.227cm" svg:height="0.25cm" draw:transform="rotate (1.5707963267949) translate (15.71cm 5.077cm)">
              <text:p/>
            </draw:rect>
          </draw:g>
          <draw:g>
            <draw:rect draw:style-name="gr233" draw:text-style-name="P3" draw:layer="layout" svg:width="0.454cm" svg:height="0.5cm" draw:transform="rotate (1.5707963267949) translate (16.151cm 5.077cm)">
              <text:p/>
            </draw:rect>
            <draw:rect draw:style-name="gr234" draw:text-style-name="P3" draw:layer="layout" svg:width="0.227cm" svg:height="0.25cm" draw:transform="rotate (1.5707963267949) translate (16.15cm 4.851cm)">
              <text:p/>
            </draw:rect>
            <draw:rect draw:style-name="gr235" draw:text-style-name="P3" draw:layer="layout" svg:width="0.227cm" svg:height="0.25cm" draw:transform="rotate (1.5707963267949) translate (16.4cm 5.077cm)">
              <text:p/>
            </draw:rect>
          </draw:g>
          <draw:g>
            <draw:rect draw:style-name="gr236" draw:text-style-name="P3" draw:layer="layout" svg:width="0.454cm" svg:height="0.5cm" draw:transform="rotate (1.5707963267949) translate (16.84cm 5.077cm)">
              <text:p/>
            </draw:rect>
            <draw:rect draw:style-name="gr237" draw:text-style-name="P3" draw:layer="layout" svg:width="0.227cm" svg:height="0.25cm" draw:transform="rotate (1.5707963267949) translate (16.84cm 4.849cm)">
              <text:p/>
            </draw:rect>
            <draw:rect draw:style-name="gr238" draw:text-style-name="P3" draw:layer="layout" svg:width="0.227cm" svg:height="0.25cm" draw:transform="rotate (1.5707963267949) translate (17.09cm 5.077cm)">
              <text:p/>
            </draw:rect>
          </draw:g>
          <draw:g>
            <draw:rect draw:style-name="gr239" draw:text-style-name="P3" draw:layer="layout" svg:width="0.454cm" svg:height="0.5cm" draw:transform="rotate (1.5707963267949) translate (17.531cm 5.077cm)">
              <text:p/>
            </draw:rect>
            <draw:rect draw:style-name="gr240" draw:text-style-name="P3" draw:layer="layout" svg:width="0.227cm" svg:height="0.25cm" draw:transform="rotate (1.5707963267949) translate (17.53cm 4.849cm)">
              <text:p/>
            </draw:rect>
            <draw:rect draw:style-name="gr241" draw:text-style-name="P3" draw:layer="layout" svg:width="0.227cm" svg:height="0.25cm" draw:transform="rotate (1.5707963267949) translate (17.781cm 5.077cm)">
              <text:p/>
            </draw:rect>
          </draw:g>
          <draw:g>
            <draw:rect draw:style-name="gr242" draw:text-style-name="P3" draw:layer="layout" svg:width="0.454cm" svg:height="0.5cm" draw:transform="rotate (1.5707963267949) translate (18.22cm 5.075cm)">
              <text:p/>
            </draw:rect>
            <draw:rect draw:style-name="gr243" draw:text-style-name="P3" draw:layer="layout" svg:width="0.227cm" svg:height="0.25cm" draw:transform="rotate (1.5707963267949) translate (18.221cm 4.85cm)">
              <text:p/>
            </draw:rect>
            <draw:rect draw:style-name="gr244" draw:text-style-name="P3" draw:layer="layout" svg:width="0.227cm" svg:height="0.25cm" draw:transform="rotate (1.5707963267949) translate (18.469cm 5.076cm)">
              <text:p/>
            </draw:rect>
          </draw:g>
          <draw:g>
            <draw:rect draw:style-name="gr245" draw:text-style-name="P3" draw:layer="layout" svg:width="0.454cm" svg:height="0.5cm" draw:transform="rotate (1.5707963267949) translate (18.91cm 5.077cm)">
              <text:p/>
            </draw:rect>
            <draw:rect draw:style-name="gr246" draw:text-style-name="P3" draw:layer="layout" svg:width="0.227cm" svg:height="0.25cm" draw:transform="rotate (1.5707963267949) translate (18.909cm 4.85cm)">
              <text:p/>
            </draw:rect>
            <draw:rect draw:style-name="gr247" draw:text-style-name="P3" draw:layer="layout" svg:width="0.227cm" svg:height="0.25cm" draw:transform="rotate (1.5707963267949) translate (19.161cm 5.076cm)">
              <text:p/>
            </draw:rect>
          </draw:g>
          <draw:g>
            <draw:rect draw:style-name="gr248" draw:text-style-name="P3" draw:layer="layout" svg:width="0.454cm" svg:height="0.5cm" draw:transform="rotate (1.5707963267949) translate (19.6cm 5.076cm)">
              <text:p/>
            </draw:rect>
            <draw:rect draw:style-name="gr249" draw:text-style-name="P3" draw:layer="layout" svg:width="0.227cm" svg:height="0.25cm" draw:transform="rotate (1.5707963267949) translate (19.601cm 4.85cm)">
              <text:p/>
            </draw:rect>
            <draw:rect draw:style-name="gr250" draw:text-style-name="P3" draw:layer="layout" svg:width="0.227cm" svg:height="0.25cm" draw:transform="rotate (1.5707963267949) translate (19.85cm 5.077cm)">
              <text:p/>
            </draw:rect>
          </draw:g>
          <draw:g>
            <draw:rect draw:style-name="gr251" draw:text-style-name="P3" draw:layer="layout" svg:width="0.454cm" svg:height="0.5cm" draw:transform="rotate (1.5707963267949) translate (20.289cm 5.078cm)">
              <text:p/>
            </draw:rect>
            <draw:rect draw:style-name="gr252" draw:text-style-name="P3" draw:layer="layout" svg:width="0.227cm" svg:height="0.25cm" draw:transform="rotate (1.5707963267949) translate (20.29cm 4.85cm)">
              <text:p/>
            </draw:rect>
            <draw:rect draw:style-name="gr253" draw:text-style-name="P3" draw:layer="layout" svg:width="0.227cm" svg:height="0.25cm" draw:transform="rotate (1.5707963267949) translate (20.541cm 5.076cm)">
              <text:p/>
            </draw:rect>
          </draw:g>
          <draw:g>
            <draw:rect draw:style-name="gr254" draw:text-style-name="P3" draw:layer="layout" svg:width="0.454cm" svg:height="0.5cm" draw:transform="rotate (1.5707963267949) translate (20.98cm 5.078cm)">
              <text:p/>
            </draw:rect>
            <draw:rect draw:style-name="gr255" draw:text-style-name="P3" draw:layer="layout" svg:width="0.227cm" svg:height="0.25cm" draw:transform="rotate (1.5707963267949) translate (20.981cm 4.85cm)">
              <text:p/>
            </draw:rect>
            <draw:rect draw:style-name="gr256" draw:text-style-name="P3" draw:layer="layout" svg:width="0.227cm" svg:height="0.25cm" draw:transform="rotate (1.5707963267949) translate (21.23cm 5.077cm)">
              <text:p/>
            </draw:rect>
          </draw:g>
        </draw:g>
        <draw:g>
          <draw:rect draw:style-name="gr257" draw:text-style-name="P2" draw:layer="layout" svg:width="19.52cm" svg:height="1cm" svg:x="2.15cm" svg:y="5.45cm">
            <text:p/>
          </draw:rect>
          <draw:g>
            <draw:rect draw:style-name="gr258" draw:text-style-name="P3" draw:layer="layout" svg:width="0.454cm" svg:height="0.5cm" draw:transform="rotate (1.5707963267949) translate (2.351cm 6.176cm)">
              <text:p/>
            </draw:rect>
            <draw:rect draw:style-name="gr259" draw:text-style-name="P3" draw:layer="layout" svg:width="0.227cm" svg:height="0.25cm" draw:transform="rotate (1.5707963267949) translate (2.351cm 5.951cm)">
              <text:p/>
            </draw:rect>
            <draw:rect draw:style-name="gr260" draw:text-style-name="P3" draw:layer="layout" svg:width="0.227cm" svg:height="0.25cm" draw:transform="rotate (1.5707963267949) translate (2.601cm 6.178cm)">
              <text:p/>
            </draw:rect>
          </draw:g>
          <draw:g>
            <draw:rect draw:style-name="gr261" draw:text-style-name="P3" draw:layer="layout" svg:width="0.454cm" svg:height="0.5cm" draw:transform="rotate (1.5707963267949) translate (3.04cm 6.176cm)">
              <text:p/>
            </draw:rect>
            <draw:rect draw:style-name="gr262" draw:text-style-name="P3" draw:layer="layout" svg:width="0.227cm" svg:height="0.25cm" draw:transform="rotate (1.5707963267949) translate (3.041cm 5.951cm)">
              <text:p/>
            </draw:rect>
            <draw:rect draw:style-name="gr263" draw:text-style-name="P3" draw:layer="layout" svg:width="0.227cm" svg:height="0.25cm" draw:transform="rotate (1.5707963267949) translate (3.291cm 6.177cm)">
              <text:p/>
            </draw:rect>
          </draw:g>
          <draw:g>
            <draw:rect draw:style-name="gr264" draw:text-style-name="P3" draw:layer="layout" svg:width="0.454cm" svg:height="0.5cm" draw:transform="rotate (1.5707963267949) translate (3.731cm 6.176cm)">
              <text:p/>
            </draw:rect>
            <draw:rect draw:style-name="gr265" draw:text-style-name="P3" draw:layer="layout" svg:width="0.227cm" svg:height="0.25cm" draw:transform="rotate (1.5707963267949) translate (3.73cm 5.951cm)">
              <text:p/>
            </draw:rect>
            <draw:rect draw:style-name="gr266" draw:text-style-name="P3" draw:layer="layout" svg:width="0.227cm" svg:height="0.25cm" draw:transform="rotate (1.5707963267949) translate (3.98cm 6.177cm)">
              <text:p/>
            </draw:rect>
          </draw:g>
          <draw:g>
            <draw:rect draw:style-name="gr267" draw:text-style-name="P3" draw:layer="layout" svg:width="0.454cm" svg:height="0.5cm" draw:transform="rotate (1.5707963267949) translate (4.421cm 6.178cm)">
              <text:p/>
            </draw:rect>
            <draw:rect draw:style-name="gr268" draw:text-style-name="P3" draw:layer="layout" svg:width="0.227cm" svg:height="0.25cm" draw:transform="rotate (1.5707963267949) translate (4.419cm 5.949cm)">
              <text:p/>
            </draw:rect>
            <draw:rect draw:style-name="gr269" draw:text-style-name="P3" draw:layer="layout" svg:width="0.227cm" svg:height="0.25cm" draw:transform="rotate (1.5707963267949) translate (4.67cm 6.176cm)">
              <text:p/>
            </draw:rect>
          </draw:g>
          <draw:g>
            <draw:rect draw:style-name="gr270" draw:text-style-name="P3" draw:layer="layout" svg:width="0.454cm" svg:height="0.5cm" draw:transform="rotate (1.5707963267949) translate (5.111cm 6.177cm)">
              <text:p/>
            </draw:rect>
            <draw:rect draw:style-name="gr271" draw:text-style-name="P3" draw:layer="layout" svg:width="0.227cm" svg:height="0.25cm" draw:transform="rotate (1.5707963267949) translate (5.109cm 5.95cm)">
              <text:p/>
            </draw:rect>
            <draw:rect draw:style-name="gr272" draw:text-style-name="P3" draw:layer="layout" svg:width="0.227cm" svg:height="0.25cm" draw:transform="rotate (1.5707963267949) translate (5.36cm 6.177cm)">
              <text:p/>
            </draw:rect>
          </draw:g>
          <draw:g>
            <draw:rect draw:style-name="gr273" draw:text-style-name="P3" draw:layer="layout" svg:width="0.454cm" svg:height="0.5cm" draw:transform="rotate (1.5707963267949) translate (5.8cm 6.177cm)">
              <text:p/>
            </draw:rect>
            <draw:rect draw:style-name="gr274" draw:text-style-name="P3" draw:layer="layout" svg:width="0.227cm" svg:height="0.25cm" draw:transform="rotate (1.5707963267949) translate (5.799cm 5.95cm)">
              <text:p/>
            </draw:rect>
            <draw:rect draw:style-name="gr275" draw:text-style-name="P3" draw:layer="layout" svg:width="0.227cm" svg:height="0.25cm" draw:transform="rotate (1.5707963267949) translate (6.05cm 6.177cm)">
              <text:p/>
            </draw:rect>
          </draw:g>
          <draw:g>
            <draw:rect draw:style-name="gr276" draw:text-style-name="P3" draw:layer="layout" svg:width="0.454cm" svg:height="0.5cm" draw:transform="rotate (1.5707963267949) translate (6.491cm 6.177cm)">
              <text:p/>
            </draw:rect>
            <draw:rect draw:style-name="gr277" draw:text-style-name="P3" draw:layer="layout" svg:width="0.227cm" svg:height="0.25cm" draw:transform="rotate (1.5707963267949) translate (6.49cm 5.951cm)">
              <text:p/>
            </draw:rect>
            <draw:rect draw:style-name="gr278" draw:text-style-name="P3" draw:layer="layout" svg:width="0.227cm" svg:height="0.25cm" draw:transform="rotate (1.5707963267949) translate (6.74cm 6.178cm)">
              <text:p/>
            </draw:rect>
          </draw:g>
          <draw:g>
            <draw:rect draw:style-name="gr279" draw:text-style-name="P3" draw:layer="layout" svg:width="0.454cm" svg:height="0.5cm" draw:transform="rotate (1.5707963267949) translate (7.18cm 6.177cm)">
              <text:p/>
            </draw:rect>
            <draw:rect draw:style-name="gr280" draw:text-style-name="P3" draw:layer="layout" svg:width="0.227cm" svg:height="0.25cm" draw:transform="rotate (1.5707963267949) translate (7.18cm 5.95cm)">
              <text:p/>
            </draw:rect>
            <draw:rect draw:style-name="gr281" draw:text-style-name="P3" draw:layer="layout" svg:width="0.227cm" svg:height="0.25cm" draw:transform="rotate (1.5707963267949) translate (7.429cm 6.177cm)">
              <text:p/>
            </draw:rect>
          </draw:g>
          <draw:g>
            <draw:rect draw:style-name="gr282" draw:text-style-name="P3" draw:layer="layout" svg:width="0.454cm" svg:height="0.5cm" draw:transform="rotate (1.5707963267949) translate (7.872cm 6.177cm)">
              <text:p/>
            </draw:rect>
            <draw:rect draw:style-name="gr283" draw:text-style-name="P3" draw:layer="layout" svg:width="0.227cm" svg:height="0.25cm" draw:transform="rotate (1.5707963267949) translate (7.869cm 5.949cm)">
              <text:p/>
            </draw:rect>
            <draw:rect draw:style-name="gr284" draw:text-style-name="P3" draw:layer="layout" svg:width="0.227cm" svg:height="0.25cm" draw:transform="rotate (1.5707963267949) translate (8.119cm 6.177cm)">
              <text:p/>
            </draw:rect>
          </draw:g>
          <draw:g>
            <draw:rect draw:style-name="gr285" draw:text-style-name="P3" draw:layer="layout" svg:width="0.454cm" svg:height="0.5cm" draw:transform="rotate (1.5707963267949) translate (8.56cm 6.178cm)">
              <text:p/>
            </draw:rect>
            <draw:rect draw:style-name="gr286" draw:text-style-name="P3" draw:layer="layout" svg:width="0.227cm" svg:height="0.25cm" draw:transform="rotate (1.5707963267949) translate (8.559cm 5.95cm)">
              <text:p/>
            </draw:rect>
            <draw:rect draw:style-name="gr287" draw:text-style-name="P3" draw:layer="layout" svg:width="0.227cm" svg:height="0.25cm" draw:transform="rotate (1.5707963267949) translate (8.81cm 6.177cm)">
              <text:p/>
            </draw:rect>
          </draw:g>
          <draw:g>
            <draw:rect draw:style-name="gr288" draw:text-style-name="P3" draw:layer="layout" svg:width="0.454cm" svg:height="0.5cm" draw:transform="rotate (1.5707963267949) translate (9.251cm 6.176cm)">
              <text:p/>
            </draw:rect>
            <draw:rect draw:style-name="gr289" draw:text-style-name="P3" draw:layer="layout" svg:width="0.227cm" svg:height="0.25cm" draw:transform="rotate (1.5707963267949) translate (9.249cm 5.949cm)">
              <text:p/>
            </draw:rect>
            <draw:rect draw:style-name="gr290" draw:text-style-name="P3" draw:layer="layout" svg:width="0.227cm" svg:height="0.25cm" draw:transform="rotate (1.5707963267949) translate (9.5cm 6.176cm)">
              <text:p/>
            </draw:rect>
          </draw:g>
          <draw:g>
            <draw:rect draw:style-name="gr291" draw:text-style-name="P3" draw:layer="layout" svg:width="0.454cm" svg:height="0.5cm" draw:transform="rotate (1.5707963267949) translate (9.94cm 6.177cm)">
              <text:p/>
            </draw:rect>
            <draw:rect draw:style-name="gr292" draw:text-style-name="P3" draw:layer="layout" svg:width="0.227cm" svg:height="0.25cm" draw:transform="rotate (1.5707963267949) translate (9.94cm 5.95cm)">
              <text:p/>
            </draw:rect>
            <draw:rect draw:style-name="gr293" draw:text-style-name="P3" draw:layer="layout" svg:width="0.227cm" svg:height="0.25cm" draw:transform="rotate (1.5707963267949) translate (10.19cm 6.177cm)">
              <text:p/>
            </draw:rect>
          </draw:g>
          <draw:g>
            <draw:rect draw:style-name="gr294" draw:text-style-name="P3" draw:layer="layout" svg:width="0.454cm" svg:height="0.5cm" draw:transform="rotate (1.5707963267949) translate (10.631cm 6.177cm)">
              <text:p/>
            </draw:rect>
            <draw:rect draw:style-name="gr295" draw:text-style-name="P3" draw:layer="layout" svg:width="0.227cm" svg:height="0.25cm" draw:transform="rotate (1.5707963267949) translate (10.63cm 5.949cm)">
              <text:p/>
            </draw:rect>
            <draw:rect draw:style-name="gr296" draw:text-style-name="P3" draw:layer="layout" svg:width="0.227cm" svg:height="0.25cm" draw:transform="rotate (1.5707963267949) translate (10.879cm 6.176cm)">
              <text:p/>
            </draw:rect>
          </draw:g>
          <draw:g>
            <draw:rect draw:style-name="gr297" draw:text-style-name="P3" draw:layer="layout" svg:width="0.454cm" svg:height="0.5cm" draw:transform="rotate (1.5707963267949) translate (11.321cm 6.177cm)">
              <text:p/>
            </draw:rect>
            <draw:rect draw:style-name="gr298" draw:text-style-name="P3" draw:layer="layout" svg:width="0.227cm" svg:height="0.25cm" draw:transform="rotate (1.5707963267949) translate (11.319cm 5.951cm)">
              <text:p/>
            </draw:rect>
            <draw:rect draw:style-name="gr299" draw:text-style-name="P3" draw:layer="layout" svg:width="0.227cm" svg:height="0.25cm" draw:transform="rotate (1.5707963267949) translate (11.569cm 6.177cm)">
              <text:p/>
            </draw:rect>
          </draw:g>
          <draw:g>
            <draw:rect draw:style-name="gr300" draw:text-style-name="P3" draw:layer="layout" svg:width="0.454cm" svg:height="0.5cm" draw:transform="rotate (1.5707963267949) translate (12.011cm 6.177cm)">
              <text:p/>
            </draw:rect>
            <draw:rect draw:style-name="gr301" draw:text-style-name="P3" draw:layer="layout" svg:width="0.227cm" svg:height="0.25cm" draw:transform="rotate (1.5707963267949) translate (12.009cm 5.951cm)">
              <text:p/>
            </draw:rect>
            <draw:rect draw:style-name="gr302" draw:text-style-name="P3" draw:layer="layout" svg:width="0.227cm" svg:height="0.25cm" draw:transform="rotate (1.5707963267949) translate (12.26cm 6.177cm)">
              <text:p/>
            </draw:rect>
          </draw:g>
          <draw:g>
            <draw:rect draw:style-name="gr303" draw:text-style-name="P3" draw:layer="layout" svg:width="0.454cm" svg:height="0.5cm" draw:transform="rotate (1.5707963267949) translate (12.7cm 6.177cm)">
              <text:p/>
            </draw:rect>
            <draw:rect draw:style-name="gr304" draw:text-style-name="P3" draw:layer="layout" svg:width="0.227cm" svg:height="0.25cm" draw:transform="rotate (1.5707963267949) translate (12.7cm 5.951cm)">
              <text:p/>
            </draw:rect>
            <draw:rect draw:style-name="gr305" draw:text-style-name="P3" draw:layer="layout" svg:width="0.227cm" svg:height="0.25cm" draw:transform="rotate (1.5707963267949) translate (12.95cm 6.178cm)">
              <text:p/>
            </draw:rect>
          </draw:g>
          <draw:g>
            <draw:rect draw:style-name="gr306" draw:text-style-name="P3" draw:layer="layout" svg:width="0.454cm" svg:height="0.5cm" draw:transform="rotate (1.5707963267949) translate (13.391cm 6.177cm)">
              <text:p/>
            </draw:rect>
            <draw:rect draw:style-name="gr307" draw:text-style-name="P3" draw:layer="layout" svg:width="0.227cm" svg:height="0.25cm" draw:transform="rotate (1.5707963267949) translate (13.39cm 5.951cm)">
              <text:p/>
            </draw:rect>
            <draw:rect draw:style-name="gr308" draw:text-style-name="P3" draw:layer="layout" svg:width="0.227cm" svg:height="0.25cm" draw:transform="rotate (1.5707963267949) translate (13.64cm 6.177cm)">
              <text:p/>
            </draw:rect>
          </draw:g>
          <draw:g>
            <draw:rect draw:style-name="gr309" draw:text-style-name="P3" draw:layer="layout" svg:width="0.454cm" svg:height="0.5cm" draw:transform="rotate (1.5707963267949) translate (14.08cm 6.177cm)">
              <text:p/>
            </draw:rect>
            <draw:rect draw:style-name="gr310" draw:text-style-name="P3" draw:layer="layout" svg:width="0.227cm" svg:height="0.25cm" draw:transform="rotate (1.5707963267949) translate (14.08cm 5.95cm)">
              <text:p/>
            </draw:rect>
            <draw:rect draw:style-name="gr311" draw:text-style-name="P3" draw:layer="layout" svg:width="0.227cm" svg:height="0.25cm" draw:transform="rotate (1.5707963267949) translate (14.329cm 6.176cm)">
              <text:p/>
            </draw:rect>
          </draw:g>
          <draw:g>
            <draw:rect draw:style-name="gr312" draw:text-style-name="P3" draw:layer="layout" svg:width="0.454cm" svg:height="0.5cm" draw:transform="rotate (1.5707963267949) translate (14.772cm 6.178cm)">
              <text:p/>
            </draw:rect>
            <draw:rect draw:style-name="gr313" draw:text-style-name="P3" draw:layer="layout" svg:width="0.227cm" svg:height="0.25cm" draw:transform="rotate (1.5707963267949) translate (14.77cm 5.95cm)">
              <text:p/>
            </draw:rect>
            <draw:rect draw:style-name="gr314" draw:text-style-name="P3" draw:layer="layout" svg:width="0.227cm" svg:height="0.25cm" draw:transform="rotate (1.5707963267949) translate (15.019cm 6.176cm)">
              <text:p/>
            </draw:rect>
          </draw:g>
          <draw:g>
            <draw:rect draw:style-name="gr315" draw:text-style-name="P3" draw:layer="layout" svg:width="0.454cm" svg:height="0.5cm" draw:transform="rotate (1.5707963267949) translate (15.46cm 6.176cm)">
              <text:p/>
            </draw:rect>
            <draw:rect draw:style-name="gr316" draw:text-style-name="P3" draw:layer="layout" svg:width="0.227cm" svg:height="0.25cm" draw:transform="rotate (1.5707963267949) translate (15.459cm 5.95cm)">
              <text:p/>
            </draw:rect>
            <draw:rect draw:style-name="gr317" draw:text-style-name="P3" draw:layer="layout" svg:width="0.227cm" svg:height="0.25cm" draw:transform="rotate (1.5707963267949) translate (15.71cm 6.177cm)">
              <text:p/>
            </draw:rect>
          </draw:g>
          <draw:g>
            <draw:rect draw:style-name="gr318" draw:text-style-name="P3" draw:layer="layout" svg:width="0.454cm" svg:height="0.5cm" draw:transform="rotate (1.5707963267949) translate (16.151cm 6.177cm)">
              <text:p/>
            </draw:rect>
            <draw:rect draw:style-name="gr319" draw:text-style-name="P3" draw:layer="layout" svg:width="0.227cm" svg:height="0.25cm" draw:transform="rotate (1.5707963267949) translate (16.15cm 5.951cm)">
              <text:p/>
            </draw:rect>
            <draw:rect draw:style-name="gr320" draw:text-style-name="P3" draw:layer="layout" svg:width="0.227cm" svg:height="0.25cm" draw:transform="rotate (1.5707963267949) translate (16.4cm 6.177cm)">
              <text:p/>
            </draw:rect>
          </draw:g>
          <draw:g>
            <draw:rect draw:style-name="gr321" draw:text-style-name="P3" draw:layer="layout" svg:width="0.454cm" svg:height="0.5cm" draw:transform="rotate (1.5707963267949) translate (16.84cm 6.177cm)">
              <text:p/>
            </draw:rect>
            <draw:rect draw:style-name="gr322" draw:text-style-name="P3" draw:layer="layout" svg:width="0.227cm" svg:height="0.25cm" draw:transform="rotate (1.5707963267949) translate (16.84cm 5.949cm)">
              <text:p/>
            </draw:rect>
            <draw:rect draw:style-name="gr323" draw:text-style-name="P3" draw:layer="layout" svg:width="0.227cm" svg:height="0.25cm" draw:transform="rotate (1.5707963267949) translate (17.09cm 6.177cm)">
              <text:p/>
            </draw:rect>
          </draw:g>
          <draw:g>
            <draw:rect draw:style-name="gr324" draw:text-style-name="P3" draw:layer="layout" svg:width="0.454cm" svg:height="0.5cm" draw:transform="rotate (1.5707963267949) translate (17.531cm 6.177cm)">
              <text:p/>
            </draw:rect>
            <draw:rect draw:style-name="gr325" draw:text-style-name="P3" draw:layer="layout" svg:width="0.227cm" svg:height="0.25cm" draw:transform="rotate (1.5707963267949) translate (17.53cm 5.949cm)">
              <text:p/>
            </draw:rect>
            <draw:rect draw:style-name="gr326" draw:text-style-name="P3" draw:layer="layout" svg:width="0.227cm" svg:height="0.25cm" draw:transform="rotate (1.5707963267949) translate (17.781cm 6.177cm)">
              <text:p/>
            </draw:rect>
          </draw:g>
          <draw:g>
            <draw:rect draw:style-name="gr327" draw:text-style-name="P3" draw:layer="layout" svg:width="0.454cm" svg:height="0.5cm" draw:transform="rotate (1.5707963267949) translate (18.22cm 6.175cm)">
              <text:p/>
            </draw:rect>
            <draw:rect draw:style-name="gr328" draw:text-style-name="P3" draw:layer="layout" svg:width="0.227cm" svg:height="0.25cm" draw:transform="rotate (1.5707963267949) translate (18.221cm 5.95cm)">
              <text:p/>
            </draw:rect>
            <draw:rect draw:style-name="gr329" draw:text-style-name="P3" draw:layer="layout" svg:width="0.227cm" svg:height="0.25cm" draw:transform="rotate (1.5707963267949) translate (18.469cm 6.176cm)">
              <text:p/>
            </draw:rect>
          </draw:g>
          <draw:g>
            <draw:rect draw:style-name="gr330" draw:text-style-name="P3" draw:layer="layout" svg:width="0.454cm" svg:height="0.5cm" draw:transform="rotate (1.5707963267949) translate (18.91cm 6.177cm)">
              <text:p/>
            </draw:rect>
            <draw:rect draw:style-name="gr331" draw:text-style-name="P3" draw:layer="layout" svg:width="0.227cm" svg:height="0.25cm" draw:transform="rotate (1.5707963267949) translate (18.909cm 5.95cm)">
              <text:p/>
            </draw:rect>
            <draw:rect draw:style-name="gr332" draw:text-style-name="P3" draw:layer="layout" svg:width="0.227cm" svg:height="0.25cm" draw:transform="rotate (1.5707963267949) translate (19.161cm 6.176cm)">
              <text:p/>
            </draw:rect>
          </draw:g>
          <draw:g>
            <draw:rect draw:style-name="gr333" draw:text-style-name="P3" draw:layer="layout" svg:width="0.454cm" svg:height="0.5cm" draw:transform="rotate (1.5707963267949) translate (19.6cm 6.176cm)">
              <text:p/>
            </draw:rect>
            <draw:rect draw:style-name="gr334" draw:text-style-name="P3" draw:layer="layout" svg:width="0.227cm" svg:height="0.25cm" draw:transform="rotate (1.5707963267949) translate (19.601cm 5.95cm)">
              <text:p/>
            </draw:rect>
            <draw:rect draw:style-name="gr335" draw:text-style-name="P3" draw:layer="layout" svg:width="0.227cm" svg:height="0.25cm" draw:transform="rotate (1.5707963267949) translate (19.85cm 6.177cm)">
              <text:p/>
            </draw:rect>
          </draw:g>
          <draw:g>
            <draw:rect draw:style-name="gr336" draw:text-style-name="P3" draw:layer="layout" svg:width="0.454cm" svg:height="0.5cm" draw:transform="rotate (1.5707963267949) translate (20.289cm 6.178cm)">
              <text:p/>
            </draw:rect>
            <draw:rect draw:style-name="gr337" draw:text-style-name="P3" draw:layer="layout" svg:width="0.227cm" svg:height="0.25cm" draw:transform="rotate (1.5707963267949) translate (20.29cm 5.95cm)">
              <text:p/>
            </draw:rect>
            <draw:rect draw:style-name="gr338" draw:text-style-name="P3" draw:layer="layout" svg:width="0.227cm" svg:height="0.25cm" draw:transform="rotate (1.5707963267949) translate (20.541cm 6.176cm)">
              <text:p/>
            </draw:rect>
          </draw:g>
          <draw:g>
            <draw:rect draw:style-name="gr339" draw:text-style-name="P3" draw:layer="layout" svg:width="0.454cm" svg:height="0.5cm" draw:transform="rotate (1.5707963267949) translate (20.98cm 6.178cm)">
              <text:p/>
            </draw:rect>
            <draw:rect draw:style-name="gr340" draw:text-style-name="P3" draw:layer="layout" svg:width="0.227cm" svg:height="0.25cm" draw:transform="rotate (1.5707963267949) translate (20.981cm 5.95cm)">
              <text:p/>
            </draw:rect>
            <draw:rect draw:style-name="gr341" draw:text-style-name="P3" draw:layer="layout" svg:width="0.227cm" svg:height="0.25cm" draw:transform="rotate (1.5707963267949) translate (21.23cm 6.177cm)">
              <text:p/>
            </draw:rect>
          </draw:g>
        </draw:g>
        <draw:g>
          <draw:rect draw:style-name="gr342" draw:text-style-name="P2" draw:layer="layout" svg:width="19.52cm" svg:height="1cm" svg:x="2.15cm" svg:y="6.55cm">
            <text:p/>
          </draw:rect>
          <draw:g>
            <draw:rect draw:style-name="gr343" draw:text-style-name="P3" draw:layer="layout" svg:width="0.454cm" svg:height="0.5cm" draw:transform="rotate (1.5707963267949) translate (2.351cm 7.276cm)">
              <text:p/>
            </draw:rect>
            <draw:rect draw:style-name="gr344" draw:text-style-name="P3" draw:layer="layout" svg:width="0.227cm" svg:height="0.25cm" draw:transform="rotate (1.5707963267949) translate (2.351cm 7.051cm)">
              <text:p/>
            </draw:rect>
            <draw:rect draw:style-name="gr345" draw:text-style-name="P3" draw:layer="layout" svg:width="0.227cm" svg:height="0.25cm" draw:transform="rotate (1.5707963267949) translate (2.601cm 7.278cm)">
              <text:p/>
            </draw:rect>
          </draw:g>
          <draw:g>
            <draw:rect draw:style-name="gr346" draw:text-style-name="P3" draw:layer="layout" svg:width="0.454cm" svg:height="0.5cm" draw:transform="rotate (1.5707963267949) translate (3.04cm 7.276cm)">
              <text:p/>
            </draw:rect>
            <draw:rect draw:style-name="gr347" draw:text-style-name="P3" draw:layer="layout" svg:width="0.227cm" svg:height="0.25cm" draw:transform="rotate (1.5707963267949) translate (3.041cm 7.051cm)">
              <text:p/>
            </draw:rect>
            <draw:rect draw:style-name="gr348" draw:text-style-name="P3" draw:layer="layout" svg:width="0.227cm" svg:height="0.25cm" draw:transform="rotate (1.5707963267949) translate (3.291cm 7.277cm)">
              <text:p/>
            </draw:rect>
          </draw:g>
          <draw:g>
            <draw:rect draw:style-name="gr349" draw:text-style-name="P3" draw:layer="layout" svg:width="0.454cm" svg:height="0.5cm" draw:transform="rotate (1.5707963267949) translate (3.731cm 7.276cm)">
              <text:p/>
            </draw:rect>
            <draw:rect draw:style-name="gr350" draw:text-style-name="P3" draw:layer="layout" svg:width="0.227cm" svg:height="0.25cm" draw:transform="rotate (1.5707963267949) translate (3.73cm 7.051cm)">
              <text:p/>
            </draw:rect>
            <draw:rect draw:style-name="gr351" draw:text-style-name="P3" draw:layer="layout" svg:width="0.227cm" svg:height="0.25cm" draw:transform="rotate (1.5707963267949) translate (3.98cm 7.277cm)">
              <text:p/>
            </draw:rect>
          </draw:g>
          <draw:g>
            <draw:rect draw:style-name="gr352" draw:text-style-name="P3" draw:layer="layout" svg:width="0.454cm" svg:height="0.5cm" draw:transform="rotate (1.5707963267949) translate (4.421cm 7.278cm)">
              <text:p/>
            </draw:rect>
            <draw:rect draw:style-name="gr353" draw:text-style-name="P3" draw:layer="layout" svg:width="0.227cm" svg:height="0.25cm" draw:transform="rotate (1.5707963267949) translate (4.419cm 7.049cm)">
              <text:p/>
            </draw:rect>
            <draw:rect draw:style-name="gr354" draw:text-style-name="P3" draw:layer="layout" svg:width="0.227cm" svg:height="0.25cm" draw:transform="rotate (1.5707963267949) translate (4.67cm 7.276cm)">
              <text:p/>
            </draw:rect>
          </draw:g>
          <draw:g>
            <draw:rect draw:style-name="gr355" draw:text-style-name="P3" draw:layer="layout" svg:width="0.454cm" svg:height="0.5cm" draw:transform="rotate (1.5707963267949) translate (5.111cm 7.277cm)">
              <text:p/>
            </draw:rect>
            <draw:rect draw:style-name="gr356" draw:text-style-name="P3" draw:layer="layout" svg:width="0.227cm" svg:height="0.25cm" draw:transform="rotate (1.5707963267949) translate (5.109cm 7.05cm)">
              <text:p/>
            </draw:rect>
            <draw:rect draw:style-name="gr357" draw:text-style-name="P3" draw:layer="layout" svg:width="0.227cm" svg:height="0.25cm" draw:transform="rotate (1.5707963267949) translate (5.36cm 7.277cm)">
              <text:p/>
            </draw:rect>
          </draw:g>
          <draw:g>
            <draw:rect draw:style-name="gr358" draw:text-style-name="P3" draw:layer="layout" svg:width="0.454cm" svg:height="0.5cm" draw:transform="rotate (1.5707963267949) translate (5.8cm 7.277cm)">
              <text:p/>
            </draw:rect>
            <draw:rect draw:style-name="gr359" draw:text-style-name="P3" draw:layer="layout" svg:width="0.227cm" svg:height="0.25cm" draw:transform="rotate (1.5707963267949) translate (5.799cm 7.05cm)">
              <text:p/>
            </draw:rect>
            <draw:rect draw:style-name="gr360" draw:text-style-name="P3" draw:layer="layout" svg:width="0.227cm" svg:height="0.25cm" draw:transform="rotate (1.5707963267949) translate (6.05cm 7.277cm)">
              <text:p/>
            </draw:rect>
          </draw:g>
          <draw:g>
            <draw:rect draw:style-name="gr361" draw:text-style-name="P3" draw:layer="layout" svg:width="0.454cm" svg:height="0.5cm" draw:transform="rotate (1.5707963267949) translate (6.491cm 7.277cm)">
              <text:p/>
            </draw:rect>
            <draw:rect draw:style-name="gr362" draw:text-style-name="P3" draw:layer="layout" svg:width="0.227cm" svg:height="0.25cm" draw:transform="rotate (1.5707963267949) translate (6.49cm 7.051cm)">
              <text:p/>
            </draw:rect>
            <draw:rect draw:style-name="gr363" draw:text-style-name="P3" draw:layer="layout" svg:width="0.227cm" svg:height="0.25cm" draw:transform="rotate (1.5707963267949) translate (6.74cm 7.278cm)">
              <text:p/>
            </draw:rect>
          </draw:g>
          <draw:g>
            <draw:rect draw:style-name="gr364" draw:text-style-name="P3" draw:layer="layout" svg:width="0.454cm" svg:height="0.5cm" draw:transform="rotate (1.5707963267949) translate (7.18cm 7.277cm)">
              <text:p/>
            </draw:rect>
            <draw:rect draw:style-name="gr365" draw:text-style-name="P3" draw:layer="layout" svg:width="0.227cm" svg:height="0.25cm" draw:transform="rotate (1.5707963267949) translate (7.18cm 7.05cm)">
              <text:p/>
            </draw:rect>
            <draw:rect draw:style-name="gr366" draw:text-style-name="P3" draw:layer="layout" svg:width="0.227cm" svg:height="0.25cm" draw:transform="rotate (1.5707963267949) translate (7.429cm 7.277cm)">
              <text:p/>
            </draw:rect>
          </draw:g>
          <draw:g>
            <draw:rect draw:style-name="gr367" draw:text-style-name="P3" draw:layer="layout" svg:width="0.454cm" svg:height="0.5cm" draw:transform="rotate (1.5707963267949) translate (7.872cm 7.277cm)">
              <text:p/>
            </draw:rect>
            <draw:rect draw:style-name="gr368" draw:text-style-name="P3" draw:layer="layout" svg:width="0.227cm" svg:height="0.25cm" draw:transform="rotate (1.5707963267949) translate (7.869cm 7.049cm)">
              <text:p/>
            </draw:rect>
            <draw:rect draw:style-name="gr369" draw:text-style-name="P3" draw:layer="layout" svg:width="0.227cm" svg:height="0.25cm" draw:transform="rotate (1.5707963267949) translate (8.119cm 7.277cm)">
              <text:p/>
            </draw:rect>
          </draw:g>
          <draw:g>
            <draw:rect draw:style-name="gr370" draw:text-style-name="P3" draw:layer="layout" svg:width="0.454cm" svg:height="0.5cm" draw:transform="rotate (1.5707963267949) translate (8.56cm 7.278cm)">
              <text:p/>
            </draw:rect>
            <draw:rect draw:style-name="gr371" draw:text-style-name="P3" draw:layer="layout" svg:width="0.227cm" svg:height="0.25cm" draw:transform="rotate (1.5707963267949) translate (8.559cm 7.05cm)">
              <text:p/>
            </draw:rect>
            <draw:rect draw:style-name="gr372" draw:text-style-name="P3" draw:layer="layout" svg:width="0.227cm" svg:height="0.25cm" draw:transform="rotate (1.5707963267949) translate (8.81cm 7.277cm)">
              <text:p/>
            </draw:rect>
          </draw:g>
          <draw:g>
            <draw:rect draw:style-name="gr373" draw:text-style-name="P3" draw:layer="layout" svg:width="0.454cm" svg:height="0.5cm" draw:transform="rotate (1.5707963267949) translate (9.251cm 7.276cm)">
              <text:p/>
            </draw:rect>
            <draw:rect draw:style-name="gr374" draw:text-style-name="P3" draw:layer="layout" svg:width="0.227cm" svg:height="0.25cm" draw:transform="rotate (1.5707963267949) translate (9.249cm 7.049cm)">
              <text:p/>
            </draw:rect>
            <draw:rect draw:style-name="gr375" draw:text-style-name="P3" draw:layer="layout" svg:width="0.227cm" svg:height="0.25cm" draw:transform="rotate (1.5707963267949) translate (9.5cm 7.276cm)">
              <text:p/>
            </draw:rect>
          </draw:g>
          <draw:g>
            <draw:rect draw:style-name="gr376" draw:text-style-name="P3" draw:layer="layout" svg:width="0.454cm" svg:height="0.5cm" draw:transform="rotate (1.5707963267949) translate (9.94cm 7.277cm)">
              <text:p/>
            </draw:rect>
            <draw:rect draw:style-name="gr377" draw:text-style-name="P3" draw:layer="layout" svg:width="0.227cm" svg:height="0.25cm" draw:transform="rotate (1.5707963267949) translate (9.94cm 7.05cm)">
              <text:p/>
            </draw:rect>
            <draw:rect draw:style-name="gr378" draw:text-style-name="P3" draw:layer="layout" svg:width="0.227cm" svg:height="0.25cm" draw:transform="rotate (1.5707963267949) translate (10.19cm 7.277cm)">
              <text:p/>
            </draw:rect>
          </draw:g>
          <draw:g>
            <draw:rect draw:style-name="gr379" draw:text-style-name="P3" draw:layer="layout" svg:width="0.454cm" svg:height="0.5cm" draw:transform="rotate (1.5707963267949) translate (10.631cm 7.277cm)">
              <text:p/>
            </draw:rect>
            <draw:rect draw:style-name="gr380" draw:text-style-name="P3" draw:layer="layout" svg:width="0.227cm" svg:height="0.25cm" draw:transform="rotate (1.5707963267949) translate (10.63cm 7.049cm)">
              <text:p/>
            </draw:rect>
            <draw:rect draw:style-name="gr381" draw:text-style-name="P3" draw:layer="layout" svg:width="0.227cm" svg:height="0.25cm" draw:transform="rotate (1.5707963267949) translate (10.879cm 7.276cm)">
              <text:p/>
            </draw:rect>
          </draw:g>
          <draw:g>
            <draw:rect draw:style-name="gr382" draw:text-style-name="P3" draw:layer="layout" svg:width="0.454cm" svg:height="0.5cm" draw:transform="rotate (1.5707963267949) translate (11.321cm 7.277cm)">
              <text:p/>
            </draw:rect>
            <draw:rect draw:style-name="gr383" draw:text-style-name="P3" draw:layer="layout" svg:width="0.227cm" svg:height="0.25cm" draw:transform="rotate (1.5707963267949) translate (11.319cm 7.051cm)">
              <text:p/>
            </draw:rect>
            <draw:rect draw:style-name="gr384" draw:text-style-name="P3" draw:layer="layout" svg:width="0.227cm" svg:height="0.25cm" draw:transform="rotate (1.5707963267949) translate (11.569cm 7.277cm)">
              <text:p/>
            </draw:rect>
          </draw:g>
          <draw:g>
            <draw:rect draw:style-name="gr385" draw:text-style-name="P3" draw:layer="layout" svg:width="0.454cm" svg:height="0.5cm" draw:transform="rotate (1.5707963267949) translate (12.011cm 7.277cm)">
              <text:p/>
            </draw:rect>
            <draw:rect draw:style-name="gr386" draw:text-style-name="P3" draw:layer="layout" svg:width="0.227cm" svg:height="0.25cm" draw:transform="rotate (1.5707963267949) translate (12.009cm 7.051cm)">
              <text:p/>
            </draw:rect>
            <draw:rect draw:style-name="gr387" draw:text-style-name="P3" draw:layer="layout" svg:width="0.227cm" svg:height="0.25cm" draw:transform="rotate (1.5707963267949) translate (12.26cm 7.277cm)">
              <text:p/>
            </draw:rect>
          </draw:g>
          <draw:g>
            <draw:rect draw:style-name="gr388" draw:text-style-name="P3" draw:layer="layout" svg:width="0.454cm" svg:height="0.5cm" draw:transform="rotate (1.5707963267949) translate (12.7cm 7.277cm)">
              <text:p/>
            </draw:rect>
            <draw:rect draw:style-name="gr389" draw:text-style-name="P3" draw:layer="layout" svg:width="0.227cm" svg:height="0.25cm" draw:transform="rotate (1.5707963267949) translate (12.7cm 7.051cm)">
              <text:p/>
            </draw:rect>
            <draw:rect draw:style-name="gr390" draw:text-style-name="P3" draw:layer="layout" svg:width="0.227cm" svg:height="0.25cm" draw:transform="rotate (1.5707963267949) translate (12.95cm 7.278cm)">
              <text:p/>
            </draw:rect>
          </draw:g>
          <draw:g>
            <draw:rect draw:style-name="gr391" draw:text-style-name="P3" draw:layer="layout" svg:width="0.454cm" svg:height="0.5cm" draw:transform="rotate (1.5707963267949) translate (13.391cm 7.277cm)">
              <text:p/>
            </draw:rect>
            <draw:rect draw:style-name="gr392" draw:text-style-name="P3" draw:layer="layout" svg:width="0.227cm" svg:height="0.25cm" draw:transform="rotate (1.5707963267949) translate (13.39cm 7.051cm)">
              <text:p/>
            </draw:rect>
            <draw:rect draw:style-name="gr393" draw:text-style-name="P3" draw:layer="layout" svg:width="0.227cm" svg:height="0.25cm" draw:transform="rotate (1.5707963267949) translate (13.64cm 7.277cm)">
              <text:p/>
            </draw:rect>
          </draw:g>
          <draw:g>
            <draw:rect draw:style-name="gr394" draw:text-style-name="P3" draw:layer="layout" svg:width="0.454cm" svg:height="0.5cm" draw:transform="rotate (1.5707963267949) translate (14.08cm 7.277cm)">
              <text:p/>
            </draw:rect>
            <draw:rect draw:style-name="gr395" draw:text-style-name="P3" draw:layer="layout" svg:width="0.227cm" svg:height="0.25cm" draw:transform="rotate (1.5707963267949) translate (14.08cm 7.05cm)">
              <text:p/>
            </draw:rect>
            <draw:rect draw:style-name="gr396" draw:text-style-name="P3" draw:layer="layout" svg:width="0.227cm" svg:height="0.25cm" draw:transform="rotate (1.5707963267949) translate (14.329cm 7.276cm)">
              <text:p/>
            </draw:rect>
          </draw:g>
          <draw:g>
            <draw:rect draw:style-name="gr397" draw:text-style-name="P3" draw:layer="layout" svg:width="0.454cm" svg:height="0.5cm" draw:transform="rotate (1.5707963267949) translate (14.772cm 7.278cm)">
              <text:p/>
            </draw:rect>
            <draw:rect draw:style-name="gr398" draw:text-style-name="P3" draw:layer="layout" svg:width="0.227cm" svg:height="0.25cm" draw:transform="rotate (1.5707963267949) translate (14.77cm 7.05cm)">
              <text:p/>
            </draw:rect>
            <draw:rect draw:style-name="gr399" draw:text-style-name="P3" draw:layer="layout" svg:width="0.227cm" svg:height="0.25cm" draw:transform="rotate (1.5707963267949) translate (15.019cm 7.276cm)">
              <text:p/>
            </draw:rect>
          </draw:g>
          <draw:g>
            <draw:rect draw:style-name="gr400" draw:text-style-name="P3" draw:layer="layout" svg:width="0.454cm" svg:height="0.5cm" draw:transform="rotate (1.5707963267949) translate (15.46cm 7.276cm)">
              <text:p/>
            </draw:rect>
            <draw:rect draw:style-name="gr401" draw:text-style-name="P3" draw:layer="layout" svg:width="0.227cm" svg:height="0.25cm" draw:transform="rotate (1.5707963267949) translate (15.459cm 7.05cm)">
              <text:p/>
            </draw:rect>
            <draw:rect draw:style-name="gr402" draw:text-style-name="P3" draw:layer="layout" svg:width="0.227cm" svg:height="0.25cm" draw:transform="rotate (1.5707963267949) translate (15.71cm 7.277cm)">
              <text:p/>
            </draw:rect>
          </draw:g>
          <draw:g>
            <draw:rect draw:style-name="gr403" draw:text-style-name="P3" draw:layer="layout" svg:width="0.454cm" svg:height="0.5cm" draw:transform="rotate (1.5707963267949) translate (16.151cm 7.277cm)">
              <text:p/>
            </draw:rect>
            <draw:rect draw:style-name="gr404" draw:text-style-name="P3" draw:layer="layout" svg:width="0.227cm" svg:height="0.25cm" draw:transform="rotate (1.5707963267949) translate (16.15cm 7.051cm)">
              <text:p/>
            </draw:rect>
            <draw:rect draw:style-name="gr405" draw:text-style-name="P3" draw:layer="layout" svg:width="0.227cm" svg:height="0.25cm" draw:transform="rotate (1.5707963267949) translate (16.4cm 7.277cm)">
              <text:p/>
            </draw:rect>
          </draw:g>
          <draw:g>
            <draw:rect draw:style-name="gr406" draw:text-style-name="P3" draw:layer="layout" svg:width="0.454cm" svg:height="0.5cm" draw:transform="rotate (1.5707963267949) translate (16.84cm 7.277cm)">
              <text:p/>
            </draw:rect>
            <draw:rect draw:style-name="gr407" draw:text-style-name="P3" draw:layer="layout" svg:width="0.227cm" svg:height="0.25cm" draw:transform="rotate (1.5707963267949) translate (16.84cm 7.049cm)">
              <text:p/>
            </draw:rect>
            <draw:rect draw:style-name="gr408" draw:text-style-name="P3" draw:layer="layout" svg:width="0.227cm" svg:height="0.25cm" draw:transform="rotate (1.5707963267949) translate (17.09cm 7.277cm)">
              <text:p/>
            </draw:rect>
          </draw:g>
          <draw:g>
            <draw:rect draw:style-name="gr409" draw:text-style-name="P3" draw:layer="layout" svg:width="0.454cm" svg:height="0.5cm" draw:transform="rotate (1.5707963267949) translate (17.531cm 7.277cm)">
              <text:p/>
            </draw:rect>
            <draw:rect draw:style-name="gr410" draw:text-style-name="P3" draw:layer="layout" svg:width="0.227cm" svg:height="0.25cm" draw:transform="rotate (1.5707963267949) translate (17.53cm 7.049cm)">
              <text:p/>
            </draw:rect>
            <draw:rect draw:style-name="gr411" draw:text-style-name="P3" draw:layer="layout" svg:width="0.227cm" svg:height="0.25cm" draw:transform="rotate (1.5707963267949) translate (17.781cm 7.277cm)">
              <text:p/>
            </draw:rect>
          </draw:g>
          <draw:g>
            <draw:rect draw:style-name="gr412" draw:text-style-name="P3" draw:layer="layout" svg:width="0.454cm" svg:height="0.5cm" draw:transform="rotate (1.5707963267949) translate (18.22cm 7.275cm)">
              <text:p/>
            </draw:rect>
            <draw:rect draw:style-name="gr413" draw:text-style-name="P3" draw:layer="layout" svg:width="0.227cm" svg:height="0.25cm" draw:transform="rotate (1.5707963267949) translate (18.221cm 7.05cm)">
              <text:p/>
            </draw:rect>
            <draw:rect draw:style-name="gr414" draw:text-style-name="P3" draw:layer="layout" svg:width="0.227cm" svg:height="0.25cm" draw:transform="rotate (1.5707963267949) translate (18.469cm 7.276cm)">
              <text:p/>
            </draw:rect>
          </draw:g>
          <draw:g>
            <draw:rect draw:style-name="gr415" draw:text-style-name="P3" draw:layer="layout" svg:width="0.454cm" svg:height="0.5cm" draw:transform="rotate (1.5707963267949) translate (18.91cm 7.277cm)">
              <text:p/>
            </draw:rect>
            <draw:rect draw:style-name="gr416" draw:text-style-name="P3" draw:layer="layout" svg:width="0.227cm" svg:height="0.25cm" draw:transform="rotate (1.5707963267949) translate (18.909cm 7.05cm)">
              <text:p/>
            </draw:rect>
            <draw:rect draw:style-name="gr417" draw:text-style-name="P3" draw:layer="layout" svg:width="0.227cm" svg:height="0.25cm" draw:transform="rotate (1.5707963267949) translate (19.161cm 7.276cm)">
              <text:p/>
            </draw:rect>
          </draw:g>
          <draw:g>
            <draw:rect draw:style-name="gr418" draw:text-style-name="P3" draw:layer="layout" svg:width="0.454cm" svg:height="0.5cm" draw:transform="rotate (1.5707963267949) translate (19.6cm 7.276cm)">
              <text:p/>
            </draw:rect>
            <draw:rect draw:style-name="gr419" draw:text-style-name="P3" draw:layer="layout" svg:width="0.227cm" svg:height="0.25cm" draw:transform="rotate (1.5707963267949) translate (19.601cm 7.05cm)">
              <text:p/>
            </draw:rect>
            <draw:rect draw:style-name="gr420" draw:text-style-name="P3" draw:layer="layout" svg:width="0.227cm" svg:height="0.25cm" draw:transform="rotate (1.5707963267949) translate (19.85cm 7.277cm)">
              <text:p/>
            </draw:rect>
          </draw:g>
          <draw:g>
            <draw:rect draw:style-name="gr421" draw:text-style-name="P3" draw:layer="layout" svg:width="0.454cm" svg:height="0.5cm" draw:transform="rotate (1.5707963267949) translate (20.289cm 7.278cm)">
              <text:p/>
            </draw:rect>
            <draw:rect draw:style-name="gr422" draw:text-style-name="P3" draw:layer="layout" svg:width="0.227cm" svg:height="0.25cm" draw:transform="rotate (1.5707963267949) translate (20.29cm 7.05cm)">
              <text:p/>
            </draw:rect>
            <draw:rect draw:style-name="gr423" draw:text-style-name="P3" draw:layer="layout" svg:width="0.227cm" svg:height="0.25cm" draw:transform="rotate (1.5707963267949) translate (20.541cm 7.276cm)">
              <text:p/>
            </draw:rect>
          </draw:g>
          <draw:g>
            <draw:rect draw:style-name="gr424" draw:text-style-name="P3" draw:layer="layout" svg:width="0.454cm" svg:height="0.5cm" draw:transform="rotate (1.5707963267949) translate (20.98cm 7.278cm)">
              <text:p/>
            </draw:rect>
            <draw:rect draw:style-name="gr425" draw:text-style-name="P3" draw:layer="layout" svg:width="0.227cm" svg:height="0.25cm" draw:transform="rotate (1.5707963267949) translate (20.981cm 7.05cm)">
              <text:p/>
            </draw:rect>
            <draw:rect draw:style-name="gr426" draw:text-style-name="P3" draw:layer="layout" svg:width="0.227cm" svg:height="0.25cm" draw:transform="rotate (1.5707963267949) translate (21.23cm 7.277cm)">
              <text:p/>
            </draw:rect>
          </draw:g>
        </draw:g>
        <draw:g>
          <draw:rect draw:style-name="gr427" draw:text-style-name="P2" draw:layer="layout" svg:width="19.52cm" svg:height="1cm" svg:x="2.15cm" svg:y="7.65cm">
            <text:p/>
          </draw:rect>
          <draw:g>
            <draw:rect draw:style-name="gr428" draw:text-style-name="P3" draw:layer="layout" svg:width="0.454cm" svg:height="0.5cm" draw:transform="rotate (1.5707963267949) translate (2.351cm 8.376cm)">
              <text:p/>
            </draw:rect>
            <draw:rect draw:style-name="gr429" draw:text-style-name="P3" draw:layer="layout" svg:width="0.227cm" svg:height="0.25cm" draw:transform="rotate (1.5707963267949) translate (2.351cm 8.151cm)">
              <text:p/>
            </draw:rect>
            <draw:rect draw:style-name="gr430" draw:text-style-name="P3" draw:layer="layout" svg:width="0.227cm" svg:height="0.25cm" draw:transform="rotate (1.5707963267949) translate (2.601cm 8.378cm)">
              <text:p/>
            </draw:rect>
          </draw:g>
          <draw:g>
            <draw:rect draw:style-name="gr431" draw:text-style-name="P3" draw:layer="layout" svg:width="0.454cm" svg:height="0.5cm" draw:transform="rotate (1.5707963267949) translate (3.04cm 8.376cm)">
              <text:p/>
            </draw:rect>
            <draw:rect draw:style-name="gr432" draw:text-style-name="P3" draw:layer="layout" svg:width="0.227cm" svg:height="0.25cm" draw:transform="rotate (1.5707963267949) translate (3.041cm 8.151cm)">
              <text:p/>
            </draw:rect>
            <draw:rect draw:style-name="gr433" draw:text-style-name="P3" draw:layer="layout" svg:width="0.227cm" svg:height="0.25cm" draw:transform="rotate (1.5707963267949) translate (3.291cm 8.377cm)">
              <text:p/>
            </draw:rect>
          </draw:g>
          <draw:g>
            <draw:rect draw:style-name="gr434" draw:text-style-name="P3" draw:layer="layout" svg:width="0.454cm" svg:height="0.5cm" draw:transform="rotate (1.5707963267949) translate (3.731cm 8.376cm)">
              <text:p/>
            </draw:rect>
            <draw:rect draw:style-name="gr435" draw:text-style-name="P3" draw:layer="layout" svg:width="0.227cm" svg:height="0.25cm" draw:transform="rotate (1.5707963267949) translate (3.73cm 8.151cm)">
              <text:p/>
            </draw:rect>
            <draw:rect draw:style-name="gr436" draw:text-style-name="P3" draw:layer="layout" svg:width="0.227cm" svg:height="0.25cm" draw:transform="rotate (1.5707963267949) translate (3.98cm 8.377cm)">
              <text:p/>
            </draw:rect>
          </draw:g>
          <draw:g>
            <draw:rect draw:style-name="gr437" draw:text-style-name="P3" draw:layer="layout" svg:width="0.454cm" svg:height="0.5cm" draw:transform="rotate (1.5707963267949) translate (4.421cm 8.378cm)">
              <text:p/>
            </draw:rect>
            <draw:rect draw:style-name="gr438" draw:text-style-name="P3" draw:layer="layout" svg:width="0.227cm" svg:height="0.25cm" draw:transform="rotate (1.5707963267949) translate (4.419cm 8.149cm)">
              <text:p/>
            </draw:rect>
            <draw:rect draw:style-name="gr439" draw:text-style-name="P3" draw:layer="layout" svg:width="0.227cm" svg:height="0.25cm" draw:transform="rotate (1.5707963267949) translate (4.67cm 8.376cm)">
              <text:p/>
            </draw:rect>
          </draw:g>
          <draw:g>
            <draw:rect draw:style-name="gr440" draw:text-style-name="P3" draw:layer="layout" svg:width="0.454cm" svg:height="0.5cm" draw:transform="rotate (1.5707963267949) translate (5.111cm 8.377cm)">
              <text:p/>
            </draw:rect>
            <draw:rect draw:style-name="gr441" draw:text-style-name="P3" draw:layer="layout" svg:width="0.227cm" svg:height="0.25cm" draw:transform="rotate (1.5707963267949) translate (5.109cm 8.15cm)">
              <text:p/>
            </draw:rect>
            <draw:rect draw:style-name="gr442" draw:text-style-name="P3" draw:layer="layout" svg:width="0.227cm" svg:height="0.25cm" draw:transform="rotate (1.5707963267949) translate (5.36cm 8.377cm)">
              <text:p/>
            </draw:rect>
          </draw:g>
          <draw:g>
            <draw:rect draw:style-name="gr443" draw:text-style-name="P3" draw:layer="layout" svg:width="0.454cm" svg:height="0.5cm" draw:transform="rotate (1.5707963267949) translate (5.8cm 8.377cm)">
              <text:p/>
            </draw:rect>
            <draw:rect draw:style-name="gr444" draw:text-style-name="P3" draw:layer="layout" svg:width="0.227cm" svg:height="0.25cm" draw:transform="rotate (1.5707963267949) translate (5.799cm 8.15cm)">
              <text:p/>
            </draw:rect>
            <draw:rect draw:style-name="gr445" draw:text-style-name="P3" draw:layer="layout" svg:width="0.227cm" svg:height="0.25cm" draw:transform="rotate (1.5707963267949) translate (6.05cm 8.377cm)">
              <text:p/>
            </draw:rect>
          </draw:g>
          <draw:g>
            <draw:rect draw:style-name="gr446" draw:text-style-name="P3" draw:layer="layout" svg:width="0.454cm" svg:height="0.5cm" draw:transform="rotate (1.5707963267949) translate (6.491cm 8.377cm)">
              <text:p/>
            </draw:rect>
            <draw:rect draw:style-name="gr447" draw:text-style-name="P3" draw:layer="layout" svg:width="0.227cm" svg:height="0.25cm" draw:transform="rotate (1.5707963267949) translate (6.49cm 8.151cm)">
              <text:p/>
            </draw:rect>
            <draw:rect draw:style-name="gr448" draw:text-style-name="P3" draw:layer="layout" svg:width="0.227cm" svg:height="0.25cm" draw:transform="rotate (1.5707963267949) translate (6.74cm 8.378cm)">
              <text:p/>
            </draw:rect>
          </draw:g>
          <draw:g>
            <draw:rect draw:style-name="gr449" draw:text-style-name="P3" draw:layer="layout" svg:width="0.454cm" svg:height="0.5cm" draw:transform="rotate (1.5707963267949) translate (7.18cm 8.377cm)">
              <text:p/>
            </draw:rect>
            <draw:rect draw:style-name="gr450" draw:text-style-name="P3" draw:layer="layout" svg:width="0.227cm" svg:height="0.25cm" draw:transform="rotate (1.5707963267949) translate (7.18cm 8.15cm)">
              <text:p/>
            </draw:rect>
            <draw:rect draw:style-name="gr451" draw:text-style-name="P3" draw:layer="layout" svg:width="0.227cm" svg:height="0.25cm" draw:transform="rotate (1.5707963267949) translate (7.429cm 8.377cm)">
              <text:p/>
            </draw:rect>
          </draw:g>
          <draw:g>
            <draw:rect draw:style-name="gr452" draw:text-style-name="P3" draw:layer="layout" svg:width="0.454cm" svg:height="0.5cm" draw:transform="rotate (1.5707963267949) translate (7.872cm 8.377cm)">
              <text:p/>
            </draw:rect>
            <draw:rect draw:style-name="gr453" draw:text-style-name="P3" draw:layer="layout" svg:width="0.227cm" svg:height="0.25cm" draw:transform="rotate (1.5707963267949) translate (7.869cm 8.149cm)">
              <text:p/>
            </draw:rect>
            <draw:rect draw:style-name="gr454" draw:text-style-name="P3" draw:layer="layout" svg:width="0.227cm" svg:height="0.25cm" draw:transform="rotate (1.5707963267949) translate (8.119cm 8.377cm)">
              <text:p/>
            </draw:rect>
          </draw:g>
          <draw:g>
            <draw:rect draw:style-name="gr455" draw:text-style-name="P3" draw:layer="layout" svg:width="0.454cm" svg:height="0.5cm" draw:transform="rotate (1.5707963267949) translate (8.56cm 8.378cm)">
              <text:p/>
            </draw:rect>
            <draw:rect draw:style-name="gr456" draw:text-style-name="P3" draw:layer="layout" svg:width="0.227cm" svg:height="0.25cm" draw:transform="rotate (1.5707963267949) translate (8.559cm 8.15cm)">
              <text:p/>
            </draw:rect>
            <draw:rect draw:style-name="gr457" draw:text-style-name="P3" draw:layer="layout" svg:width="0.227cm" svg:height="0.25cm" draw:transform="rotate (1.5707963267949) translate (8.81cm 8.377cm)">
              <text:p/>
            </draw:rect>
          </draw:g>
          <draw:g>
            <draw:rect draw:style-name="gr458" draw:text-style-name="P3" draw:layer="layout" svg:width="0.454cm" svg:height="0.5cm" draw:transform="rotate (1.5707963267949) translate (9.251cm 8.376cm)">
              <text:p/>
            </draw:rect>
            <draw:rect draw:style-name="gr459" draw:text-style-name="P3" draw:layer="layout" svg:width="0.227cm" svg:height="0.25cm" draw:transform="rotate (1.5707963267949) translate (9.249cm 8.149cm)">
              <text:p/>
            </draw:rect>
            <draw:rect draw:style-name="gr460" draw:text-style-name="P3" draw:layer="layout" svg:width="0.227cm" svg:height="0.25cm" draw:transform="rotate (1.5707963267949) translate (9.5cm 8.376cm)">
              <text:p/>
            </draw:rect>
          </draw:g>
          <draw:g>
            <draw:rect draw:style-name="gr461" draw:text-style-name="P3" draw:layer="layout" svg:width="0.454cm" svg:height="0.5cm" draw:transform="rotate (1.5707963267949) translate (9.94cm 8.377cm)">
              <text:p/>
            </draw:rect>
            <draw:rect draw:style-name="gr462" draw:text-style-name="P3" draw:layer="layout" svg:width="0.227cm" svg:height="0.25cm" draw:transform="rotate (1.5707963267949) translate (9.94cm 8.15cm)">
              <text:p/>
            </draw:rect>
            <draw:rect draw:style-name="gr463" draw:text-style-name="P3" draw:layer="layout" svg:width="0.227cm" svg:height="0.25cm" draw:transform="rotate (1.5707963267949) translate (10.19cm 8.377cm)">
              <text:p/>
            </draw:rect>
          </draw:g>
          <draw:g>
            <draw:rect draw:style-name="gr464" draw:text-style-name="P3" draw:layer="layout" svg:width="0.454cm" svg:height="0.5cm" draw:transform="rotate (1.5707963267949) translate (10.631cm 8.377cm)">
              <text:p/>
            </draw:rect>
            <draw:rect draw:style-name="gr465" draw:text-style-name="P3" draw:layer="layout" svg:width="0.227cm" svg:height="0.25cm" draw:transform="rotate (1.5707963267949) translate (10.63cm 8.149cm)">
              <text:p/>
            </draw:rect>
            <draw:rect draw:style-name="gr466" draw:text-style-name="P3" draw:layer="layout" svg:width="0.227cm" svg:height="0.25cm" draw:transform="rotate (1.5707963267949) translate (10.879cm 8.376cm)">
              <text:p/>
            </draw:rect>
          </draw:g>
          <draw:g>
            <draw:rect draw:style-name="gr467" draw:text-style-name="P3" draw:layer="layout" svg:width="0.454cm" svg:height="0.5cm" draw:transform="rotate (1.5707963267949) translate (11.321cm 8.377cm)">
              <text:p/>
            </draw:rect>
            <draw:rect draw:style-name="gr468" draw:text-style-name="P3" draw:layer="layout" svg:width="0.227cm" svg:height="0.25cm" draw:transform="rotate (1.5707963267949) translate (11.319cm 8.151cm)">
              <text:p/>
            </draw:rect>
            <draw:rect draw:style-name="gr469" draw:text-style-name="P3" draw:layer="layout" svg:width="0.227cm" svg:height="0.25cm" draw:transform="rotate (1.5707963267949) translate (11.569cm 8.377cm)">
              <text:p/>
            </draw:rect>
          </draw:g>
          <draw:g>
            <draw:rect draw:style-name="gr470" draw:text-style-name="P3" draw:layer="layout" svg:width="0.454cm" svg:height="0.5cm" draw:transform="rotate (1.5707963267949) translate (12.011cm 8.377cm)">
              <text:p/>
            </draw:rect>
            <draw:rect draw:style-name="gr471" draw:text-style-name="P3" draw:layer="layout" svg:width="0.227cm" svg:height="0.25cm" draw:transform="rotate (1.5707963267949) translate (12.009cm 8.151cm)">
              <text:p/>
            </draw:rect>
            <draw:rect draw:style-name="gr472" draw:text-style-name="P3" draw:layer="layout" svg:width="0.227cm" svg:height="0.25cm" draw:transform="rotate (1.5707963267949) translate (12.26cm 8.377cm)">
              <text:p/>
            </draw:rect>
          </draw:g>
          <draw:g>
            <draw:rect draw:style-name="gr473" draw:text-style-name="P3" draw:layer="layout" svg:width="0.454cm" svg:height="0.5cm" draw:transform="rotate (1.5707963267949) translate (12.7cm 8.377cm)">
              <text:p/>
            </draw:rect>
            <draw:rect draw:style-name="gr474" draw:text-style-name="P3" draw:layer="layout" svg:width="0.227cm" svg:height="0.25cm" draw:transform="rotate (1.5707963267949) translate (12.7cm 8.151cm)">
              <text:p/>
            </draw:rect>
            <draw:rect draw:style-name="gr475" draw:text-style-name="P3" draw:layer="layout" svg:width="0.227cm" svg:height="0.25cm" draw:transform="rotate (1.5707963267949) translate (12.95cm 8.378cm)">
              <text:p/>
            </draw:rect>
          </draw:g>
          <draw:g>
            <draw:rect draw:style-name="gr476" draw:text-style-name="P3" draw:layer="layout" svg:width="0.454cm" svg:height="0.5cm" draw:transform="rotate (1.5707963267949) translate (13.391cm 8.377cm)">
              <text:p/>
            </draw:rect>
            <draw:rect draw:style-name="gr477" draw:text-style-name="P3" draw:layer="layout" svg:width="0.227cm" svg:height="0.25cm" draw:transform="rotate (1.5707963267949) translate (13.39cm 8.151cm)">
              <text:p/>
            </draw:rect>
            <draw:rect draw:style-name="gr478" draw:text-style-name="P3" draw:layer="layout" svg:width="0.227cm" svg:height="0.25cm" draw:transform="rotate (1.5707963267949) translate (13.64cm 8.377cm)">
              <text:p/>
            </draw:rect>
          </draw:g>
          <draw:g>
            <draw:rect draw:style-name="gr479" draw:text-style-name="P3" draw:layer="layout" svg:width="0.454cm" svg:height="0.5cm" draw:transform="rotate (1.5707963267949) translate (14.08cm 8.377cm)">
              <text:p/>
            </draw:rect>
            <draw:rect draw:style-name="gr480" draw:text-style-name="P3" draw:layer="layout" svg:width="0.227cm" svg:height="0.25cm" draw:transform="rotate (1.5707963267949) translate (14.08cm 8.15cm)">
              <text:p/>
            </draw:rect>
            <draw:rect draw:style-name="gr481" draw:text-style-name="P3" draw:layer="layout" svg:width="0.227cm" svg:height="0.25cm" draw:transform="rotate (1.5707963267949) translate (14.329cm 8.376cm)">
              <text:p/>
            </draw:rect>
          </draw:g>
          <draw:g>
            <draw:rect draw:style-name="gr482" draw:text-style-name="P3" draw:layer="layout" svg:width="0.454cm" svg:height="0.5cm" draw:transform="rotate (1.5707963267949) translate (14.772cm 8.378cm)">
              <text:p/>
            </draw:rect>
            <draw:rect draw:style-name="gr483" draw:text-style-name="P3" draw:layer="layout" svg:width="0.227cm" svg:height="0.25cm" draw:transform="rotate (1.5707963267949) translate (14.77cm 8.15cm)">
              <text:p/>
            </draw:rect>
            <draw:rect draw:style-name="gr484" draw:text-style-name="P3" draw:layer="layout" svg:width="0.227cm" svg:height="0.25cm" draw:transform="rotate (1.5707963267949) translate (15.019cm 8.376cm)">
              <text:p/>
            </draw:rect>
          </draw:g>
          <draw:g>
            <draw:rect draw:style-name="gr485" draw:text-style-name="P3" draw:layer="layout" svg:width="0.454cm" svg:height="0.5cm" draw:transform="rotate (1.5707963267949) translate (15.46cm 8.376cm)">
              <text:p/>
            </draw:rect>
            <draw:rect draw:style-name="gr486" draw:text-style-name="P3" draw:layer="layout" svg:width="0.227cm" svg:height="0.25cm" draw:transform="rotate (1.5707963267949) translate (15.459cm 8.15cm)">
              <text:p/>
            </draw:rect>
            <draw:rect draw:style-name="gr487" draw:text-style-name="P3" draw:layer="layout" svg:width="0.227cm" svg:height="0.25cm" draw:transform="rotate (1.5707963267949) translate (15.71cm 8.377cm)">
              <text:p/>
            </draw:rect>
          </draw:g>
          <draw:g>
            <draw:rect draw:style-name="gr488" draw:text-style-name="P3" draw:layer="layout" svg:width="0.454cm" svg:height="0.5cm" draw:transform="rotate (1.5707963267949) translate (16.151cm 8.377cm)">
              <text:p/>
            </draw:rect>
            <draw:rect draw:style-name="gr489" draw:text-style-name="P3" draw:layer="layout" svg:width="0.227cm" svg:height="0.25cm" draw:transform="rotate (1.5707963267949) translate (16.15cm 8.151cm)">
              <text:p/>
            </draw:rect>
            <draw:rect draw:style-name="gr490" draw:text-style-name="P3" draw:layer="layout" svg:width="0.227cm" svg:height="0.25cm" draw:transform="rotate (1.5707963267949) translate (16.4cm 8.377cm)">
              <text:p/>
            </draw:rect>
          </draw:g>
          <draw:g>
            <draw:rect draw:style-name="gr491" draw:text-style-name="P3" draw:layer="layout" svg:width="0.454cm" svg:height="0.5cm" draw:transform="rotate (1.5707963267949) translate (16.84cm 8.377cm)">
              <text:p/>
            </draw:rect>
            <draw:rect draw:style-name="gr492" draw:text-style-name="P3" draw:layer="layout" svg:width="0.227cm" svg:height="0.25cm" draw:transform="rotate (1.5707963267949) translate (16.84cm 8.149cm)">
              <text:p/>
            </draw:rect>
            <draw:rect draw:style-name="gr493" draw:text-style-name="P3" draw:layer="layout" svg:width="0.227cm" svg:height="0.25cm" draw:transform="rotate (1.5707963267949) translate (17.09cm 8.377cm)">
              <text:p/>
            </draw:rect>
          </draw:g>
          <draw:g>
            <draw:rect draw:style-name="gr494" draw:text-style-name="P3" draw:layer="layout" svg:width="0.454cm" svg:height="0.5cm" draw:transform="rotate (1.5707963267949) translate (17.531cm 8.377cm)">
              <text:p/>
            </draw:rect>
            <draw:rect draw:style-name="gr495" draw:text-style-name="P3" draw:layer="layout" svg:width="0.227cm" svg:height="0.25cm" draw:transform="rotate (1.5707963267949) translate (17.53cm 8.149cm)">
              <text:p/>
            </draw:rect>
            <draw:rect draw:style-name="gr496" draw:text-style-name="P3" draw:layer="layout" svg:width="0.227cm" svg:height="0.25cm" draw:transform="rotate (1.5707963267949) translate (17.781cm 8.377cm)">
              <text:p/>
            </draw:rect>
          </draw:g>
          <draw:g>
            <draw:rect draw:style-name="gr497" draw:text-style-name="P3" draw:layer="layout" svg:width="0.454cm" svg:height="0.5cm" draw:transform="rotate (1.5707963267949) translate (18.22cm 8.375cm)">
              <text:p/>
            </draw:rect>
            <draw:rect draw:style-name="gr498" draw:text-style-name="P3" draw:layer="layout" svg:width="0.227cm" svg:height="0.25cm" draw:transform="rotate (1.5707963267949) translate (18.221cm 8.15cm)">
              <text:p/>
            </draw:rect>
            <draw:rect draw:style-name="gr499" draw:text-style-name="P3" draw:layer="layout" svg:width="0.227cm" svg:height="0.25cm" draw:transform="rotate (1.5707963267949) translate (18.469cm 8.376cm)">
              <text:p/>
            </draw:rect>
          </draw:g>
          <draw:g>
            <draw:rect draw:style-name="gr500" draw:text-style-name="P3" draw:layer="layout" svg:width="0.454cm" svg:height="0.5cm" draw:transform="rotate (1.5707963267949) translate (18.91cm 8.377cm)">
              <text:p/>
            </draw:rect>
            <draw:rect draw:style-name="gr501" draw:text-style-name="P3" draw:layer="layout" svg:width="0.227cm" svg:height="0.25cm" draw:transform="rotate (1.5707963267949) translate (18.909cm 8.15cm)">
              <text:p/>
            </draw:rect>
            <draw:rect draw:style-name="gr502" draw:text-style-name="P3" draw:layer="layout" svg:width="0.227cm" svg:height="0.25cm" draw:transform="rotate (1.5707963267949) translate (19.161cm 8.376cm)">
              <text:p/>
            </draw:rect>
          </draw:g>
          <draw:g>
            <draw:rect draw:style-name="gr503" draw:text-style-name="P3" draw:layer="layout" svg:width="0.454cm" svg:height="0.5cm" draw:transform="rotate (1.5707963267949) translate (19.6cm 8.376cm)">
              <text:p/>
            </draw:rect>
            <draw:rect draw:style-name="gr504" draw:text-style-name="P3" draw:layer="layout" svg:width="0.227cm" svg:height="0.25cm" draw:transform="rotate (1.5707963267949) translate (19.601cm 8.15cm)">
              <text:p/>
            </draw:rect>
            <draw:rect draw:style-name="gr505" draw:text-style-name="P3" draw:layer="layout" svg:width="0.227cm" svg:height="0.25cm" draw:transform="rotate (1.5707963267949) translate (19.85cm 8.377cm)">
              <text:p/>
            </draw:rect>
          </draw:g>
          <draw:g>
            <draw:rect draw:style-name="gr506" draw:text-style-name="P3" draw:layer="layout" svg:width="0.454cm" svg:height="0.5cm" draw:transform="rotate (1.5707963267949) translate (20.289cm 8.378cm)">
              <text:p/>
            </draw:rect>
            <draw:rect draw:style-name="gr507" draw:text-style-name="P3" draw:layer="layout" svg:width="0.227cm" svg:height="0.25cm" draw:transform="rotate (1.5707963267949) translate (20.29cm 8.15cm)">
              <text:p/>
            </draw:rect>
            <draw:rect draw:style-name="gr508" draw:text-style-name="P3" draw:layer="layout" svg:width="0.227cm" svg:height="0.25cm" draw:transform="rotate (1.5707963267949) translate (20.541cm 8.376cm)">
              <text:p/>
            </draw:rect>
          </draw:g>
          <draw:g>
            <draw:rect draw:style-name="gr509" draw:text-style-name="P3" draw:layer="layout" svg:width="0.454cm" svg:height="0.5cm" draw:transform="rotate (1.5707963267949) translate (20.98cm 8.378cm)">
              <text:p/>
            </draw:rect>
            <draw:rect draw:style-name="gr510" draw:text-style-name="P3" draw:layer="layout" svg:width="0.227cm" svg:height="0.25cm" draw:transform="rotate (1.5707963267949) translate (20.981cm 8.15cm)">
              <text:p/>
            </draw:rect>
            <draw:rect draw:style-name="gr511" draw:text-style-name="P3" draw:layer="layout" svg:width="0.227cm" svg:height="0.25cm" draw:transform="rotate (1.5707963267949) translate (21.23cm 8.377cm)">
              <text:p/>
            </draw:rect>
          </draw:g>
        </draw:g>
        <draw:g>
          <draw:rect draw:style-name="gr512" draw:text-style-name="P2" draw:layer="layout" svg:width="19.52cm" svg:height="1cm" svg:x="2.15cm" svg:y="8.75cm">
            <text:p/>
          </draw:rect>
          <draw:g>
            <draw:rect draw:style-name="gr513" draw:text-style-name="P3" draw:layer="layout" svg:width="0.454cm" svg:height="0.5cm" draw:transform="rotate (1.5707963267949) translate (2.351cm 9.476cm)">
              <text:p/>
            </draw:rect>
            <draw:rect draw:style-name="gr514" draw:text-style-name="P3" draw:layer="layout" svg:width="0.227cm" svg:height="0.25cm" draw:transform="rotate (1.5707963267949) translate (2.351cm 9.251cm)">
              <text:p/>
            </draw:rect>
            <draw:rect draw:style-name="gr515" draw:text-style-name="P3" draw:layer="layout" svg:width="0.227cm" svg:height="0.25cm" draw:transform="rotate (1.5707963267949) translate (2.601cm 9.478cm)">
              <text:p/>
            </draw:rect>
          </draw:g>
          <draw:g>
            <draw:rect draw:style-name="gr516" draw:text-style-name="P3" draw:layer="layout" svg:width="0.454cm" svg:height="0.5cm" draw:transform="rotate (1.5707963267949) translate (3.04cm 9.476cm)">
              <text:p/>
            </draw:rect>
            <draw:rect draw:style-name="gr517" draw:text-style-name="P3" draw:layer="layout" svg:width="0.227cm" svg:height="0.25cm" draw:transform="rotate (1.5707963267949) translate (3.041cm 9.251cm)">
              <text:p/>
            </draw:rect>
            <draw:rect draw:style-name="gr518" draw:text-style-name="P3" draw:layer="layout" svg:width="0.227cm" svg:height="0.25cm" draw:transform="rotate (1.5707963267949) translate (3.291cm 9.477cm)">
              <text:p/>
            </draw:rect>
          </draw:g>
          <draw:g>
            <draw:rect draw:style-name="gr519" draw:text-style-name="P3" draw:layer="layout" svg:width="0.454cm" svg:height="0.5cm" draw:transform="rotate (1.5707963267949) translate (3.731cm 9.476cm)">
              <text:p/>
            </draw:rect>
            <draw:rect draw:style-name="gr520" draw:text-style-name="P3" draw:layer="layout" svg:width="0.227cm" svg:height="0.25cm" draw:transform="rotate (1.5707963267949) translate (3.73cm 9.251cm)">
              <text:p/>
            </draw:rect>
            <draw:rect draw:style-name="gr521" draw:text-style-name="P3" draw:layer="layout" svg:width="0.227cm" svg:height="0.25cm" draw:transform="rotate (1.5707963267949) translate (3.98cm 9.477cm)">
              <text:p/>
            </draw:rect>
          </draw:g>
          <draw:g>
            <draw:rect draw:style-name="gr522" draw:text-style-name="P3" draw:layer="layout" svg:width="0.454cm" svg:height="0.5cm" draw:transform="rotate (1.5707963267949) translate (4.421cm 9.478cm)">
              <text:p/>
            </draw:rect>
            <draw:rect draw:style-name="gr523" draw:text-style-name="P3" draw:layer="layout" svg:width="0.227cm" svg:height="0.25cm" draw:transform="rotate (1.5707963267949) translate (4.419cm 9.249cm)">
              <text:p/>
            </draw:rect>
            <draw:rect draw:style-name="gr524" draw:text-style-name="P3" draw:layer="layout" svg:width="0.227cm" svg:height="0.25cm" draw:transform="rotate (1.5707963267949) translate (4.67cm 9.476cm)">
              <text:p/>
            </draw:rect>
          </draw:g>
          <draw:g>
            <draw:rect draw:style-name="gr525" draw:text-style-name="P3" draw:layer="layout" svg:width="0.454cm" svg:height="0.5cm" draw:transform="rotate (1.5707963267949) translate (5.111cm 9.477cm)">
              <text:p/>
            </draw:rect>
            <draw:rect draw:style-name="gr526" draw:text-style-name="P3" draw:layer="layout" svg:width="0.227cm" svg:height="0.25cm" draw:transform="rotate (1.5707963267949) translate (5.109cm 9.25cm)">
              <text:p/>
            </draw:rect>
            <draw:rect draw:style-name="gr527" draw:text-style-name="P3" draw:layer="layout" svg:width="0.227cm" svg:height="0.25cm" draw:transform="rotate (1.5707963267949) translate (5.36cm 9.477cm)">
              <text:p/>
            </draw:rect>
          </draw:g>
          <draw:g>
            <draw:rect draw:style-name="gr528" draw:text-style-name="P3" draw:layer="layout" svg:width="0.454cm" svg:height="0.5cm" draw:transform="rotate (1.5707963267949) translate (5.8cm 9.477cm)">
              <text:p/>
            </draw:rect>
            <draw:rect draw:style-name="gr529" draw:text-style-name="P3" draw:layer="layout" svg:width="0.227cm" svg:height="0.25cm" draw:transform="rotate (1.5707963267949) translate (5.799cm 9.25cm)">
              <text:p/>
            </draw:rect>
            <draw:rect draw:style-name="gr530" draw:text-style-name="P3" draw:layer="layout" svg:width="0.227cm" svg:height="0.25cm" draw:transform="rotate (1.5707963267949) translate (6.05cm 9.477cm)">
              <text:p/>
            </draw:rect>
          </draw:g>
          <draw:g>
            <draw:rect draw:style-name="gr531" draw:text-style-name="P3" draw:layer="layout" svg:width="0.454cm" svg:height="0.5cm" draw:transform="rotate (1.5707963267949) translate (6.491cm 9.477cm)">
              <text:p/>
            </draw:rect>
            <draw:rect draw:style-name="gr532" draw:text-style-name="P3" draw:layer="layout" svg:width="0.227cm" svg:height="0.25cm" draw:transform="rotate (1.5707963267949) translate (6.49cm 9.251cm)">
              <text:p/>
            </draw:rect>
            <draw:rect draw:style-name="gr533" draw:text-style-name="P3" draw:layer="layout" svg:width="0.227cm" svg:height="0.25cm" draw:transform="rotate (1.5707963267949) translate (6.74cm 9.478cm)">
              <text:p/>
            </draw:rect>
          </draw:g>
          <draw:g>
            <draw:rect draw:style-name="gr534" draw:text-style-name="P3" draw:layer="layout" svg:width="0.454cm" svg:height="0.5cm" draw:transform="rotate (1.5707963267949) translate (7.18cm 9.477cm)">
              <text:p/>
            </draw:rect>
            <draw:rect draw:style-name="gr535" draw:text-style-name="P3" draw:layer="layout" svg:width="0.227cm" svg:height="0.25cm" draw:transform="rotate (1.5707963267949) translate (7.18cm 9.25cm)">
              <text:p/>
            </draw:rect>
            <draw:rect draw:style-name="gr536" draw:text-style-name="P3" draw:layer="layout" svg:width="0.227cm" svg:height="0.25cm" draw:transform="rotate (1.5707963267949) translate (7.429cm 9.477cm)">
              <text:p/>
            </draw:rect>
          </draw:g>
          <draw:g>
            <draw:rect draw:style-name="gr537" draw:text-style-name="P3" draw:layer="layout" svg:width="0.454cm" svg:height="0.5cm" draw:transform="rotate (1.5707963267949) translate (7.872cm 9.477cm)">
              <text:p/>
            </draw:rect>
            <draw:rect draw:style-name="gr538" draw:text-style-name="P3" draw:layer="layout" svg:width="0.227cm" svg:height="0.25cm" draw:transform="rotate (1.5707963267949) translate (7.869cm 9.249cm)">
              <text:p/>
            </draw:rect>
            <draw:rect draw:style-name="gr539" draw:text-style-name="P3" draw:layer="layout" svg:width="0.227cm" svg:height="0.25cm" draw:transform="rotate (1.5707963267949) translate (8.119cm 9.477cm)">
              <text:p/>
            </draw:rect>
          </draw:g>
          <draw:g>
            <draw:rect draw:style-name="gr540" draw:text-style-name="P3" draw:layer="layout" svg:width="0.454cm" svg:height="0.5cm" draw:transform="rotate (1.5707963267949) translate (8.56cm 9.478cm)">
              <text:p/>
            </draw:rect>
            <draw:rect draw:style-name="gr541" draw:text-style-name="P3" draw:layer="layout" svg:width="0.227cm" svg:height="0.25cm" draw:transform="rotate (1.5707963267949) translate (8.559cm 9.25cm)">
              <text:p/>
            </draw:rect>
            <draw:rect draw:style-name="gr542" draw:text-style-name="P3" draw:layer="layout" svg:width="0.227cm" svg:height="0.25cm" draw:transform="rotate (1.5707963267949) translate (8.81cm 9.477cm)">
              <text:p/>
            </draw:rect>
          </draw:g>
          <draw:g>
            <draw:rect draw:style-name="gr543" draw:text-style-name="P3" draw:layer="layout" svg:width="0.454cm" svg:height="0.5cm" draw:transform="rotate (1.5707963267949) translate (9.251cm 9.476cm)">
              <text:p/>
            </draw:rect>
            <draw:rect draw:style-name="gr544" draw:text-style-name="P3" draw:layer="layout" svg:width="0.227cm" svg:height="0.25cm" draw:transform="rotate (1.5707963267949) translate (9.249cm 9.249cm)">
              <text:p/>
            </draw:rect>
            <draw:rect draw:style-name="gr545" draw:text-style-name="P3" draw:layer="layout" svg:width="0.227cm" svg:height="0.25cm" draw:transform="rotate (1.5707963267949) translate (9.5cm 9.476cm)">
              <text:p/>
            </draw:rect>
          </draw:g>
          <draw:g>
            <draw:rect draw:style-name="gr546" draw:text-style-name="P3" draw:layer="layout" svg:width="0.454cm" svg:height="0.5cm" draw:transform="rotate (1.5707963267949) translate (9.94cm 9.477cm)">
              <text:p/>
            </draw:rect>
            <draw:rect draw:style-name="gr547" draw:text-style-name="P3" draw:layer="layout" svg:width="0.227cm" svg:height="0.25cm" draw:transform="rotate (1.5707963267949) translate (9.94cm 9.25cm)">
              <text:p/>
            </draw:rect>
            <draw:rect draw:style-name="gr548" draw:text-style-name="P3" draw:layer="layout" svg:width="0.227cm" svg:height="0.25cm" draw:transform="rotate (1.5707963267949) translate (10.19cm 9.477cm)">
              <text:p/>
            </draw:rect>
          </draw:g>
          <draw:g>
            <draw:rect draw:style-name="gr549" draw:text-style-name="P3" draw:layer="layout" svg:width="0.454cm" svg:height="0.5cm" draw:transform="rotate (1.5707963267949) translate (10.631cm 9.477cm)">
              <text:p/>
            </draw:rect>
            <draw:rect draw:style-name="gr550" draw:text-style-name="P3" draw:layer="layout" svg:width="0.227cm" svg:height="0.25cm" draw:transform="rotate (1.5707963267949) translate (10.63cm 9.249cm)">
              <text:p/>
            </draw:rect>
            <draw:rect draw:style-name="gr551" draw:text-style-name="P3" draw:layer="layout" svg:width="0.227cm" svg:height="0.25cm" draw:transform="rotate (1.5707963267949) translate (10.879cm 9.476cm)">
              <text:p/>
            </draw:rect>
          </draw:g>
          <draw:g>
            <draw:rect draw:style-name="gr552" draw:text-style-name="P3" draw:layer="layout" svg:width="0.454cm" svg:height="0.5cm" draw:transform="rotate (1.5707963267949) translate (11.321cm 9.477cm)">
              <text:p/>
            </draw:rect>
            <draw:rect draw:style-name="gr553" draw:text-style-name="P3" draw:layer="layout" svg:width="0.227cm" svg:height="0.25cm" draw:transform="rotate (1.5707963267949) translate (11.319cm 9.251cm)">
              <text:p/>
            </draw:rect>
            <draw:rect draw:style-name="gr554" draw:text-style-name="P3" draw:layer="layout" svg:width="0.227cm" svg:height="0.25cm" draw:transform="rotate (1.5707963267949) translate (11.569cm 9.477cm)">
              <text:p/>
            </draw:rect>
          </draw:g>
          <draw:g>
            <draw:rect draw:style-name="gr555" draw:text-style-name="P3" draw:layer="layout" svg:width="0.454cm" svg:height="0.5cm" draw:transform="rotate (1.5707963267949) translate (12.011cm 9.477cm)">
              <text:p/>
            </draw:rect>
            <draw:rect draw:style-name="gr556" draw:text-style-name="P3" draw:layer="layout" svg:width="0.227cm" svg:height="0.25cm" draw:transform="rotate (1.5707963267949) translate (12.009cm 9.251cm)">
              <text:p/>
            </draw:rect>
            <draw:rect draw:style-name="gr557" draw:text-style-name="P3" draw:layer="layout" svg:width="0.227cm" svg:height="0.25cm" draw:transform="rotate (1.5707963267949) translate (12.26cm 9.477cm)">
              <text:p/>
            </draw:rect>
          </draw:g>
          <draw:g>
            <draw:rect draw:style-name="gr558" draw:text-style-name="P3" draw:layer="layout" svg:width="0.454cm" svg:height="0.5cm" draw:transform="rotate (1.5707963267949) translate (12.7cm 9.477cm)">
              <text:p/>
            </draw:rect>
            <draw:rect draw:style-name="gr559" draw:text-style-name="P3" draw:layer="layout" svg:width="0.227cm" svg:height="0.25cm" draw:transform="rotate (1.5707963267949) translate (12.7cm 9.251cm)">
              <text:p/>
            </draw:rect>
            <draw:rect draw:style-name="gr560" draw:text-style-name="P3" draw:layer="layout" svg:width="0.227cm" svg:height="0.25cm" draw:transform="rotate (1.5707963267949) translate (12.95cm 9.478cm)">
              <text:p/>
            </draw:rect>
          </draw:g>
          <draw:g>
            <draw:rect draw:style-name="gr561" draw:text-style-name="P3" draw:layer="layout" svg:width="0.454cm" svg:height="0.5cm" draw:transform="rotate (1.5707963267949) translate (13.391cm 9.477cm)">
              <text:p/>
            </draw:rect>
            <draw:rect draw:style-name="gr562" draw:text-style-name="P3" draw:layer="layout" svg:width="0.227cm" svg:height="0.25cm" draw:transform="rotate (1.5707963267949) translate (13.39cm 9.251cm)">
              <text:p/>
            </draw:rect>
            <draw:rect draw:style-name="gr563" draw:text-style-name="P3" draw:layer="layout" svg:width="0.227cm" svg:height="0.25cm" draw:transform="rotate (1.5707963267949) translate (13.64cm 9.477cm)">
              <text:p/>
            </draw:rect>
          </draw:g>
          <draw:g>
            <draw:rect draw:style-name="gr564" draw:text-style-name="P3" draw:layer="layout" svg:width="0.454cm" svg:height="0.5cm" draw:transform="rotate (1.5707963267949) translate (14.08cm 9.477cm)">
              <text:p/>
            </draw:rect>
            <draw:rect draw:style-name="gr565" draw:text-style-name="P3" draw:layer="layout" svg:width="0.227cm" svg:height="0.25cm" draw:transform="rotate (1.5707963267949) translate (14.08cm 9.25cm)">
              <text:p/>
            </draw:rect>
            <draw:rect draw:style-name="gr566" draw:text-style-name="P3" draw:layer="layout" svg:width="0.227cm" svg:height="0.25cm" draw:transform="rotate (1.5707963267949) translate (14.329cm 9.476cm)">
              <text:p/>
            </draw:rect>
          </draw:g>
          <draw:g>
            <draw:rect draw:style-name="gr567" draw:text-style-name="P3" draw:layer="layout" svg:width="0.454cm" svg:height="0.5cm" draw:transform="rotate (1.5707963267949) translate (14.772cm 9.478cm)">
              <text:p/>
            </draw:rect>
            <draw:rect draw:style-name="gr568" draw:text-style-name="P3" draw:layer="layout" svg:width="0.227cm" svg:height="0.25cm" draw:transform="rotate (1.5707963267949) translate (14.77cm 9.25cm)">
              <text:p/>
            </draw:rect>
            <draw:rect draw:style-name="gr569" draw:text-style-name="P3" draw:layer="layout" svg:width="0.227cm" svg:height="0.25cm" draw:transform="rotate (1.5707963267949) translate (15.019cm 9.476cm)">
              <text:p/>
            </draw:rect>
          </draw:g>
          <draw:g>
            <draw:rect draw:style-name="gr570" draw:text-style-name="P3" draw:layer="layout" svg:width="0.454cm" svg:height="0.5cm" draw:transform="rotate (1.5707963267949) translate (15.46cm 9.476cm)">
              <text:p/>
            </draw:rect>
            <draw:rect draw:style-name="gr571" draw:text-style-name="P3" draw:layer="layout" svg:width="0.227cm" svg:height="0.25cm" draw:transform="rotate (1.5707963267949) translate (15.459cm 9.25cm)">
              <text:p/>
            </draw:rect>
            <draw:rect draw:style-name="gr572" draw:text-style-name="P3" draw:layer="layout" svg:width="0.227cm" svg:height="0.25cm" draw:transform="rotate (1.5707963267949) translate (15.71cm 9.477cm)">
              <text:p/>
            </draw:rect>
          </draw:g>
          <draw:g>
            <draw:rect draw:style-name="gr573" draw:text-style-name="P3" draw:layer="layout" svg:width="0.454cm" svg:height="0.5cm" draw:transform="rotate (1.5707963267949) translate (16.151cm 9.477cm)">
              <text:p/>
            </draw:rect>
            <draw:rect draw:style-name="gr574" draw:text-style-name="P3" draw:layer="layout" svg:width="0.227cm" svg:height="0.25cm" draw:transform="rotate (1.5707963267949) translate (16.15cm 9.251cm)">
              <text:p/>
            </draw:rect>
            <draw:rect draw:style-name="gr575" draw:text-style-name="P3" draw:layer="layout" svg:width="0.227cm" svg:height="0.25cm" draw:transform="rotate (1.5707963267949) translate (16.4cm 9.477cm)">
              <text:p/>
            </draw:rect>
          </draw:g>
          <draw:g>
            <draw:rect draw:style-name="gr576" draw:text-style-name="P3" draw:layer="layout" svg:width="0.454cm" svg:height="0.5cm" draw:transform="rotate (1.5707963267949) translate (16.84cm 9.477cm)">
              <text:p/>
            </draw:rect>
            <draw:rect draw:style-name="gr577" draw:text-style-name="P3" draw:layer="layout" svg:width="0.227cm" svg:height="0.25cm" draw:transform="rotate (1.5707963267949) translate (16.84cm 9.249cm)">
              <text:p/>
            </draw:rect>
            <draw:rect draw:style-name="gr578" draw:text-style-name="P3" draw:layer="layout" svg:width="0.227cm" svg:height="0.25cm" draw:transform="rotate (1.5707963267949) translate (17.09cm 9.477cm)">
              <text:p/>
            </draw:rect>
          </draw:g>
          <draw:g>
            <draw:rect draw:style-name="gr579" draw:text-style-name="P3" draw:layer="layout" svg:width="0.454cm" svg:height="0.5cm" draw:transform="rotate (1.5707963267949) translate (17.531cm 9.477cm)">
              <text:p/>
            </draw:rect>
            <draw:rect draw:style-name="gr580" draw:text-style-name="P3" draw:layer="layout" svg:width="0.227cm" svg:height="0.25cm" draw:transform="rotate (1.5707963267949) translate (17.53cm 9.249cm)">
              <text:p/>
            </draw:rect>
            <draw:rect draw:style-name="gr581" draw:text-style-name="P3" draw:layer="layout" svg:width="0.227cm" svg:height="0.25cm" draw:transform="rotate (1.5707963267949) translate (17.781cm 9.477cm)">
              <text:p/>
            </draw:rect>
          </draw:g>
          <draw:g>
            <draw:rect draw:style-name="gr582" draw:text-style-name="P3" draw:layer="layout" svg:width="0.454cm" svg:height="0.5cm" draw:transform="rotate (1.5707963267949) translate (18.22cm 9.475cm)">
              <text:p/>
            </draw:rect>
            <draw:rect draw:style-name="gr583" draw:text-style-name="P3" draw:layer="layout" svg:width="0.227cm" svg:height="0.25cm" draw:transform="rotate (1.5707963267949) translate (18.221cm 9.25cm)">
              <text:p/>
            </draw:rect>
            <draw:rect draw:style-name="gr584" draw:text-style-name="P3" draw:layer="layout" svg:width="0.227cm" svg:height="0.25cm" draw:transform="rotate (1.5707963267949) translate (18.469cm 9.476cm)">
              <text:p/>
            </draw:rect>
          </draw:g>
          <draw:g>
            <draw:rect draw:style-name="gr585" draw:text-style-name="P3" draw:layer="layout" svg:width="0.454cm" svg:height="0.5cm" draw:transform="rotate (1.5707963267949) translate (18.91cm 9.477cm)">
              <text:p/>
            </draw:rect>
            <draw:rect draw:style-name="gr586" draw:text-style-name="P3" draw:layer="layout" svg:width="0.227cm" svg:height="0.25cm" draw:transform="rotate (1.5707963267949) translate (18.909cm 9.25cm)">
              <text:p/>
            </draw:rect>
            <draw:rect draw:style-name="gr587" draw:text-style-name="P3" draw:layer="layout" svg:width="0.227cm" svg:height="0.25cm" draw:transform="rotate (1.5707963267949) translate (19.161cm 9.476cm)">
              <text:p/>
            </draw:rect>
          </draw:g>
          <draw:g>
            <draw:rect draw:style-name="gr588" draw:text-style-name="P3" draw:layer="layout" svg:width="0.454cm" svg:height="0.5cm" draw:transform="rotate (1.5707963267949) translate (19.6cm 9.476cm)">
              <text:p/>
            </draw:rect>
            <draw:rect draw:style-name="gr589" draw:text-style-name="P3" draw:layer="layout" svg:width="0.227cm" svg:height="0.25cm" draw:transform="rotate (1.5707963267949) translate (19.601cm 9.25cm)">
              <text:p/>
            </draw:rect>
            <draw:rect draw:style-name="gr590" draw:text-style-name="P3" draw:layer="layout" svg:width="0.227cm" svg:height="0.25cm" draw:transform="rotate (1.5707963267949) translate (19.85cm 9.477cm)">
              <text:p/>
            </draw:rect>
          </draw:g>
          <draw:g>
            <draw:rect draw:style-name="gr591" draw:text-style-name="P3" draw:layer="layout" svg:width="0.454cm" svg:height="0.5cm" draw:transform="rotate (1.5707963267949) translate (20.289cm 9.478cm)">
              <text:p/>
            </draw:rect>
            <draw:rect draw:style-name="gr592" draw:text-style-name="P3" draw:layer="layout" svg:width="0.227cm" svg:height="0.25cm" draw:transform="rotate (1.5707963267949) translate (20.29cm 9.25cm)">
              <text:p/>
            </draw:rect>
            <draw:rect draw:style-name="gr593" draw:text-style-name="P3" draw:layer="layout" svg:width="0.227cm" svg:height="0.25cm" draw:transform="rotate (1.5707963267949) translate (20.541cm 9.476cm)">
              <text:p/>
            </draw:rect>
          </draw:g>
          <draw:g>
            <draw:rect draw:style-name="gr594" draw:text-style-name="P3" draw:layer="layout" svg:width="0.454cm" svg:height="0.5cm" draw:transform="rotate (1.5707963267949) translate (20.98cm 9.478cm)">
              <text:p/>
            </draw:rect>
            <draw:rect draw:style-name="gr595" draw:text-style-name="P3" draw:layer="layout" svg:width="0.227cm" svg:height="0.25cm" draw:transform="rotate (1.5707963267949) translate (20.981cm 9.25cm)">
              <text:p/>
            </draw:rect>
            <draw:rect draw:style-name="gr596" draw:text-style-name="P3" draw:layer="layout" svg:width="0.227cm" svg:height="0.25cm" draw:transform="rotate (1.5707963267949) translate (21.23cm 9.477cm)">
              <text:p/>
            </draw:rect>
          </draw:g>
        </draw:g>
        <draw:g>
          <draw:rect draw:style-name="gr597" draw:text-style-name="P2" draw:layer="layout" svg:width="19.52cm" svg:height="1cm" svg:x="2.15cm" svg:y="9.85cm">
            <text:p/>
          </draw:rect>
          <draw:g>
            <draw:rect draw:style-name="gr598" draw:text-style-name="P3" draw:layer="layout" svg:width="0.454cm" svg:height="0.5cm" draw:transform="rotate (1.5707963267949) translate (2.351cm 10.576cm)">
              <text:p/>
            </draw:rect>
            <draw:rect draw:style-name="gr599" draw:text-style-name="P3" draw:layer="layout" svg:width="0.227cm" svg:height="0.25cm" draw:transform="rotate (1.5707963267949) translate (2.351cm 10.351cm)">
              <text:p/>
            </draw:rect>
            <draw:rect draw:style-name="gr600" draw:text-style-name="P3" draw:layer="layout" svg:width="0.227cm" svg:height="0.25cm" draw:transform="rotate (1.5707963267949) translate (2.601cm 10.578cm)">
              <text:p/>
            </draw:rect>
          </draw:g>
          <draw:g>
            <draw:rect draw:style-name="gr601" draw:text-style-name="P3" draw:layer="layout" svg:width="0.454cm" svg:height="0.5cm" draw:transform="rotate (1.5707963267949) translate (3.04cm 10.576cm)">
              <text:p/>
            </draw:rect>
            <draw:rect draw:style-name="gr602" draw:text-style-name="P3" draw:layer="layout" svg:width="0.227cm" svg:height="0.25cm" draw:transform="rotate (1.5707963267949) translate (3.041cm 10.351cm)">
              <text:p/>
            </draw:rect>
            <draw:rect draw:style-name="gr603" draw:text-style-name="P3" draw:layer="layout" svg:width="0.227cm" svg:height="0.25cm" draw:transform="rotate (1.5707963267949) translate (3.291cm 10.577cm)">
              <text:p/>
            </draw:rect>
          </draw:g>
          <draw:g>
            <draw:rect draw:style-name="gr604" draw:text-style-name="P3" draw:layer="layout" svg:width="0.454cm" svg:height="0.5cm" draw:transform="rotate (1.5707963267949) translate (3.731cm 10.576cm)">
              <text:p/>
            </draw:rect>
            <draw:rect draw:style-name="gr605" draw:text-style-name="P3" draw:layer="layout" svg:width="0.227cm" svg:height="0.25cm" draw:transform="rotate (1.5707963267949) translate (3.73cm 10.351cm)">
              <text:p/>
            </draw:rect>
            <draw:rect draw:style-name="gr606" draw:text-style-name="P3" draw:layer="layout" svg:width="0.227cm" svg:height="0.25cm" draw:transform="rotate (1.5707963267949) translate (3.98cm 10.577cm)">
              <text:p/>
            </draw:rect>
          </draw:g>
          <draw:g>
            <draw:rect draw:style-name="gr607" draw:text-style-name="P3" draw:layer="layout" svg:width="0.454cm" svg:height="0.5cm" draw:transform="rotate (1.5707963267949) translate (4.421cm 10.578cm)">
              <text:p/>
            </draw:rect>
            <draw:rect draw:style-name="gr608" draw:text-style-name="P3" draw:layer="layout" svg:width="0.227cm" svg:height="0.25cm" draw:transform="rotate (1.5707963267949) translate (4.419cm 10.349cm)">
              <text:p/>
            </draw:rect>
            <draw:rect draw:style-name="gr609" draw:text-style-name="P3" draw:layer="layout" svg:width="0.227cm" svg:height="0.25cm" draw:transform="rotate (1.5707963267949) translate (4.67cm 10.576cm)">
              <text:p/>
            </draw:rect>
          </draw:g>
          <draw:g>
            <draw:rect draw:style-name="gr610" draw:text-style-name="P3" draw:layer="layout" svg:width="0.454cm" svg:height="0.5cm" draw:transform="rotate (1.5707963267949) translate (5.111cm 10.577cm)">
              <text:p/>
            </draw:rect>
            <draw:rect draw:style-name="gr611" draw:text-style-name="P3" draw:layer="layout" svg:width="0.227cm" svg:height="0.25cm" draw:transform="rotate (1.5707963267949) translate (5.109cm 10.35cm)">
              <text:p/>
            </draw:rect>
            <draw:rect draw:style-name="gr612" draw:text-style-name="P3" draw:layer="layout" svg:width="0.227cm" svg:height="0.25cm" draw:transform="rotate (1.5707963267949) translate (5.36cm 10.577cm)">
              <text:p/>
            </draw:rect>
          </draw:g>
          <draw:g>
            <draw:rect draw:style-name="gr613" draw:text-style-name="P3" draw:layer="layout" svg:width="0.454cm" svg:height="0.5cm" draw:transform="rotate (1.5707963267949) translate (5.8cm 10.577cm)">
              <text:p/>
            </draw:rect>
            <draw:rect draw:style-name="gr614" draw:text-style-name="P3" draw:layer="layout" svg:width="0.227cm" svg:height="0.25cm" draw:transform="rotate (1.5707963267949) translate (5.799cm 10.35cm)">
              <text:p/>
            </draw:rect>
            <draw:rect draw:style-name="gr615" draw:text-style-name="P3" draw:layer="layout" svg:width="0.227cm" svg:height="0.25cm" draw:transform="rotate (1.5707963267949) translate (6.05cm 10.577cm)">
              <text:p/>
            </draw:rect>
          </draw:g>
          <draw:g>
            <draw:rect draw:style-name="gr616" draw:text-style-name="P3" draw:layer="layout" svg:width="0.454cm" svg:height="0.5cm" draw:transform="rotate (1.5707963267949) translate (6.491cm 10.577cm)">
              <text:p/>
            </draw:rect>
            <draw:rect draw:style-name="gr617" draw:text-style-name="P3" draw:layer="layout" svg:width="0.227cm" svg:height="0.25cm" draw:transform="rotate (1.5707963267949) translate (6.49cm 10.351cm)">
              <text:p/>
            </draw:rect>
            <draw:rect draw:style-name="gr618" draw:text-style-name="P3" draw:layer="layout" svg:width="0.227cm" svg:height="0.25cm" draw:transform="rotate (1.5707963267949) translate (6.74cm 10.578cm)">
              <text:p/>
            </draw:rect>
          </draw:g>
          <draw:g>
            <draw:rect draw:style-name="gr619" draw:text-style-name="P3" draw:layer="layout" svg:width="0.454cm" svg:height="0.5cm" draw:transform="rotate (1.5707963267949) translate (7.18cm 10.577cm)">
              <text:p/>
            </draw:rect>
            <draw:rect draw:style-name="gr620" draw:text-style-name="P3" draw:layer="layout" svg:width="0.227cm" svg:height="0.25cm" draw:transform="rotate (1.5707963267949) translate (7.18cm 10.35cm)">
              <text:p/>
            </draw:rect>
            <draw:rect draw:style-name="gr621" draw:text-style-name="P3" draw:layer="layout" svg:width="0.227cm" svg:height="0.25cm" draw:transform="rotate (1.5707963267949) translate (7.429cm 10.577cm)">
              <text:p/>
            </draw:rect>
          </draw:g>
          <draw:g>
            <draw:rect draw:style-name="gr622" draw:text-style-name="P3" draw:layer="layout" svg:width="0.454cm" svg:height="0.5cm" draw:transform="rotate (1.5707963267949) translate (7.872cm 10.577cm)">
              <text:p/>
            </draw:rect>
            <draw:rect draw:style-name="gr623" draw:text-style-name="P3" draw:layer="layout" svg:width="0.227cm" svg:height="0.25cm" draw:transform="rotate (1.5707963267949) translate (7.869cm 10.349cm)">
              <text:p/>
            </draw:rect>
            <draw:rect draw:style-name="gr624" draw:text-style-name="P3" draw:layer="layout" svg:width="0.227cm" svg:height="0.25cm" draw:transform="rotate (1.5707963267949) translate (8.119cm 10.577cm)">
              <text:p/>
            </draw:rect>
          </draw:g>
          <draw:g>
            <draw:rect draw:style-name="gr625" draw:text-style-name="P3" draw:layer="layout" svg:width="0.454cm" svg:height="0.5cm" draw:transform="rotate (1.5707963267949) translate (8.56cm 10.578cm)">
              <text:p/>
            </draw:rect>
            <draw:rect draw:style-name="gr626" draw:text-style-name="P3" draw:layer="layout" svg:width="0.227cm" svg:height="0.25cm" draw:transform="rotate (1.5707963267949) translate (8.559cm 10.35cm)">
              <text:p/>
            </draw:rect>
            <draw:rect draw:style-name="gr627" draw:text-style-name="P3" draw:layer="layout" svg:width="0.227cm" svg:height="0.25cm" draw:transform="rotate (1.5707963267949) translate (8.81cm 10.577cm)">
              <text:p/>
            </draw:rect>
          </draw:g>
          <draw:g>
            <draw:rect draw:style-name="gr628" draw:text-style-name="P3" draw:layer="layout" svg:width="0.454cm" svg:height="0.5cm" draw:transform="rotate (1.5707963267949) translate (9.251cm 10.576cm)">
              <text:p/>
            </draw:rect>
            <draw:rect draw:style-name="gr629" draw:text-style-name="P3" draw:layer="layout" svg:width="0.227cm" svg:height="0.25cm" draw:transform="rotate (1.5707963267949) translate (9.249cm 10.349cm)">
              <text:p/>
            </draw:rect>
            <draw:rect draw:style-name="gr630" draw:text-style-name="P3" draw:layer="layout" svg:width="0.227cm" svg:height="0.25cm" draw:transform="rotate (1.5707963267949) translate (9.5cm 10.576cm)">
              <text:p/>
            </draw:rect>
          </draw:g>
          <draw:g>
            <draw:rect draw:style-name="gr631" draw:text-style-name="P3" draw:layer="layout" svg:width="0.454cm" svg:height="0.5cm" draw:transform="rotate (1.5707963267949) translate (9.94cm 10.577cm)">
              <text:p/>
            </draw:rect>
            <draw:rect draw:style-name="gr632" draw:text-style-name="P3" draw:layer="layout" svg:width="0.227cm" svg:height="0.25cm" draw:transform="rotate (1.5707963267949) translate (9.94cm 10.35cm)">
              <text:p/>
            </draw:rect>
            <draw:rect draw:style-name="gr633" draw:text-style-name="P3" draw:layer="layout" svg:width="0.227cm" svg:height="0.25cm" draw:transform="rotate (1.5707963267949) translate (10.19cm 10.577cm)">
              <text:p/>
            </draw:rect>
          </draw:g>
          <draw:g>
            <draw:rect draw:style-name="gr634" draw:text-style-name="P3" draw:layer="layout" svg:width="0.454cm" svg:height="0.5cm" draw:transform="rotate (1.5707963267949) translate (10.631cm 10.577cm)">
              <text:p/>
            </draw:rect>
            <draw:rect draw:style-name="gr635" draw:text-style-name="P3" draw:layer="layout" svg:width="0.227cm" svg:height="0.25cm" draw:transform="rotate (1.5707963267949) translate (10.63cm 10.349cm)">
              <text:p/>
            </draw:rect>
            <draw:rect draw:style-name="gr636" draw:text-style-name="P3" draw:layer="layout" svg:width="0.227cm" svg:height="0.25cm" draw:transform="rotate (1.5707963267949) translate (10.879cm 10.576cm)">
              <text:p/>
            </draw:rect>
          </draw:g>
          <draw:g>
            <draw:rect draw:style-name="gr637" draw:text-style-name="P3" draw:layer="layout" svg:width="0.454cm" svg:height="0.5cm" draw:transform="rotate (1.5707963267949) translate (11.321cm 10.577cm)">
              <text:p/>
            </draw:rect>
            <draw:rect draw:style-name="gr638" draw:text-style-name="P3" draw:layer="layout" svg:width="0.227cm" svg:height="0.25cm" draw:transform="rotate (1.5707963267949) translate (11.319cm 10.351cm)">
              <text:p/>
            </draw:rect>
            <draw:rect draw:style-name="gr639" draw:text-style-name="P3" draw:layer="layout" svg:width="0.227cm" svg:height="0.25cm" draw:transform="rotate (1.5707963267949) translate (11.569cm 10.577cm)">
              <text:p/>
            </draw:rect>
          </draw:g>
          <draw:g>
            <draw:rect draw:style-name="gr640" draw:text-style-name="P3" draw:layer="layout" svg:width="0.454cm" svg:height="0.5cm" draw:transform="rotate (1.5707963267949) translate (12.011cm 10.577cm)">
              <text:p/>
            </draw:rect>
            <draw:rect draw:style-name="gr641" draw:text-style-name="P3" draw:layer="layout" svg:width="0.227cm" svg:height="0.25cm" draw:transform="rotate (1.5707963267949) translate (12.009cm 10.351cm)">
              <text:p/>
            </draw:rect>
            <draw:rect draw:style-name="gr642" draw:text-style-name="P3" draw:layer="layout" svg:width="0.227cm" svg:height="0.25cm" draw:transform="rotate (1.5707963267949) translate (12.26cm 10.577cm)">
              <text:p/>
            </draw:rect>
          </draw:g>
          <draw:g>
            <draw:rect draw:style-name="gr643" draw:text-style-name="P3" draw:layer="layout" svg:width="0.454cm" svg:height="0.5cm" draw:transform="rotate (1.5707963267949) translate (12.7cm 10.577cm)">
              <text:p/>
            </draw:rect>
            <draw:rect draw:style-name="gr644" draw:text-style-name="P3" draw:layer="layout" svg:width="0.227cm" svg:height="0.25cm" draw:transform="rotate (1.5707963267949) translate (12.7cm 10.351cm)">
              <text:p/>
            </draw:rect>
            <draw:rect draw:style-name="gr645" draw:text-style-name="P3" draw:layer="layout" svg:width="0.227cm" svg:height="0.25cm" draw:transform="rotate (1.5707963267949) translate (12.95cm 10.578cm)">
              <text:p/>
            </draw:rect>
          </draw:g>
          <draw:g>
            <draw:rect draw:style-name="gr646" draw:text-style-name="P3" draw:layer="layout" svg:width="0.454cm" svg:height="0.5cm" draw:transform="rotate (1.5707963267949) translate (13.391cm 10.577cm)">
              <text:p/>
            </draw:rect>
            <draw:rect draw:style-name="gr647" draw:text-style-name="P3" draw:layer="layout" svg:width="0.227cm" svg:height="0.25cm" draw:transform="rotate (1.5707963267949) translate (13.39cm 10.351cm)">
              <text:p/>
            </draw:rect>
            <draw:rect draw:style-name="gr648" draw:text-style-name="P3" draw:layer="layout" svg:width="0.227cm" svg:height="0.25cm" draw:transform="rotate (1.5707963267949) translate (13.64cm 10.577cm)">
              <text:p/>
            </draw:rect>
          </draw:g>
          <draw:g>
            <draw:rect draw:style-name="gr649" draw:text-style-name="P3" draw:layer="layout" svg:width="0.454cm" svg:height="0.5cm" draw:transform="rotate (1.5707963267949) translate (14.08cm 10.577cm)">
              <text:p/>
            </draw:rect>
            <draw:rect draw:style-name="gr650" draw:text-style-name="P3" draw:layer="layout" svg:width="0.227cm" svg:height="0.25cm" draw:transform="rotate (1.5707963267949) translate (14.08cm 10.35cm)">
              <text:p/>
            </draw:rect>
            <draw:rect draw:style-name="gr651" draw:text-style-name="P3" draw:layer="layout" svg:width="0.227cm" svg:height="0.25cm" draw:transform="rotate (1.5707963267949) translate (14.329cm 10.576cm)">
              <text:p/>
            </draw:rect>
          </draw:g>
          <draw:g>
            <draw:rect draw:style-name="gr652" draw:text-style-name="P3" draw:layer="layout" svg:width="0.454cm" svg:height="0.5cm" draw:transform="rotate (1.5707963267949) translate (14.772cm 10.578cm)">
              <text:p/>
            </draw:rect>
            <draw:rect draw:style-name="gr653" draw:text-style-name="P3" draw:layer="layout" svg:width="0.227cm" svg:height="0.25cm" draw:transform="rotate (1.5707963267949) translate (14.77cm 10.35cm)">
              <text:p/>
            </draw:rect>
            <draw:rect draw:style-name="gr654" draw:text-style-name="P3" draw:layer="layout" svg:width="0.227cm" svg:height="0.25cm" draw:transform="rotate (1.5707963267949) translate (15.019cm 10.576cm)">
              <text:p/>
            </draw:rect>
          </draw:g>
          <draw:g>
            <draw:rect draw:style-name="gr655" draw:text-style-name="P3" draw:layer="layout" svg:width="0.454cm" svg:height="0.5cm" draw:transform="rotate (1.5707963267949) translate (15.46cm 10.576cm)">
              <text:p/>
            </draw:rect>
            <draw:rect draw:style-name="gr656" draw:text-style-name="P3" draw:layer="layout" svg:width="0.227cm" svg:height="0.25cm" draw:transform="rotate (1.5707963267949) translate (15.459cm 10.35cm)">
              <text:p/>
            </draw:rect>
            <draw:rect draw:style-name="gr657" draw:text-style-name="P3" draw:layer="layout" svg:width="0.227cm" svg:height="0.25cm" draw:transform="rotate (1.5707963267949) translate (15.71cm 10.577cm)">
              <text:p/>
            </draw:rect>
          </draw:g>
          <draw:g>
            <draw:rect draw:style-name="gr658" draw:text-style-name="P3" draw:layer="layout" svg:width="0.454cm" svg:height="0.5cm" draw:transform="rotate (1.5707963267949) translate (16.151cm 10.577cm)">
              <text:p/>
            </draw:rect>
            <draw:rect draw:style-name="gr659" draw:text-style-name="P3" draw:layer="layout" svg:width="0.227cm" svg:height="0.25cm" draw:transform="rotate (1.5707963267949) translate (16.15cm 10.351cm)">
              <text:p/>
            </draw:rect>
            <draw:rect draw:style-name="gr660" draw:text-style-name="P3" draw:layer="layout" svg:width="0.227cm" svg:height="0.25cm" draw:transform="rotate (1.5707963267949) translate (16.4cm 10.577cm)">
              <text:p/>
            </draw:rect>
          </draw:g>
          <draw:g>
            <draw:rect draw:style-name="gr661" draw:text-style-name="P3" draw:layer="layout" svg:width="0.454cm" svg:height="0.5cm" draw:transform="rotate (1.5707963267949) translate (16.84cm 10.577cm)">
              <text:p/>
            </draw:rect>
            <draw:rect draw:style-name="gr662" draw:text-style-name="P3" draw:layer="layout" svg:width="0.227cm" svg:height="0.25cm" draw:transform="rotate (1.5707963267949) translate (16.84cm 10.349cm)">
              <text:p/>
            </draw:rect>
            <draw:rect draw:style-name="gr663" draw:text-style-name="P3" draw:layer="layout" svg:width="0.227cm" svg:height="0.25cm" draw:transform="rotate (1.5707963267949) translate (17.09cm 10.577cm)">
              <text:p/>
            </draw:rect>
          </draw:g>
          <draw:g>
            <draw:rect draw:style-name="gr664" draw:text-style-name="P3" draw:layer="layout" svg:width="0.454cm" svg:height="0.5cm" draw:transform="rotate (1.5707963267949) translate (17.531cm 10.577cm)">
              <text:p/>
            </draw:rect>
            <draw:rect draw:style-name="gr665" draw:text-style-name="P3" draw:layer="layout" svg:width="0.227cm" svg:height="0.25cm" draw:transform="rotate (1.5707963267949) translate (17.53cm 10.349cm)">
              <text:p/>
            </draw:rect>
            <draw:rect draw:style-name="gr666" draw:text-style-name="P3" draw:layer="layout" svg:width="0.227cm" svg:height="0.25cm" draw:transform="rotate (1.5707963267949) translate (17.781cm 10.577cm)">
              <text:p/>
            </draw:rect>
          </draw:g>
          <draw:g>
            <draw:rect draw:style-name="gr667" draw:text-style-name="P3" draw:layer="layout" svg:width="0.454cm" svg:height="0.5cm" draw:transform="rotate (1.5707963267949) translate (18.22cm 10.575cm)">
              <text:p/>
            </draw:rect>
            <draw:rect draw:style-name="gr668" draw:text-style-name="P3" draw:layer="layout" svg:width="0.227cm" svg:height="0.25cm" draw:transform="rotate (1.5707963267949) translate (18.221cm 10.35cm)">
              <text:p/>
            </draw:rect>
            <draw:rect draw:style-name="gr669" draw:text-style-name="P3" draw:layer="layout" svg:width="0.227cm" svg:height="0.25cm" draw:transform="rotate (1.5707963267949) translate (18.469cm 10.576cm)">
              <text:p/>
            </draw:rect>
          </draw:g>
          <draw:g>
            <draw:rect draw:style-name="gr670" draw:text-style-name="P3" draw:layer="layout" svg:width="0.454cm" svg:height="0.5cm" draw:transform="rotate (1.5707963267949) translate (18.91cm 10.577cm)">
              <text:p/>
            </draw:rect>
            <draw:rect draw:style-name="gr671" draw:text-style-name="P3" draw:layer="layout" svg:width="0.227cm" svg:height="0.25cm" draw:transform="rotate (1.5707963267949) translate (18.909cm 10.35cm)">
              <text:p/>
            </draw:rect>
            <draw:rect draw:style-name="gr672" draw:text-style-name="P3" draw:layer="layout" svg:width="0.227cm" svg:height="0.25cm" draw:transform="rotate (1.5707963267949) translate (19.161cm 10.576cm)">
              <text:p/>
            </draw:rect>
          </draw:g>
          <draw:g>
            <draw:rect draw:style-name="gr673" draw:text-style-name="P3" draw:layer="layout" svg:width="0.454cm" svg:height="0.5cm" draw:transform="rotate (1.5707963267949) translate (19.6cm 10.576cm)">
              <text:p/>
            </draw:rect>
            <draw:rect draw:style-name="gr674" draw:text-style-name="P3" draw:layer="layout" svg:width="0.227cm" svg:height="0.25cm" draw:transform="rotate (1.5707963267949) translate (19.601cm 10.35cm)">
              <text:p/>
            </draw:rect>
            <draw:rect draw:style-name="gr675" draw:text-style-name="P3" draw:layer="layout" svg:width="0.227cm" svg:height="0.25cm" draw:transform="rotate (1.5707963267949) translate (19.85cm 10.577cm)">
              <text:p/>
            </draw:rect>
          </draw:g>
          <draw:g>
            <draw:rect draw:style-name="gr676" draw:text-style-name="P3" draw:layer="layout" svg:width="0.454cm" svg:height="0.5cm" draw:transform="rotate (1.5707963267949) translate (20.289cm 10.578cm)">
              <text:p/>
            </draw:rect>
            <draw:rect draw:style-name="gr677" draw:text-style-name="P3" draw:layer="layout" svg:width="0.227cm" svg:height="0.25cm" draw:transform="rotate (1.5707963267949) translate (20.29cm 10.35cm)">
              <text:p/>
            </draw:rect>
            <draw:rect draw:style-name="gr678" draw:text-style-name="P3" draw:layer="layout" svg:width="0.227cm" svg:height="0.25cm" draw:transform="rotate (1.5707963267949) translate (20.541cm 10.576cm)">
              <text:p/>
            </draw:rect>
          </draw:g>
          <draw:g>
            <draw:rect draw:style-name="gr679" draw:text-style-name="P3" draw:layer="layout" svg:width="0.454cm" svg:height="0.5cm" draw:transform="rotate (1.5707963267949) translate (20.98cm 10.578cm)">
              <text:p/>
            </draw:rect>
            <draw:rect draw:style-name="gr680" draw:text-style-name="P3" draw:layer="layout" svg:width="0.227cm" svg:height="0.25cm" draw:transform="rotate (1.5707963267949) translate (20.981cm 10.35cm)">
              <text:p/>
            </draw:rect>
            <draw:rect draw:style-name="gr681" draw:text-style-name="P3" draw:layer="layout" svg:width="0.227cm" svg:height="0.25cm" draw:transform="rotate (1.5707963267949) translate (21.23cm 10.577cm)">
              <text:p/>
            </draw:rect>
          </draw:g>
        </draw:g>
        <draw:g>
          <draw:rect draw:style-name="gr682" draw:text-style-name="P2" draw:layer="layout" svg:width="19.52cm" svg:height="1cm" svg:x="2.15cm" svg:y="10.95cm">
            <text:p/>
          </draw:rect>
          <draw:g>
            <draw:rect draw:style-name="gr683" draw:text-style-name="P3" draw:layer="layout" svg:width="0.454cm" svg:height="0.5cm" draw:transform="rotate (1.5707963267949) translate (2.351cm 11.676cm)">
              <text:p/>
            </draw:rect>
            <draw:rect draw:style-name="gr684" draw:text-style-name="P3" draw:layer="layout" svg:width="0.227cm" svg:height="0.25cm" draw:transform="rotate (1.5707963267949) translate (2.351cm 11.451cm)">
              <text:p/>
            </draw:rect>
            <draw:rect draw:style-name="gr685" draw:text-style-name="P3" draw:layer="layout" svg:width="0.227cm" svg:height="0.25cm" draw:transform="rotate (1.5707963267949) translate (2.601cm 11.678cm)">
              <text:p/>
            </draw:rect>
          </draw:g>
          <draw:g>
            <draw:rect draw:style-name="gr686" draw:text-style-name="P3" draw:layer="layout" svg:width="0.454cm" svg:height="0.5cm" draw:transform="rotate (1.5707963267949) translate (3.04cm 11.676cm)">
              <text:p/>
            </draw:rect>
            <draw:rect draw:style-name="gr687" draw:text-style-name="P3" draw:layer="layout" svg:width="0.227cm" svg:height="0.25cm" draw:transform="rotate (1.5707963267949) translate (3.041cm 11.451cm)">
              <text:p/>
            </draw:rect>
            <draw:rect draw:style-name="gr688" draw:text-style-name="P3" draw:layer="layout" svg:width="0.227cm" svg:height="0.25cm" draw:transform="rotate (1.5707963267949) translate (3.291cm 11.677cm)">
              <text:p/>
            </draw:rect>
          </draw:g>
          <draw:g>
            <draw:rect draw:style-name="gr689" draw:text-style-name="P3" draw:layer="layout" svg:width="0.454cm" svg:height="0.5cm" draw:transform="rotate (1.5707963267949) translate (3.731cm 11.676cm)">
              <text:p/>
            </draw:rect>
            <draw:rect draw:style-name="gr690" draw:text-style-name="P3" draw:layer="layout" svg:width="0.227cm" svg:height="0.25cm" draw:transform="rotate (1.5707963267949) translate (3.73cm 11.451cm)">
              <text:p/>
            </draw:rect>
            <draw:rect draw:style-name="gr691" draw:text-style-name="P3" draw:layer="layout" svg:width="0.227cm" svg:height="0.25cm" draw:transform="rotate (1.5707963267949) translate (3.98cm 11.677cm)">
              <text:p/>
            </draw:rect>
          </draw:g>
          <draw:g>
            <draw:rect draw:style-name="gr692" draw:text-style-name="P3" draw:layer="layout" svg:width="0.454cm" svg:height="0.5cm" draw:transform="rotate (1.5707963267949) translate (4.421cm 11.678cm)">
              <text:p/>
            </draw:rect>
            <draw:rect draw:style-name="gr693" draw:text-style-name="P3" draw:layer="layout" svg:width="0.227cm" svg:height="0.25cm" draw:transform="rotate (1.5707963267949) translate (4.419cm 11.449cm)">
              <text:p/>
            </draw:rect>
            <draw:rect draw:style-name="gr694" draw:text-style-name="P3" draw:layer="layout" svg:width="0.227cm" svg:height="0.25cm" draw:transform="rotate (1.5707963267949) translate (4.67cm 11.676cm)">
              <text:p/>
            </draw:rect>
          </draw:g>
          <draw:g>
            <draw:rect draw:style-name="gr695" draw:text-style-name="P3" draw:layer="layout" svg:width="0.454cm" svg:height="0.5cm" draw:transform="rotate (1.5707963267949) translate (5.111cm 11.677cm)">
              <text:p/>
            </draw:rect>
            <draw:rect draw:style-name="gr696" draw:text-style-name="P3" draw:layer="layout" svg:width="0.227cm" svg:height="0.25cm" draw:transform="rotate (1.5707963267949) translate (5.109cm 11.45cm)">
              <text:p/>
            </draw:rect>
            <draw:rect draw:style-name="gr697" draw:text-style-name="P3" draw:layer="layout" svg:width="0.227cm" svg:height="0.25cm" draw:transform="rotate (1.5707963267949) translate (5.36cm 11.677cm)">
              <text:p/>
            </draw:rect>
          </draw:g>
          <draw:g>
            <draw:rect draw:style-name="gr698" draw:text-style-name="P3" draw:layer="layout" svg:width="0.454cm" svg:height="0.5cm" draw:transform="rotate (1.5707963267949) translate (5.8cm 11.677cm)">
              <text:p/>
            </draw:rect>
            <draw:rect draw:style-name="gr699" draw:text-style-name="P3" draw:layer="layout" svg:width="0.227cm" svg:height="0.25cm" draw:transform="rotate (1.5707963267949) translate (5.799cm 11.45cm)">
              <text:p/>
            </draw:rect>
            <draw:rect draw:style-name="gr700" draw:text-style-name="P3" draw:layer="layout" svg:width="0.227cm" svg:height="0.25cm" draw:transform="rotate (1.5707963267949) translate (6.05cm 11.677cm)">
              <text:p/>
            </draw:rect>
          </draw:g>
          <draw:g>
            <draw:rect draw:style-name="gr701" draw:text-style-name="P3" draw:layer="layout" svg:width="0.454cm" svg:height="0.5cm" draw:transform="rotate (1.5707963267949) translate (6.491cm 11.677cm)">
              <text:p/>
            </draw:rect>
            <draw:rect draw:style-name="gr702" draw:text-style-name="P3" draw:layer="layout" svg:width="0.227cm" svg:height="0.25cm" draw:transform="rotate (1.5707963267949) translate (6.49cm 11.451cm)">
              <text:p/>
            </draw:rect>
            <draw:rect draw:style-name="gr703" draw:text-style-name="P3" draw:layer="layout" svg:width="0.227cm" svg:height="0.25cm" draw:transform="rotate (1.5707963267949) translate (6.74cm 11.678cm)">
              <text:p/>
            </draw:rect>
          </draw:g>
          <draw:g>
            <draw:rect draw:style-name="gr704" draw:text-style-name="P3" draw:layer="layout" svg:width="0.454cm" svg:height="0.5cm" draw:transform="rotate (1.5707963267949) translate (7.18cm 11.677cm)">
              <text:p/>
            </draw:rect>
            <draw:rect draw:style-name="gr705" draw:text-style-name="P3" draw:layer="layout" svg:width="0.227cm" svg:height="0.25cm" draw:transform="rotate (1.5707963267949) translate (7.18cm 11.45cm)">
              <text:p/>
            </draw:rect>
            <draw:rect draw:style-name="gr706" draw:text-style-name="P3" draw:layer="layout" svg:width="0.227cm" svg:height="0.25cm" draw:transform="rotate (1.5707963267949) translate (7.429cm 11.677cm)">
              <text:p/>
            </draw:rect>
          </draw:g>
          <draw:g>
            <draw:rect draw:style-name="gr707" draw:text-style-name="P3" draw:layer="layout" svg:width="0.454cm" svg:height="0.5cm" draw:transform="rotate (1.5707963267949) translate (7.872cm 11.677cm)">
              <text:p/>
            </draw:rect>
            <draw:rect draw:style-name="gr708" draw:text-style-name="P3" draw:layer="layout" svg:width="0.227cm" svg:height="0.25cm" draw:transform="rotate (1.5707963267949) translate (7.869cm 11.449cm)">
              <text:p/>
            </draw:rect>
            <draw:rect draw:style-name="gr709" draw:text-style-name="P3" draw:layer="layout" svg:width="0.227cm" svg:height="0.25cm" draw:transform="rotate (1.5707963267949) translate (8.119cm 11.677cm)">
              <text:p/>
            </draw:rect>
          </draw:g>
          <draw:g>
            <draw:rect draw:style-name="gr710" draw:text-style-name="P3" draw:layer="layout" svg:width="0.454cm" svg:height="0.5cm" draw:transform="rotate (1.5707963267949) translate (8.56cm 11.678cm)">
              <text:p/>
            </draw:rect>
            <draw:rect draw:style-name="gr711" draw:text-style-name="P3" draw:layer="layout" svg:width="0.227cm" svg:height="0.25cm" draw:transform="rotate (1.5707963267949) translate (8.559cm 11.45cm)">
              <text:p/>
            </draw:rect>
            <draw:rect draw:style-name="gr712" draw:text-style-name="P3" draw:layer="layout" svg:width="0.227cm" svg:height="0.25cm" draw:transform="rotate (1.5707963267949) translate (8.81cm 11.677cm)">
              <text:p/>
            </draw:rect>
          </draw:g>
          <draw:g>
            <draw:rect draw:style-name="gr713" draw:text-style-name="P3" draw:layer="layout" svg:width="0.454cm" svg:height="0.5cm" draw:transform="rotate (1.5707963267949) translate (9.251cm 11.676cm)">
              <text:p/>
            </draw:rect>
            <draw:rect draw:style-name="gr714" draw:text-style-name="P3" draw:layer="layout" svg:width="0.227cm" svg:height="0.25cm" draw:transform="rotate (1.5707963267949) translate (9.249cm 11.449cm)">
              <text:p/>
            </draw:rect>
            <draw:rect draw:style-name="gr715" draw:text-style-name="P3" draw:layer="layout" svg:width="0.227cm" svg:height="0.25cm" draw:transform="rotate (1.5707963267949) translate (9.5cm 11.676cm)">
              <text:p/>
            </draw:rect>
          </draw:g>
          <draw:g>
            <draw:rect draw:style-name="gr716" draw:text-style-name="P3" draw:layer="layout" svg:width="0.454cm" svg:height="0.5cm" draw:transform="rotate (1.5707963267949) translate (9.94cm 11.677cm)">
              <text:p/>
            </draw:rect>
            <draw:rect draw:style-name="gr717" draw:text-style-name="P3" draw:layer="layout" svg:width="0.227cm" svg:height="0.25cm" draw:transform="rotate (1.5707963267949) translate (9.94cm 11.45cm)">
              <text:p/>
            </draw:rect>
            <draw:rect draw:style-name="gr718" draw:text-style-name="P3" draw:layer="layout" svg:width="0.227cm" svg:height="0.25cm" draw:transform="rotate (1.5707963267949) translate (10.19cm 11.677cm)">
              <text:p/>
            </draw:rect>
          </draw:g>
          <draw:g>
            <draw:rect draw:style-name="gr719" draw:text-style-name="P3" draw:layer="layout" svg:width="0.454cm" svg:height="0.5cm" draw:transform="rotate (1.5707963267949) translate (10.631cm 11.677cm)">
              <text:p/>
            </draw:rect>
            <draw:rect draw:style-name="gr720" draw:text-style-name="P3" draw:layer="layout" svg:width="0.227cm" svg:height="0.25cm" draw:transform="rotate (1.5707963267949) translate (10.63cm 11.449cm)">
              <text:p/>
            </draw:rect>
            <draw:rect draw:style-name="gr721" draw:text-style-name="P3" draw:layer="layout" svg:width="0.227cm" svg:height="0.25cm" draw:transform="rotate (1.5707963267949) translate (10.879cm 11.676cm)">
              <text:p/>
            </draw:rect>
          </draw:g>
          <draw:g>
            <draw:rect draw:style-name="gr722" draw:text-style-name="P3" draw:layer="layout" svg:width="0.454cm" svg:height="0.5cm" draw:transform="rotate (1.5707963267949) translate (11.321cm 11.677cm)">
              <text:p/>
            </draw:rect>
            <draw:rect draw:style-name="gr723" draw:text-style-name="P3" draw:layer="layout" svg:width="0.227cm" svg:height="0.25cm" draw:transform="rotate (1.5707963267949) translate (11.319cm 11.451cm)">
              <text:p/>
            </draw:rect>
            <draw:rect draw:style-name="gr724" draw:text-style-name="P3" draw:layer="layout" svg:width="0.227cm" svg:height="0.25cm" draw:transform="rotate (1.5707963267949) translate (11.569cm 11.677cm)">
              <text:p/>
            </draw:rect>
          </draw:g>
          <draw:g>
            <draw:rect draw:style-name="gr725" draw:text-style-name="P3" draw:layer="layout" svg:width="0.454cm" svg:height="0.5cm" draw:transform="rotate (1.5707963267949) translate (12.011cm 11.677cm)">
              <text:p/>
            </draw:rect>
            <draw:rect draw:style-name="gr726" draw:text-style-name="P3" draw:layer="layout" svg:width="0.227cm" svg:height="0.25cm" draw:transform="rotate (1.5707963267949) translate (12.009cm 11.451cm)">
              <text:p/>
            </draw:rect>
            <draw:rect draw:style-name="gr727" draw:text-style-name="P3" draw:layer="layout" svg:width="0.227cm" svg:height="0.25cm" draw:transform="rotate (1.5707963267949) translate (12.26cm 11.677cm)">
              <text:p/>
            </draw:rect>
          </draw:g>
          <draw:g>
            <draw:rect draw:style-name="gr728" draw:text-style-name="P3" draw:layer="layout" svg:width="0.454cm" svg:height="0.5cm" draw:transform="rotate (1.5707963267949) translate (12.7cm 11.677cm)">
              <text:p/>
            </draw:rect>
            <draw:rect draw:style-name="gr729" draw:text-style-name="P3" draw:layer="layout" svg:width="0.227cm" svg:height="0.25cm" draw:transform="rotate (1.5707963267949) translate (12.7cm 11.451cm)">
              <text:p/>
            </draw:rect>
            <draw:rect draw:style-name="gr730" draw:text-style-name="P3" draw:layer="layout" svg:width="0.227cm" svg:height="0.25cm" draw:transform="rotate (1.5707963267949) translate (12.95cm 11.678cm)">
              <text:p/>
            </draw:rect>
          </draw:g>
          <draw:g>
            <draw:rect draw:style-name="gr731" draw:text-style-name="P3" draw:layer="layout" svg:width="0.454cm" svg:height="0.5cm" draw:transform="rotate (1.5707963267949) translate (13.391cm 11.677cm)">
              <text:p/>
            </draw:rect>
            <draw:rect draw:style-name="gr732" draw:text-style-name="P3" draw:layer="layout" svg:width="0.227cm" svg:height="0.25cm" draw:transform="rotate (1.5707963267949) translate (13.39cm 11.451cm)">
              <text:p/>
            </draw:rect>
            <draw:rect draw:style-name="gr733" draw:text-style-name="P3" draw:layer="layout" svg:width="0.227cm" svg:height="0.25cm" draw:transform="rotate (1.5707963267949) translate (13.64cm 11.677cm)">
              <text:p/>
            </draw:rect>
          </draw:g>
          <draw:g>
            <draw:rect draw:style-name="gr734" draw:text-style-name="P3" draw:layer="layout" svg:width="0.454cm" svg:height="0.5cm" draw:transform="rotate (1.5707963267949) translate (14.08cm 11.677cm)">
              <text:p/>
            </draw:rect>
            <draw:rect draw:style-name="gr735" draw:text-style-name="P3" draw:layer="layout" svg:width="0.227cm" svg:height="0.25cm" draw:transform="rotate (1.5707963267949) translate (14.08cm 11.45cm)">
              <text:p/>
            </draw:rect>
            <draw:rect draw:style-name="gr736" draw:text-style-name="P3" draw:layer="layout" svg:width="0.227cm" svg:height="0.25cm" draw:transform="rotate (1.5707963267949) translate (14.329cm 11.676cm)">
              <text:p/>
            </draw:rect>
          </draw:g>
          <draw:g>
            <draw:rect draw:style-name="gr737" draw:text-style-name="P3" draw:layer="layout" svg:width="0.454cm" svg:height="0.5cm" draw:transform="rotate (1.5707963267949) translate (14.772cm 11.678cm)">
              <text:p/>
            </draw:rect>
            <draw:rect draw:style-name="gr738" draw:text-style-name="P3" draw:layer="layout" svg:width="0.227cm" svg:height="0.25cm" draw:transform="rotate (1.5707963267949) translate (14.77cm 11.45cm)">
              <text:p/>
            </draw:rect>
            <draw:rect draw:style-name="gr739" draw:text-style-name="P3" draw:layer="layout" svg:width="0.227cm" svg:height="0.25cm" draw:transform="rotate (1.5707963267949) translate (15.019cm 11.676cm)">
              <text:p/>
            </draw:rect>
          </draw:g>
          <draw:g>
            <draw:rect draw:style-name="gr740" draw:text-style-name="P3" draw:layer="layout" svg:width="0.454cm" svg:height="0.5cm" draw:transform="rotate (1.5707963267949) translate (15.46cm 11.676cm)">
              <text:p/>
            </draw:rect>
            <draw:rect draw:style-name="gr741" draw:text-style-name="P3" draw:layer="layout" svg:width="0.227cm" svg:height="0.25cm" draw:transform="rotate (1.5707963267949) translate (15.459cm 11.45cm)">
              <text:p/>
            </draw:rect>
            <draw:rect draw:style-name="gr742" draw:text-style-name="P3" draw:layer="layout" svg:width="0.227cm" svg:height="0.25cm" draw:transform="rotate (1.5707963267949) translate (15.71cm 11.677cm)">
              <text:p/>
            </draw:rect>
          </draw:g>
          <draw:g>
            <draw:rect draw:style-name="gr743" draw:text-style-name="P3" draw:layer="layout" svg:width="0.454cm" svg:height="0.5cm" draw:transform="rotate (1.5707963267949) translate (16.151cm 11.677cm)">
              <text:p/>
            </draw:rect>
            <draw:rect draw:style-name="gr744" draw:text-style-name="P3" draw:layer="layout" svg:width="0.227cm" svg:height="0.25cm" draw:transform="rotate (1.5707963267949) translate (16.15cm 11.451cm)">
              <text:p/>
            </draw:rect>
            <draw:rect draw:style-name="gr745" draw:text-style-name="P3" draw:layer="layout" svg:width="0.227cm" svg:height="0.25cm" draw:transform="rotate (1.5707963267949) translate (16.4cm 11.677cm)">
              <text:p/>
            </draw:rect>
          </draw:g>
          <draw:g>
            <draw:rect draw:style-name="gr746" draw:text-style-name="P3" draw:layer="layout" svg:width="0.454cm" svg:height="0.5cm" draw:transform="rotate (1.5707963267949) translate (16.84cm 11.677cm)">
              <text:p/>
            </draw:rect>
            <draw:rect draw:style-name="gr747" draw:text-style-name="P3" draw:layer="layout" svg:width="0.227cm" svg:height="0.25cm" draw:transform="rotate (1.5707963267949) translate (16.84cm 11.449cm)">
              <text:p/>
            </draw:rect>
            <draw:rect draw:style-name="gr748" draw:text-style-name="P3" draw:layer="layout" svg:width="0.227cm" svg:height="0.25cm" draw:transform="rotate (1.5707963267949) translate (17.09cm 11.677cm)">
              <text:p/>
            </draw:rect>
          </draw:g>
          <draw:g>
            <draw:rect draw:style-name="gr749" draw:text-style-name="P3" draw:layer="layout" svg:width="0.454cm" svg:height="0.5cm" draw:transform="rotate (1.5707963267949) translate (17.531cm 11.677cm)">
              <text:p/>
            </draw:rect>
            <draw:rect draw:style-name="gr750" draw:text-style-name="P3" draw:layer="layout" svg:width="0.227cm" svg:height="0.25cm" draw:transform="rotate (1.5707963267949) translate (17.53cm 11.449cm)">
              <text:p/>
            </draw:rect>
            <draw:rect draw:style-name="gr751" draw:text-style-name="P3" draw:layer="layout" svg:width="0.227cm" svg:height="0.25cm" draw:transform="rotate (1.5707963267949) translate (17.781cm 11.677cm)">
              <text:p/>
            </draw:rect>
          </draw:g>
          <draw:g>
            <draw:rect draw:style-name="gr752" draw:text-style-name="P3" draw:layer="layout" svg:width="0.454cm" svg:height="0.5cm" draw:transform="rotate (1.5707963267949) translate (18.22cm 11.675cm)">
              <text:p/>
            </draw:rect>
            <draw:rect draw:style-name="gr753" draw:text-style-name="P3" draw:layer="layout" svg:width="0.227cm" svg:height="0.25cm" draw:transform="rotate (1.5707963267949) translate (18.221cm 11.45cm)">
              <text:p/>
            </draw:rect>
            <draw:rect draw:style-name="gr754" draw:text-style-name="P3" draw:layer="layout" svg:width="0.227cm" svg:height="0.25cm" draw:transform="rotate (1.5707963267949) translate (18.469cm 11.676cm)">
              <text:p/>
            </draw:rect>
          </draw:g>
          <draw:g>
            <draw:rect draw:style-name="gr755" draw:text-style-name="P3" draw:layer="layout" svg:width="0.454cm" svg:height="0.5cm" draw:transform="rotate (1.5707963267949) translate (18.91cm 11.677cm)">
              <text:p/>
            </draw:rect>
            <draw:rect draw:style-name="gr756" draw:text-style-name="P3" draw:layer="layout" svg:width="0.227cm" svg:height="0.25cm" draw:transform="rotate (1.5707963267949) translate (18.909cm 11.45cm)">
              <text:p/>
            </draw:rect>
            <draw:rect draw:style-name="gr757" draw:text-style-name="P3" draw:layer="layout" svg:width="0.227cm" svg:height="0.25cm" draw:transform="rotate (1.5707963267949) translate (19.161cm 11.676cm)">
              <text:p/>
            </draw:rect>
          </draw:g>
          <draw:g>
            <draw:rect draw:style-name="gr758" draw:text-style-name="P3" draw:layer="layout" svg:width="0.454cm" svg:height="0.5cm" draw:transform="rotate (1.5707963267949) translate (19.6cm 11.676cm)">
              <text:p/>
            </draw:rect>
            <draw:rect draw:style-name="gr759" draw:text-style-name="P3" draw:layer="layout" svg:width="0.227cm" svg:height="0.25cm" draw:transform="rotate (1.5707963267949) translate (19.601cm 11.45cm)">
              <text:p/>
            </draw:rect>
            <draw:rect draw:style-name="gr760" draw:text-style-name="P3" draw:layer="layout" svg:width="0.227cm" svg:height="0.25cm" draw:transform="rotate (1.5707963267949) translate (19.85cm 11.677cm)">
              <text:p/>
            </draw:rect>
          </draw:g>
          <draw:g>
            <draw:rect draw:style-name="gr761" draw:text-style-name="P3" draw:layer="layout" svg:width="0.454cm" svg:height="0.5cm" draw:transform="rotate (1.5707963267949) translate (20.289cm 11.678cm)">
              <text:p/>
            </draw:rect>
            <draw:rect draw:style-name="gr762" draw:text-style-name="P3" draw:layer="layout" svg:width="0.227cm" svg:height="0.25cm" draw:transform="rotate (1.5707963267949) translate (20.29cm 11.45cm)">
              <text:p/>
            </draw:rect>
            <draw:rect draw:style-name="gr763" draw:text-style-name="P3" draw:layer="layout" svg:width="0.227cm" svg:height="0.25cm" draw:transform="rotate (1.5707963267949) translate (20.541cm 11.676cm)">
              <text:p/>
            </draw:rect>
          </draw:g>
          <draw:g>
            <draw:rect draw:style-name="gr764" draw:text-style-name="P3" draw:layer="layout" svg:width="0.454cm" svg:height="0.5cm" draw:transform="rotate (1.5707963267949) translate (20.98cm 11.678cm)">
              <text:p/>
            </draw:rect>
            <draw:rect draw:style-name="gr765" draw:text-style-name="P3" draw:layer="layout" svg:width="0.227cm" svg:height="0.25cm" draw:transform="rotate (1.5707963267949) translate (20.981cm 11.45cm)">
              <text:p/>
            </draw:rect>
            <draw:rect draw:style-name="gr766" draw:text-style-name="P3" draw:layer="layout" svg:width="0.227cm" svg:height="0.25cm" draw:transform="rotate (1.5707963267949) translate (21.23cm 11.677cm)">
              <text:p/>
            </draw:rect>
          </draw:g>
        </draw:g>
        <draw:g>
          <draw:rect draw:style-name="gr767" draw:text-style-name="P2" draw:layer="layout" svg:width="19.52cm" svg:height="1cm" svg:x="2.15cm" svg:y="12.05cm">
            <text:p/>
          </draw:rect>
          <draw:g>
            <draw:rect draw:style-name="gr768" draw:text-style-name="P3" draw:layer="layout" svg:width="0.454cm" svg:height="0.5cm" draw:transform="rotate (1.5707963267949) translate (2.351cm 12.776cm)">
              <text:p/>
            </draw:rect>
            <draw:rect draw:style-name="gr769" draw:text-style-name="P3" draw:layer="layout" svg:width="0.227cm" svg:height="0.25cm" draw:transform="rotate (1.5707963267949) translate (2.351cm 12.551cm)">
              <text:p/>
            </draw:rect>
            <draw:rect draw:style-name="gr770" draw:text-style-name="P3" draw:layer="layout" svg:width="0.227cm" svg:height="0.25cm" draw:transform="rotate (1.5707963267949) translate (2.601cm 12.778cm)">
              <text:p/>
            </draw:rect>
          </draw:g>
          <draw:g>
            <draw:rect draw:style-name="gr771" draw:text-style-name="P3" draw:layer="layout" svg:width="0.454cm" svg:height="0.5cm" draw:transform="rotate (1.5707963267949) translate (3.04cm 12.776cm)">
              <text:p/>
            </draw:rect>
            <draw:rect draw:style-name="gr772" draw:text-style-name="P3" draw:layer="layout" svg:width="0.227cm" svg:height="0.25cm" draw:transform="rotate (1.5707963267949) translate (3.041cm 12.551cm)">
              <text:p/>
            </draw:rect>
            <draw:rect draw:style-name="gr773" draw:text-style-name="P3" draw:layer="layout" svg:width="0.227cm" svg:height="0.25cm" draw:transform="rotate (1.5707963267949) translate (3.291cm 12.777cm)">
              <text:p/>
            </draw:rect>
          </draw:g>
          <draw:g>
            <draw:rect draw:style-name="gr774" draw:text-style-name="P3" draw:layer="layout" svg:width="0.454cm" svg:height="0.5cm" draw:transform="rotate (1.5707963267949) translate (3.731cm 12.776cm)">
              <text:p/>
            </draw:rect>
            <draw:rect draw:style-name="gr775" draw:text-style-name="P3" draw:layer="layout" svg:width="0.227cm" svg:height="0.25cm" draw:transform="rotate (1.5707963267949) translate (3.73cm 12.551cm)">
              <text:p/>
            </draw:rect>
            <draw:rect draw:style-name="gr776" draw:text-style-name="P3" draw:layer="layout" svg:width="0.227cm" svg:height="0.25cm" draw:transform="rotate (1.5707963267949) translate (3.98cm 12.777cm)">
              <text:p/>
            </draw:rect>
          </draw:g>
          <draw:g>
            <draw:rect draw:style-name="gr777" draw:text-style-name="P3" draw:layer="layout" svg:width="0.454cm" svg:height="0.5cm" draw:transform="rotate (1.5707963267949) translate (4.421cm 12.778cm)">
              <text:p/>
            </draw:rect>
            <draw:rect draw:style-name="gr778" draw:text-style-name="P3" draw:layer="layout" svg:width="0.227cm" svg:height="0.25cm" draw:transform="rotate (1.5707963267949) translate (4.419cm 12.549cm)">
              <text:p/>
            </draw:rect>
            <draw:rect draw:style-name="gr779" draw:text-style-name="P3" draw:layer="layout" svg:width="0.227cm" svg:height="0.25cm" draw:transform="rotate (1.5707963267949) translate (4.67cm 12.776cm)">
              <text:p/>
            </draw:rect>
          </draw:g>
          <draw:g>
            <draw:rect draw:style-name="gr780" draw:text-style-name="P3" draw:layer="layout" svg:width="0.454cm" svg:height="0.5cm" draw:transform="rotate (1.5707963267949) translate (5.111cm 12.777cm)">
              <text:p/>
            </draw:rect>
            <draw:rect draw:style-name="gr781" draw:text-style-name="P3" draw:layer="layout" svg:width="0.227cm" svg:height="0.25cm" draw:transform="rotate (1.5707963267949) translate (5.109cm 12.55cm)">
              <text:p/>
            </draw:rect>
            <draw:rect draw:style-name="gr782" draw:text-style-name="P3" draw:layer="layout" svg:width="0.227cm" svg:height="0.25cm" draw:transform="rotate (1.5707963267949) translate (5.36cm 12.777cm)">
              <text:p/>
            </draw:rect>
          </draw:g>
          <draw:g>
            <draw:rect draw:style-name="gr783" draw:text-style-name="P3" draw:layer="layout" svg:width="0.454cm" svg:height="0.5cm" draw:transform="rotate (1.5707963267949) translate (5.8cm 12.777cm)">
              <text:p/>
            </draw:rect>
            <draw:rect draw:style-name="gr784" draw:text-style-name="P3" draw:layer="layout" svg:width="0.227cm" svg:height="0.25cm" draw:transform="rotate (1.5707963267949) translate (5.799cm 12.55cm)">
              <text:p/>
            </draw:rect>
            <draw:rect draw:style-name="gr785" draw:text-style-name="P3" draw:layer="layout" svg:width="0.227cm" svg:height="0.25cm" draw:transform="rotate (1.5707963267949) translate (6.05cm 12.777cm)">
              <text:p/>
            </draw:rect>
          </draw:g>
          <draw:g>
            <draw:rect draw:style-name="gr786" draw:text-style-name="P3" draw:layer="layout" svg:width="0.454cm" svg:height="0.5cm" draw:transform="rotate (1.5707963267949) translate (6.491cm 12.777cm)">
              <text:p/>
            </draw:rect>
            <draw:rect draw:style-name="gr787" draw:text-style-name="P3" draw:layer="layout" svg:width="0.227cm" svg:height="0.25cm" draw:transform="rotate (1.5707963267949) translate (6.49cm 12.551cm)">
              <text:p/>
            </draw:rect>
            <draw:rect draw:style-name="gr788" draw:text-style-name="P3" draw:layer="layout" svg:width="0.227cm" svg:height="0.25cm" draw:transform="rotate (1.5707963267949) translate (6.74cm 12.778cm)">
              <text:p/>
            </draw:rect>
          </draw:g>
          <draw:g>
            <draw:rect draw:style-name="gr789" draw:text-style-name="P3" draw:layer="layout" svg:width="0.454cm" svg:height="0.5cm" draw:transform="rotate (1.5707963267949) translate (7.18cm 12.777cm)">
              <text:p/>
            </draw:rect>
            <draw:rect draw:style-name="gr790" draw:text-style-name="P3" draw:layer="layout" svg:width="0.227cm" svg:height="0.25cm" draw:transform="rotate (1.5707963267949) translate (7.18cm 12.55cm)">
              <text:p/>
            </draw:rect>
            <draw:rect draw:style-name="gr791" draw:text-style-name="P3" draw:layer="layout" svg:width="0.227cm" svg:height="0.25cm" draw:transform="rotate (1.5707963267949) translate (7.429cm 12.777cm)">
              <text:p/>
            </draw:rect>
          </draw:g>
          <draw:g>
            <draw:rect draw:style-name="gr792" draw:text-style-name="P3" draw:layer="layout" svg:width="0.454cm" svg:height="0.5cm" draw:transform="rotate (1.5707963267949) translate (7.872cm 12.777cm)">
              <text:p/>
            </draw:rect>
            <draw:rect draw:style-name="gr793" draw:text-style-name="P3" draw:layer="layout" svg:width="0.227cm" svg:height="0.25cm" draw:transform="rotate (1.5707963267949) translate (7.869cm 12.549cm)">
              <text:p/>
            </draw:rect>
            <draw:rect draw:style-name="gr794" draw:text-style-name="P3" draw:layer="layout" svg:width="0.227cm" svg:height="0.25cm" draw:transform="rotate (1.5707963267949) translate (8.119cm 12.777cm)">
              <text:p/>
            </draw:rect>
          </draw:g>
          <draw:g>
            <draw:rect draw:style-name="gr795" draw:text-style-name="P3" draw:layer="layout" svg:width="0.454cm" svg:height="0.5cm" draw:transform="rotate (1.5707963267949) translate (8.56cm 12.778cm)">
              <text:p/>
            </draw:rect>
            <draw:rect draw:style-name="gr796" draw:text-style-name="P3" draw:layer="layout" svg:width="0.227cm" svg:height="0.25cm" draw:transform="rotate (1.5707963267949) translate (8.559cm 12.55cm)">
              <text:p/>
            </draw:rect>
            <draw:rect draw:style-name="gr797" draw:text-style-name="P3" draw:layer="layout" svg:width="0.227cm" svg:height="0.25cm" draw:transform="rotate (1.5707963267949) translate (8.81cm 12.777cm)">
              <text:p/>
            </draw:rect>
          </draw:g>
          <draw:g>
            <draw:rect draw:style-name="gr798" draw:text-style-name="P3" draw:layer="layout" svg:width="0.454cm" svg:height="0.5cm" draw:transform="rotate (1.5707963267949) translate (9.251cm 12.776cm)">
              <text:p/>
            </draw:rect>
            <draw:rect draw:style-name="gr799" draw:text-style-name="P3" draw:layer="layout" svg:width="0.227cm" svg:height="0.25cm" draw:transform="rotate (1.5707963267949) translate (9.249cm 12.549cm)">
              <text:p/>
            </draw:rect>
            <draw:rect draw:style-name="gr800" draw:text-style-name="P3" draw:layer="layout" svg:width="0.227cm" svg:height="0.25cm" draw:transform="rotate (1.5707963267949) translate (9.5cm 12.776cm)">
              <text:p/>
            </draw:rect>
          </draw:g>
          <draw:g>
            <draw:rect draw:style-name="gr801" draw:text-style-name="P3" draw:layer="layout" svg:width="0.454cm" svg:height="0.5cm" draw:transform="rotate (1.5707963267949) translate (9.94cm 12.777cm)">
              <text:p/>
            </draw:rect>
            <draw:rect draw:style-name="gr802" draw:text-style-name="P3" draw:layer="layout" svg:width="0.227cm" svg:height="0.25cm" draw:transform="rotate (1.5707963267949) translate (9.94cm 12.55cm)">
              <text:p/>
            </draw:rect>
            <draw:rect draw:style-name="gr803" draw:text-style-name="P3" draw:layer="layout" svg:width="0.227cm" svg:height="0.25cm" draw:transform="rotate (1.5707963267949) translate (10.19cm 12.777cm)">
              <text:p/>
            </draw:rect>
          </draw:g>
          <draw:g>
            <draw:rect draw:style-name="gr804" draw:text-style-name="P3" draw:layer="layout" svg:width="0.454cm" svg:height="0.5cm" draw:transform="rotate (1.5707963267949) translate (10.631cm 12.777cm)">
              <text:p/>
            </draw:rect>
            <draw:rect draw:style-name="gr805" draw:text-style-name="P3" draw:layer="layout" svg:width="0.227cm" svg:height="0.25cm" draw:transform="rotate (1.5707963267949) translate (10.63cm 12.549cm)">
              <text:p/>
            </draw:rect>
            <draw:rect draw:style-name="gr806" draw:text-style-name="P3" draw:layer="layout" svg:width="0.227cm" svg:height="0.25cm" draw:transform="rotate (1.5707963267949) translate (10.879cm 12.776cm)">
              <text:p/>
            </draw:rect>
          </draw:g>
          <draw:g>
            <draw:rect draw:style-name="gr807" draw:text-style-name="P3" draw:layer="layout" svg:width="0.454cm" svg:height="0.5cm" draw:transform="rotate (1.5707963267949) translate (11.321cm 12.777cm)">
              <text:p/>
            </draw:rect>
            <draw:rect draw:style-name="gr808" draw:text-style-name="P3" draw:layer="layout" svg:width="0.227cm" svg:height="0.25cm" draw:transform="rotate (1.5707963267949) translate (11.319cm 12.551cm)">
              <text:p/>
            </draw:rect>
            <draw:rect draw:style-name="gr809" draw:text-style-name="P3" draw:layer="layout" svg:width="0.227cm" svg:height="0.25cm" draw:transform="rotate (1.5707963267949) translate (11.569cm 12.777cm)">
              <text:p/>
            </draw:rect>
          </draw:g>
          <draw:g>
            <draw:rect draw:style-name="gr810" draw:text-style-name="P3" draw:layer="layout" svg:width="0.454cm" svg:height="0.5cm" draw:transform="rotate (1.5707963267949) translate (12.011cm 12.777cm)">
              <text:p/>
            </draw:rect>
            <draw:rect draw:style-name="gr811" draw:text-style-name="P3" draw:layer="layout" svg:width="0.227cm" svg:height="0.25cm" draw:transform="rotate (1.5707963267949) translate (12.009cm 12.551cm)">
              <text:p/>
            </draw:rect>
            <draw:rect draw:style-name="gr812" draw:text-style-name="P3" draw:layer="layout" svg:width="0.227cm" svg:height="0.25cm" draw:transform="rotate (1.5707963267949) translate (12.26cm 12.777cm)">
              <text:p/>
            </draw:rect>
          </draw:g>
          <draw:g>
            <draw:rect draw:style-name="gr813" draw:text-style-name="P3" draw:layer="layout" svg:width="0.454cm" svg:height="0.5cm" draw:transform="rotate (1.5707963267949) translate (12.7cm 12.777cm)">
              <text:p/>
            </draw:rect>
            <draw:rect draw:style-name="gr814" draw:text-style-name="P3" draw:layer="layout" svg:width="0.227cm" svg:height="0.25cm" draw:transform="rotate (1.5707963267949) translate (12.7cm 12.551cm)">
              <text:p/>
            </draw:rect>
            <draw:rect draw:style-name="gr815" draw:text-style-name="P3" draw:layer="layout" svg:width="0.227cm" svg:height="0.25cm" draw:transform="rotate (1.5707963267949) translate (12.95cm 12.778cm)">
              <text:p/>
            </draw:rect>
          </draw:g>
          <draw:g>
            <draw:rect draw:style-name="gr816" draw:text-style-name="P3" draw:layer="layout" svg:width="0.454cm" svg:height="0.5cm" draw:transform="rotate (1.5707963267949) translate (13.391cm 12.777cm)">
              <text:p/>
            </draw:rect>
            <draw:rect draw:style-name="gr817" draw:text-style-name="P3" draw:layer="layout" svg:width="0.227cm" svg:height="0.25cm" draw:transform="rotate (1.5707963267949) translate (13.39cm 12.551cm)">
              <text:p/>
            </draw:rect>
            <draw:rect draw:style-name="gr818" draw:text-style-name="P3" draw:layer="layout" svg:width="0.227cm" svg:height="0.25cm" draw:transform="rotate (1.5707963267949) translate (13.64cm 12.777cm)">
              <text:p/>
            </draw:rect>
          </draw:g>
          <draw:g>
            <draw:rect draw:style-name="gr819" draw:text-style-name="P3" draw:layer="layout" svg:width="0.454cm" svg:height="0.5cm" draw:transform="rotate (1.5707963267949) translate (14.08cm 12.777cm)">
              <text:p/>
            </draw:rect>
            <draw:rect draw:style-name="gr820" draw:text-style-name="P3" draw:layer="layout" svg:width="0.227cm" svg:height="0.25cm" draw:transform="rotate (1.5707963267949) translate (14.08cm 12.55cm)">
              <text:p/>
            </draw:rect>
            <draw:rect draw:style-name="gr821" draw:text-style-name="P3" draw:layer="layout" svg:width="0.227cm" svg:height="0.25cm" draw:transform="rotate (1.5707963267949) translate (14.329cm 12.776cm)">
              <text:p/>
            </draw:rect>
          </draw:g>
          <draw:g>
            <draw:rect draw:style-name="gr822" draw:text-style-name="P3" draw:layer="layout" svg:width="0.454cm" svg:height="0.5cm" draw:transform="rotate (1.5707963267949) translate (14.772cm 12.778cm)">
              <text:p/>
            </draw:rect>
            <draw:rect draw:style-name="gr823" draw:text-style-name="P3" draw:layer="layout" svg:width="0.227cm" svg:height="0.25cm" draw:transform="rotate (1.5707963267949) translate (14.77cm 12.55cm)">
              <text:p/>
            </draw:rect>
            <draw:rect draw:style-name="gr824" draw:text-style-name="P3" draw:layer="layout" svg:width="0.227cm" svg:height="0.25cm" draw:transform="rotate (1.5707963267949) translate (15.019cm 12.776cm)">
              <text:p/>
            </draw:rect>
          </draw:g>
          <draw:g>
            <draw:rect draw:style-name="gr825" draw:text-style-name="P3" draw:layer="layout" svg:width="0.454cm" svg:height="0.5cm" draw:transform="rotate (1.5707963267949) translate (15.46cm 12.776cm)">
              <text:p/>
            </draw:rect>
            <draw:rect draw:style-name="gr826" draw:text-style-name="P3" draw:layer="layout" svg:width="0.227cm" svg:height="0.25cm" draw:transform="rotate (1.5707963267949) translate (15.459cm 12.55cm)">
              <text:p/>
            </draw:rect>
            <draw:rect draw:style-name="gr827" draw:text-style-name="P3" draw:layer="layout" svg:width="0.227cm" svg:height="0.25cm" draw:transform="rotate (1.5707963267949) translate (15.71cm 12.777cm)">
              <text:p/>
            </draw:rect>
          </draw:g>
          <draw:g>
            <draw:rect draw:style-name="gr828" draw:text-style-name="P3" draw:layer="layout" svg:width="0.454cm" svg:height="0.5cm" draw:transform="rotate (1.5707963267949) translate (16.151cm 12.777cm)">
              <text:p/>
            </draw:rect>
            <draw:rect draw:style-name="gr829" draw:text-style-name="P3" draw:layer="layout" svg:width="0.227cm" svg:height="0.25cm" draw:transform="rotate (1.5707963267949) translate (16.15cm 12.551cm)">
              <text:p/>
            </draw:rect>
            <draw:rect draw:style-name="gr830" draw:text-style-name="P3" draw:layer="layout" svg:width="0.227cm" svg:height="0.25cm" draw:transform="rotate (1.5707963267949) translate (16.4cm 12.777cm)">
              <text:p/>
            </draw:rect>
          </draw:g>
          <draw:g>
            <draw:rect draw:style-name="gr831" draw:text-style-name="P3" draw:layer="layout" svg:width="0.454cm" svg:height="0.5cm" draw:transform="rotate (1.5707963267949) translate (16.84cm 12.777cm)">
              <text:p/>
            </draw:rect>
            <draw:rect draw:style-name="gr832" draw:text-style-name="P3" draw:layer="layout" svg:width="0.227cm" svg:height="0.25cm" draw:transform="rotate (1.5707963267949) translate (16.84cm 12.549cm)">
              <text:p/>
            </draw:rect>
            <draw:rect draw:style-name="gr833" draw:text-style-name="P3" draw:layer="layout" svg:width="0.227cm" svg:height="0.25cm" draw:transform="rotate (1.5707963267949) translate (17.09cm 12.777cm)">
              <text:p/>
            </draw:rect>
          </draw:g>
          <draw:g>
            <draw:rect draw:style-name="gr834" draw:text-style-name="P3" draw:layer="layout" svg:width="0.454cm" svg:height="0.5cm" draw:transform="rotate (1.5707963267949) translate (17.531cm 12.777cm)">
              <text:p/>
            </draw:rect>
            <draw:rect draw:style-name="gr835" draw:text-style-name="P3" draw:layer="layout" svg:width="0.227cm" svg:height="0.25cm" draw:transform="rotate (1.5707963267949) translate (17.53cm 12.549cm)">
              <text:p/>
            </draw:rect>
            <draw:rect draw:style-name="gr836" draw:text-style-name="P3" draw:layer="layout" svg:width="0.227cm" svg:height="0.25cm" draw:transform="rotate (1.5707963267949) translate (17.781cm 12.777cm)">
              <text:p/>
            </draw:rect>
          </draw:g>
          <draw:g>
            <draw:rect draw:style-name="gr837" draw:text-style-name="P3" draw:layer="layout" svg:width="0.454cm" svg:height="0.5cm" draw:transform="rotate (1.5707963267949) translate (18.22cm 12.775cm)">
              <text:p/>
            </draw:rect>
            <draw:rect draw:style-name="gr838" draw:text-style-name="P3" draw:layer="layout" svg:width="0.227cm" svg:height="0.25cm" draw:transform="rotate (1.5707963267949) translate (18.221cm 12.55cm)">
              <text:p/>
            </draw:rect>
            <draw:rect draw:style-name="gr839" draw:text-style-name="P3" draw:layer="layout" svg:width="0.227cm" svg:height="0.25cm" draw:transform="rotate (1.5707963267949) translate (18.469cm 12.776cm)">
              <text:p/>
            </draw:rect>
          </draw:g>
          <draw:g>
            <draw:rect draw:style-name="gr840" draw:text-style-name="P3" draw:layer="layout" svg:width="0.454cm" svg:height="0.5cm" draw:transform="rotate (1.5707963267949) translate (18.91cm 12.777cm)">
              <text:p/>
            </draw:rect>
            <draw:rect draw:style-name="gr841" draw:text-style-name="P3" draw:layer="layout" svg:width="0.227cm" svg:height="0.25cm" draw:transform="rotate (1.5707963267949) translate (18.909cm 12.55cm)">
              <text:p/>
            </draw:rect>
            <draw:rect draw:style-name="gr842" draw:text-style-name="P3" draw:layer="layout" svg:width="0.227cm" svg:height="0.25cm" draw:transform="rotate (1.5707963267949) translate (19.161cm 12.776cm)">
              <text:p/>
            </draw:rect>
          </draw:g>
          <draw:g>
            <draw:rect draw:style-name="gr843" draw:text-style-name="P3" draw:layer="layout" svg:width="0.454cm" svg:height="0.5cm" draw:transform="rotate (1.5707963267949) translate (19.6cm 12.776cm)">
              <text:p/>
            </draw:rect>
            <draw:rect draw:style-name="gr844" draw:text-style-name="P3" draw:layer="layout" svg:width="0.227cm" svg:height="0.25cm" draw:transform="rotate (1.5707963267949) translate (19.601cm 12.55cm)">
              <text:p/>
            </draw:rect>
            <draw:rect draw:style-name="gr845" draw:text-style-name="P3" draw:layer="layout" svg:width="0.227cm" svg:height="0.25cm" draw:transform="rotate (1.5707963267949) translate (19.85cm 12.777cm)">
              <text:p/>
            </draw:rect>
          </draw:g>
          <draw:g>
            <draw:rect draw:style-name="gr846" draw:text-style-name="P3" draw:layer="layout" svg:width="0.454cm" svg:height="0.5cm" draw:transform="rotate (1.5707963267949) translate (20.289cm 12.778cm)">
              <text:p/>
            </draw:rect>
            <draw:rect draw:style-name="gr847" draw:text-style-name="P3" draw:layer="layout" svg:width="0.227cm" svg:height="0.25cm" draw:transform="rotate (1.5707963267949) translate (20.29cm 12.55cm)">
              <text:p/>
            </draw:rect>
            <draw:rect draw:style-name="gr848" draw:text-style-name="P3" draw:layer="layout" svg:width="0.227cm" svg:height="0.25cm" draw:transform="rotate (1.5707963267949) translate (20.541cm 12.776cm)">
              <text:p/>
            </draw:rect>
          </draw:g>
          <draw:g>
            <draw:rect draw:style-name="gr849" draw:text-style-name="P3" draw:layer="layout" svg:width="0.454cm" svg:height="0.5cm" draw:transform="rotate (1.5707963267949) translate (20.98cm 12.778cm)">
              <text:p/>
            </draw:rect>
            <draw:rect draw:style-name="gr850" draw:text-style-name="P3" draw:layer="layout" svg:width="0.227cm" svg:height="0.25cm" draw:transform="rotate (1.5707963267949) translate (20.981cm 12.55cm)">
              <text:p/>
            </draw:rect>
            <draw:rect draw:style-name="gr851" draw:text-style-name="P3" draw:layer="layout" svg:width="0.227cm" svg:height="0.25cm" draw:transform="rotate (1.5707963267949) translate (21.23cm 12.777cm)">
              <text:p/>
            </draw:rect>
          </draw:g>
        </draw:g>
        <draw:g>
          <draw:rect draw:style-name="gr852" draw:text-style-name="P2" draw:layer="layout" svg:width="19.52cm" svg:height="1cm" svg:x="2.15cm" svg:y="13.15cm">
            <text:p/>
          </draw:rect>
          <draw:g>
            <draw:rect draw:style-name="gr853" draw:text-style-name="P3" draw:layer="layout" svg:width="0.454cm" svg:height="0.5cm" draw:transform="rotate (1.5707963267949) translate (2.351cm 13.876cm)">
              <text:p/>
            </draw:rect>
            <draw:rect draw:style-name="gr854" draw:text-style-name="P3" draw:layer="layout" svg:width="0.227cm" svg:height="0.25cm" draw:transform="rotate (1.5707963267949) translate (2.351cm 13.651cm)">
              <text:p/>
            </draw:rect>
            <draw:rect draw:style-name="gr855" draw:text-style-name="P3" draw:layer="layout" svg:width="0.227cm" svg:height="0.25cm" draw:transform="rotate (1.5707963267949) translate (2.601cm 13.878cm)">
              <text:p/>
            </draw:rect>
          </draw:g>
          <draw:g>
            <draw:rect draw:style-name="gr856" draw:text-style-name="P3" draw:layer="layout" svg:width="0.454cm" svg:height="0.5cm" draw:transform="rotate (1.5707963267949) translate (3.04cm 13.876cm)">
              <text:p/>
            </draw:rect>
            <draw:rect draw:style-name="gr857" draw:text-style-name="P3" draw:layer="layout" svg:width="0.227cm" svg:height="0.25cm" draw:transform="rotate (1.5707963267949) translate (3.041cm 13.651cm)">
              <text:p/>
            </draw:rect>
            <draw:rect draw:style-name="gr858" draw:text-style-name="P3" draw:layer="layout" svg:width="0.227cm" svg:height="0.25cm" draw:transform="rotate (1.5707963267949) translate (3.291cm 13.877cm)">
              <text:p/>
            </draw:rect>
          </draw:g>
          <draw:g>
            <draw:rect draw:style-name="gr859" draw:text-style-name="P3" draw:layer="layout" svg:width="0.454cm" svg:height="0.5cm" draw:transform="rotate (1.5707963267949) translate (3.731cm 13.876cm)">
              <text:p/>
            </draw:rect>
            <draw:rect draw:style-name="gr860" draw:text-style-name="P3" draw:layer="layout" svg:width="0.227cm" svg:height="0.25cm" draw:transform="rotate (1.5707963267949) translate (3.73cm 13.651cm)">
              <text:p/>
            </draw:rect>
            <draw:rect draw:style-name="gr861" draw:text-style-name="P3" draw:layer="layout" svg:width="0.227cm" svg:height="0.25cm" draw:transform="rotate (1.5707963267949) translate (3.98cm 13.877cm)">
              <text:p/>
            </draw:rect>
          </draw:g>
          <draw:g>
            <draw:rect draw:style-name="gr862" draw:text-style-name="P3" draw:layer="layout" svg:width="0.454cm" svg:height="0.5cm" draw:transform="rotate (1.5707963267949) translate (4.421cm 13.878cm)">
              <text:p/>
            </draw:rect>
            <draw:rect draw:style-name="gr863" draw:text-style-name="P3" draw:layer="layout" svg:width="0.227cm" svg:height="0.25cm" draw:transform="rotate (1.5707963267949) translate (4.419cm 13.649cm)">
              <text:p/>
            </draw:rect>
            <draw:rect draw:style-name="gr864" draw:text-style-name="P3" draw:layer="layout" svg:width="0.227cm" svg:height="0.25cm" draw:transform="rotate (1.5707963267949) translate (4.67cm 13.876cm)">
              <text:p/>
            </draw:rect>
          </draw:g>
          <draw:g>
            <draw:rect draw:style-name="gr865" draw:text-style-name="P3" draw:layer="layout" svg:width="0.454cm" svg:height="0.5cm" draw:transform="rotate (1.5707963267949) translate (5.111cm 13.877cm)">
              <text:p/>
            </draw:rect>
            <draw:rect draw:style-name="gr866" draw:text-style-name="P3" draw:layer="layout" svg:width="0.227cm" svg:height="0.25cm" draw:transform="rotate (1.5707963267949) translate (5.109cm 13.65cm)">
              <text:p/>
            </draw:rect>
            <draw:rect draw:style-name="gr867" draw:text-style-name="P3" draw:layer="layout" svg:width="0.227cm" svg:height="0.25cm" draw:transform="rotate (1.5707963267949) translate (5.36cm 13.877cm)">
              <text:p/>
            </draw:rect>
          </draw:g>
          <draw:g>
            <draw:rect draw:style-name="gr868" draw:text-style-name="P3" draw:layer="layout" svg:width="0.454cm" svg:height="0.5cm" draw:transform="rotate (1.5707963267949) translate (5.8cm 13.877cm)">
              <text:p/>
            </draw:rect>
            <draw:rect draw:style-name="gr869" draw:text-style-name="P3" draw:layer="layout" svg:width="0.227cm" svg:height="0.25cm" draw:transform="rotate (1.5707963267949) translate (5.799cm 13.65cm)">
              <text:p/>
            </draw:rect>
            <draw:rect draw:style-name="gr870" draw:text-style-name="P3" draw:layer="layout" svg:width="0.227cm" svg:height="0.25cm" draw:transform="rotate (1.5707963267949) translate (6.05cm 13.877cm)">
              <text:p/>
            </draw:rect>
          </draw:g>
          <draw:g>
            <draw:rect draw:style-name="gr871" draw:text-style-name="P3" draw:layer="layout" svg:width="0.454cm" svg:height="0.5cm" draw:transform="rotate (1.5707963267949) translate (6.491cm 13.877cm)">
              <text:p/>
            </draw:rect>
            <draw:rect draw:style-name="gr872" draw:text-style-name="P3" draw:layer="layout" svg:width="0.227cm" svg:height="0.25cm" draw:transform="rotate (1.5707963267949) translate (6.49cm 13.651cm)">
              <text:p/>
            </draw:rect>
            <draw:rect draw:style-name="gr873" draw:text-style-name="P3" draw:layer="layout" svg:width="0.227cm" svg:height="0.25cm" draw:transform="rotate (1.5707963267949) translate (6.74cm 13.878cm)">
              <text:p/>
            </draw:rect>
          </draw:g>
          <draw:g>
            <draw:rect draw:style-name="gr874" draw:text-style-name="P3" draw:layer="layout" svg:width="0.454cm" svg:height="0.5cm" draw:transform="rotate (1.5707963267949) translate (7.18cm 13.877cm)">
              <text:p/>
            </draw:rect>
            <draw:rect draw:style-name="gr875" draw:text-style-name="P3" draw:layer="layout" svg:width="0.227cm" svg:height="0.25cm" draw:transform="rotate (1.5707963267949) translate (7.18cm 13.65cm)">
              <text:p/>
            </draw:rect>
            <draw:rect draw:style-name="gr876" draw:text-style-name="P3" draw:layer="layout" svg:width="0.227cm" svg:height="0.25cm" draw:transform="rotate (1.5707963267949) translate (7.429cm 13.877cm)">
              <text:p/>
            </draw:rect>
          </draw:g>
          <draw:g>
            <draw:rect draw:style-name="gr877" draw:text-style-name="P3" draw:layer="layout" svg:width="0.454cm" svg:height="0.5cm" draw:transform="rotate (1.5707963267949) translate (7.872cm 13.877cm)">
              <text:p/>
            </draw:rect>
            <draw:rect draw:style-name="gr878" draw:text-style-name="P3" draw:layer="layout" svg:width="0.227cm" svg:height="0.25cm" draw:transform="rotate (1.5707963267949) translate (7.869cm 13.649cm)">
              <text:p/>
            </draw:rect>
            <draw:rect draw:style-name="gr879" draw:text-style-name="P3" draw:layer="layout" svg:width="0.227cm" svg:height="0.25cm" draw:transform="rotate (1.5707963267949) translate (8.119cm 13.877cm)">
              <text:p/>
            </draw:rect>
          </draw:g>
          <draw:g>
            <draw:rect draw:style-name="gr880" draw:text-style-name="P3" draw:layer="layout" svg:width="0.454cm" svg:height="0.5cm" draw:transform="rotate (1.5707963267949) translate (8.56cm 13.878cm)">
              <text:p/>
            </draw:rect>
            <draw:rect draw:style-name="gr881" draw:text-style-name="P3" draw:layer="layout" svg:width="0.227cm" svg:height="0.25cm" draw:transform="rotate (1.5707963267949) translate (8.559cm 13.65cm)">
              <text:p/>
            </draw:rect>
            <draw:rect draw:style-name="gr882" draw:text-style-name="P3" draw:layer="layout" svg:width="0.227cm" svg:height="0.25cm" draw:transform="rotate (1.5707963267949) translate (8.81cm 13.877cm)">
              <text:p/>
            </draw:rect>
          </draw:g>
          <draw:g>
            <draw:rect draw:style-name="gr883" draw:text-style-name="P3" draw:layer="layout" svg:width="0.454cm" svg:height="0.5cm" draw:transform="rotate (1.5707963267949) translate (9.251cm 13.876cm)">
              <text:p/>
            </draw:rect>
            <draw:rect draw:style-name="gr884" draw:text-style-name="P3" draw:layer="layout" svg:width="0.227cm" svg:height="0.25cm" draw:transform="rotate (1.5707963267949) translate (9.249cm 13.649cm)">
              <text:p/>
            </draw:rect>
            <draw:rect draw:style-name="gr885" draw:text-style-name="P3" draw:layer="layout" svg:width="0.227cm" svg:height="0.25cm" draw:transform="rotate (1.5707963267949) translate (9.5cm 13.876cm)">
              <text:p/>
            </draw:rect>
          </draw:g>
          <draw:g>
            <draw:rect draw:style-name="gr886" draw:text-style-name="P3" draw:layer="layout" svg:width="0.454cm" svg:height="0.5cm" draw:transform="rotate (1.5707963267949) translate (9.94cm 13.877cm)">
              <text:p/>
            </draw:rect>
            <draw:rect draw:style-name="gr887" draw:text-style-name="P3" draw:layer="layout" svg:width="0.227cm" svg:height="0.25cm" draw:transform="rotate (1.5707963267949) translate (9.94cm 13.65cm)">
              <text:p/>
            </draw:rect>
            <draw:rect draw:style-name="gr888" draw:text-style-name="P3" draw:layer="layout" svg:width="0.227cm" svg:height="0.25cm" draw:transform="rotate (1.5707963267949) translate (10.19cm 13.877cm)">
              <text:p/>
            </draw:rect>
          </draw:g>
          <draw:g>
            <draw:rect draw:style-name="gr889" draw:text-style-name="P3" draw:layer="layout" svg:width="0.454cm" svg:height="0.5cm" draw:transform="rotate (1.5707963267949) translate (10.631cm 13.877cm)">
              <text:p/>
            </draw:rect>
            <draw:rect draw:style-name="gr890" draw:text-style-name="P3" draw:layer="layout" svg:width="0.227cm" svg:height="0.25cm" draw:transform="rotate (1.5707963267949) translate (10.63cm 13.649cm)">
              <text:p/>
            </draw:rect>
            <draw:rect draw:style-name="gr891" draw:text-style-name="P3" draw:layer="layout" svg:width="0.227cm" svg:height="0.25cm" draw:transform="rotate (1.5707963267949) translate (10.879cm 13.876cm)">
              <text:p/>
            </draw:rect>
          </draw:g>
          <draw:g>
            <draw:rect draw:style-name="gr892" draw:text-style-name="P3" draw:layer="layout" svg:width="0.454cm" svg:height="0.5cm" draw:transform="rotate (1.5707963267949) translate (11.321cm 13.877cm)">
              <text:p/>
            </draw:rect>
            <draw:rect draw:style-name="gr893" draw:text-style-name="P3" draw:layer="layout" svg:width="0.227cm" svg:height="0.25cm" draw:transform="rotate (1.5707963267949) translate (11.319cm 13.651cm)">
              <text:p/>
            </draw:rect>
            <draw:rect draw:style-name="gr894" draw:text-style-name="P3" draw:layer="layout" svg:width="0.227cm" svg:height="0.25cm" draw:transform="rotate (1.5707963267949) translate (11.569cm 13.877cm)">
              <text:p/>
            </draw:rect>
          </draw:g>
          <draw:g>
            <draw:rect draw:style-name="gr895" draw:text-style-name="P3" draw:layer="layout" svg:width="0.454cm" svg:height="0.5cm" draw:transform="rotate (1.5707963267949) translate (12.011cm 13.877cm)">
              <text:p/>
            </draw:rect>
            <draw:rect draw:style-name="gr896" draw:text-style-name="P3" draw:layer="layout" svg:width="0.227cm" svg:height="0.25cm" draw:transform="rotate (1.5707963267949) translate (12.009cm 13.651cm)">
              <text:p/>
            </draw:rect>
            <draw:rect draw:style-name="gr897" draw:text-style-name="P3" draw:layer="layout" svg:width="0.227cm" svg:height="0.25cm" draw:transform="rotate (1.5707963267949) translate (12.26cm 13.877cm)">
              <text:p/>
            </draw:rect>
          </draw:g>
          <draw:g>
            <draw:rect draw:style-name="gr898" draw:text-style-name="P3" draw:layer="layout" svg:width="0.454cm" svg:height="0.5cm" draw:transform="rotate (1.5707963267949) translate (12.7cm 13.877cm)">
              <text:p/>
            </draw:rect>
            <draw:rect draw:style-name="gr899" draw:text-style-name="P3" draw:layer="layout" svg:width="0.227cm" svg:height="0.25cm" draw:transform="rotate (1.5707963267949) translate (12.7cm 13.651cm)">
              <text:p/>
            </draw:rect>
            <draw:rect draw:style-name="gr900" draw:text-style-name="P3" draw:layer="layout" svg:width="0.227cm" svg:height="0.25cm" draw:transform="rotate (1.5707963267949) translate (12.95cm 13.878cm)">
              <text:p/>
            </draw:rect>
          </draw:g>
          <draw:g>
            <draw:rect draw:style-name="gr901" draw:text-style-name="P3" draw:layer="layout" svg:width="0.454cm" svg:height="0.5cm" draw:transform="rotate (1.5707963267949) translate (13.391cm 13.877cm)">
              <text:p/>
            </draw:rect>
            <draw:rect draw:style-name="gr902" draw:text-style-name="P3" draw:layer="layout" svg:width="0.227cm" svg:height="0.25cm" draw:transform="rotate (1.5707963267949) translate (13.39cm 13.651cm)">
              <text:p/>
            </draw:rect>
            <draw:rect draw:style-name="gr903" draw:text-style-name="P3" draw:layer="layout" svg:width="0.227cm" svg:height="0.25cm" draw:transform="rotate (1.5707963267949) translate (13.64cm 13.877cm)">
              <text:p/>
            </draw:rect>
          </draw:g>
          <draw:g>
            <draw:rect draw:style-name="gr904" draw:text-style-name="P3" draw:layer="layout" svg:width="0.454cm" svg:height="0.5cm" draw:transform="rotate (1.5707963267949) translate (14.08cm 13.877cm)">
              <text:p/>
            </draw:rect>
            <draw:rect draw:style-name="gr905" draw:text-style-name="P3" draw:layer="layout" svg:width="0.227cm" svg:height="0.25cm" draw:transform="rotate (1.5707963267949) translate (14.08cm 13.65cm)">
              <text:p/>
            </draw:rect>
            <draw:rect draw:style-name="gr906" draw:text-style-name="P3" draw:layer="layout" svg:width="0.227cm" svg:height="0.25cm" draw:transform="rotate (1.5707963267949) translate (14.329cm 13.876cm)">
              <text:p/>
            </draw:rect>
          </draw:g>
          <draw:g>
            <draw:rect draw:style-name="gr907" draw:text-style-name="P3" draw:layer="layout" svg:width="0.454cm" svg:height="0.5cm" draw:transform="rotate (1.5707963267949) translate (14.772cm 13.878cm)">
              <text:p/>
            </draw:rect>
            <draw:rect draw:style-name="gr908" draw:text-style-name="P3" draw:layer="layout" svg:width="0.227cm" svg:height="0.25cm" draw:transform="rotate (1.5707963267949) translate (14.77cm 13.65cm)">
              <text:p/>
            </draw:rect>
            <draw:rect draw:style-name="gr909" draw:text-style-name="P3" draw:layer="layout" svg:width="0.227cm" svg:height="0.25cm" draw:transform="rotate (1.5707963267949) translate (15.019cm 13.876cm)">
              <text:p/>
            </draw:rect>
          </draw:g>
          <draw:g>
            <draw:rect draw:style-name="gr910" draw:text-style-name="P3" draw:layer="layout" svg:width="0.454cm" svg:height="0.5cm" draw:transform="rotate (1.5707963267949) translate (15.46cm 13.876cm)">
              <text:p/>
            </draw:rect>
            <draw:rect draw:style-name="gr911" draw:text-style-name="P3" draw:layer="layout" svg:width="0.227cm" svg:height="0.25cm" draw:transform="rotate (1.5707963267949) translate (15.459cm 13.65cm)">
              <text:p/>
            </draw:rect>
            <draw:rect draw:style-name="gr912" draw:text-style-name="P3" draw:layer="layout" svg:width="0.227cm" svg:height="0.25cm" draw:transform="rotate (1.5707963267949) translate (15.71cm 13.877cm)">
              <text:p/>
            </draw:rect>
          </draw:g>
          <draw:g>
            <draw:rect draw:style-name="gr913" draw:text-style-name="P3" draw:layer="layout" svg:width="0.454cm" svg:height="0.5cm" draw:transform="rotate (1.5707963267949) translate (16.151cm 13.877cm)">
              <text:p/>
            </draw:rect>
            <draw:rect draw:style-name="gr914" draw:text-style-name="P3" draw:layer="layout" svg:width="0.227cm" svg:height="0.25cm" draw:transform="rotate (1.5707963267949) translate (16.15cm 13.651cm)">
              <text:p/>
            </draw:rect>
            <draw:rect draw:style-name="gr915" draw:text-style-name="P3" draw:layer="layout" svg:width="0.227cm" svg:height="0.25cm" draw:transform="rotate (1.5707963267949) translate (16.4cm 13.877cm)">
              <text:p/>
            </draw:rect>
          </draw:g>
          <draw:g>
            <draw:rect draw:style-name="gr916" draw:text-style-name="P3" draw:layer="layout" svg:width="0.454cm" svg:height="0.5cm" draw:transform="rotate (1.5707963267949) translate (16.84cm 13.877cm)">
              <text:p/>
            </draw:rect>
            <draw:rect draw:style-name="gr917" draw:text-style-name="P3" draw:layer="layout" svg:width="0.227cm" svg:height="0.25cm" draw:transform="rotate (1.5707963267949) translate (16.84cm 13.649cm)">
              <text:p/>
            </draw:rect>
            <draw:rect draw:style-name="gr918" draw:text-style-name="P3" draw:layer="layout" svg:width="0.227cm" svg:height="0.25cm" draw:transform="rotate (1.5707963267949) translate (17.09cm 13.877cm)">
              <text:p/>
            </draw:rect>
          </draw:g>
          <draw:g>
            <draw:rect draw:style-name="gr919" draw:text-style-name="P3" draw:layer="layout" svg:width="0.454cm" svg:height="0.5cm" draw:transform="rotate (1.5707963267949) translate (17.531cm 13.877cm)">
              <text:p/>
            </draw:rect>
            <draw:rect draw:style-name="gr920" draw:text-style-name="P3" draw:layer="layout" svg:width="0.227cm" svg:height="0.25cm" draw:transform="rotate (1.5707963267949) translate (17.53cm 13.649cm)">
              <text:p/>
            </draw:rect>
            <draw:rect draw:style-name="gr921" draw:text-style-name="P3" draw:layer="layout" svg:width="0.227cm" svg:height="0.25cm" draw:transform="rotate (1.5707963267949) translate (17.781cm 13.877cm)">
              <text:p/>
            </draw:rect>
          </draw:g>
          <draw:g>
            <draw:rect draw:style-name="gr922" draw:text-style-name="P3" draw:layer="layout" svg:width="0.454cm" svg:height="0.5cm" draw:transform="rotate (1.5707963267949) translate (18.22cm 13.875cm)">
              <text:p/>
            </draw:rect>
            <draw:rect draw:style-name="gr923" draw:text-style-name="P3" draw:layer="layout" svg:width="0.227cm" svg:height="0.25cm" draw:transform="rotate (1.5707963267949) translate (18.221cm 13.65cm)">
              <text:p/>
            </draw:rect>
            <draw:rect draw:style-name="gr924" draw:text-style-name="P3" draw:layer="layout" svg:width="0.227cm" svg:height="0.25cm" draw:transform="rotate (1.5707963267949) translate (18.469cm 13.876cm)">
              <text:p/>
            </draw:rect>
          </draw:g>
          <draw:g>
            <draw:rect draw:style-name="gr925" draw:text-style-name="P3" draw:layer="layout" svg:width="0.454cm" svg:height="0.5cm" draw:transform="rotate (1.5707963267949) translate (18.91cm 13.877cm)">
              <text:p/>
            </draw:rect>
            <draw:rect draw:style-name="gr926" draw:text-style-name="P3" draw:layer="layout" svg:width="0.227cm" svg:height="0.25cm" draw:transform="rotate (1.5707963267949) translate (18.909cm 13.65cm)">
              <text:p/>
            </draw:rect>
            <draw:rect draw:style-name="gr927" draw:text-style-name="P3" draw:layer="layout" svg:width="0.227cm" svg:height="0.25cm" draw:transform="rotate (1.5707963267949) translate (19.161cm 13.876cm)">
              <text:p/>
            </draw:rect>
          </draw:g>
          <draw:g>
            <draw:rect draw:style-name="gr928" draw:text-style-name="P3" draw:layer="layout" svg:width="0.454cm" svg:height="0.5cm" draw:transform="rotate (1.5707963267949) translate (19.6cm 13.876cm)">
              <text:p/>
            </draw:rect>
            <draw:rect draw:style-name="gr929" draw:text-style-name="P3" draw:layer="layout" svg:width="0.227cm" svg:height="0.25cm" draw:transform="rotate (1.5707963267949) translate (19.601cm 13.65cm)">
              <text:p/>
            </draw:rect>
            <draw:rect draw:style-name="gr930" draw:text-style-name="P3" draw:layer="layout" svg:width="0.227cm" svg:height="0.25cm" draw:transform="rotate (1.5707963267949) translate (19.85cm 13.877cm)">
              <text:p/>
            </draw:rect>
          </draw:g>
          <draw:g>
            <draw:rect draw:style-name="gr931" draw:text-style-name="P3" draw:layer="layout" svg:width="0.454cm" svg:height="0.5cm" draw:transform="rotate (1.5707963267949) translate (20.289cm 13.878cm)">
              <text:p/>
            </draw:rect>
            <draw:rect draw:style-name="gr932" draw:text-style-name="P3" draw:layer="layout" svg:width="0.227cm" svg:height="0.25cm" draw:transform="rotate (1.5707963267949) translate (20.29cm 13.65cm)">
              <text:p/>
            </draw:rect>
            <draw:rect draw:style-name="gr933" draw:text-style-name="P3" draw:layer="layout" svg:width="0.227cm" svg:height="0.25cm" draw:transform="rotate (1.5707963267949) translate (20.541cm 13.876cm)">
              <text:p/>
            </draw:rect>
          </draw:g>
          <draw:g>
            <draw:rect draw:style-name="gr934" draw:text-style-name="P3" draw:layer="layout" svg:width="0.454cm" svg:height="0.5cm" draw:transform="rotate (1.5707963267949) translate (20.98cm 13.878cm)">
              <text:p/>
            </draw:rect>
            <draw:rect draw:style-name="gr935" draw:text-style-name="P3" draw:layer="layout" svg:width="0.227cm" svg:height="0.25cm" draw:transform="rotate (1.5707963267949) translate (20.981cm 13.65cm)">
              <text:p/>
            </draw:rect>
            <draw:rect draw:style-name="gr936" draw:text-style-name="P3" draw:layer="layout" svg:width="0.227cm" svg:height="0.25cm" draw:transform="rotate (1.5707963267949) translate (21.23cm 13.877cm)">
              <text:p/>
            </draw:rect>
          </draw:g>
        </draw:g>
        <draw:g>
          <draw:rect draw:style-name="gr937" draw:text-style-name="P2" draw:layer="layout" svg:width="19.52cm" svg:height="1cm" svg:x="2.15cm" svg:y="14.25cm">
            <text:p/>
          </draw:rect>
          <draw:g>
            <draw:rect draw:style-name="gr938" draw:text-style-name="P3" draw:layer="layout" svg:width="0.454cm" svg:height="0.5cm" draw:transform="rotate (1.5707963267949) translate (2.351cm 14.976cm)">
              <text:p/>
            </draw:rect>
            <draw:rect draw:style-name="gr939" draw:text-style-name="P3" draw:layer="layout" svg:width="0.227cm" svg:height="0.25cm" draw:transform="rotate (1.5707963267949) translate (2.351cm 14.751cm)">
              <text:p/>
            </draw:rect>
            <draw:rect draw:style-name="gr940" draw:text-style-name="P3" draw:layer="layout" svg:width="0.227cm" svg:height="0.25cm" draw:transform="rotate (1.5707963267949) translate (2.601cm 14.978cm)">
              <text:p/>
            </draw:rect>
          </draw:g>
          <draw:g>
            <draw:rect draw:style-name="gr941" draw:text-style-name="P3" draw:layer="layout" svg:width="0.454cm" svg:height="0.5cm" draw:transform="rotate (1.5707963267949) translate (3.04cm 14.976cm)">
              <text:p/>
            </draw:rect>
            <draw:rect draw:style-name="gr942" draw:text-style-name="P3" draw:layer="layout" svg:width="0.227cm" svg:height="0.25cm" draw:transform="rotate (1.5707963267949) translate (3.041cm 14.751cm)">
              <text:p/>
            </draw:rect>
            <draw:rect draw:style-name="gr943" draw:text-style-name="P3" draw:layer="layout" svg:width="0.227cm" svg:height="0.25cm" draw:transform="rotate (1.5707963267949) translate (3.291cm 14.977cm)">
              <text:p/>
            </draw:rect>
          </draw:g>
          <draw:g>
            <draw:rect draw:style-name="gr944" draw:text-style-name="P3" draw:layer="layout" svg:width="0.454cm" svg:height="0.5cm" draw:transform="rotate (1.5707963267949) translate (3.731cm 14.976cm)">
              <text:p/>
            </draw:rect>
            <draw:rect draw:style-name="gr945" draw:text-style-name="P3" draw:layer="layout" svg:width="0.227cm" svg:height="0.25cm" draw:transform="rotate (1.5707963267949) translate (3.73cm 14.751cm)">
              <text:p/>
            </draw:rect>
            <draw:rect draw:style-name="gr946" draw:text-style-name="P3" draw:layer="layout" svg:width="0.227cm" svg:height="0.25cm" draw:transform="rotate (1.5707963267949) translate (3.98cm 14.977cm)">
              <text:p/>
            </draw:rect>
          </draw:g>
          <draw:g>
            <draw:rect draw:style-name="gr947" draw:text-style-name="P3" draw:layer="layout" svg:width="0.454cm" svg:height="0.5cm" draw:transform="rotate (1.5707963267949) translate (4.421cm 14.978cm)">
              <text:p/>
            </draw:rect>
            <draw:rect draw:style-name="gr948" draw:text-style-name="P3" draw:layer="layout" svg:width="0.227cm" svg:height="0.25cm" draw:transform="rotate (1.5707963267949) translate (4.419cm 14.749cm)">
              <text:p/>
            </draw:rect>
            <draw:rect draw:style-name="gr949" draw:text-style-name="P3" draw:layer="layout" svg:width="0.227cm" svg:height="0.25cm" draw:transform="rotate (1.5707963267949) translate (4.67cm 14.976cm)">
              <text:p/>
            </draw:rect>
          </draw:g>
          <draw:g>
            <draw:rect draw:style-name="gr950" draw:text-style-name="P3" draw:layer="layout" svg:width="0.454cm" svg:height="0.5cm" draw:transform="rotate (1.5707963267949) translate (5.111cm 14.977cm)">
              <text:p/>
            </draw:rect>
            <draw:rect draw:style-name="gr951" draw:text-style-name="P3" draw:layer="layout" svg:width="0.227cm" svg:height="0.25cm" draw:transform="rotate (1.5707963267949) translate (5.109cm 14.75cm)">
              <text:p/>
            </draw:rect>
            <draw:rect draw:style-name="gr952" draw:text-style-name="P3" draw:layer="layout" svg:width="0.227cm" svg:height="0.25cm" draw:transform="rotate (1.5707963267949) translate (5.36cm 14.977cm)">
              <text:p/>
            </draw:rect>
          </draw:g>
          <draw:g>
            <draw:rect draw:style-name="gr953" draw:text-style-name="P3" draw:layer="layout" svg:width="0.454cm" svg:height="0.5cm" draw:transform="rotate (1.5707963267949) translate (5.8cm 14.977cm)">
              <text:p/>
            </draw:rect>
            <draw:rect draw:style-name="gr954" draw:text-style-name="P3" draw:layer="layout" svg:width="0.227cm" svg:height="0.25cm" draw:transform="rotate (1.5707963267949) translate (5.799cm 14.75cm)">
              <text:p/>
            </draw:rect>
            <draw:rect draw:style-name="gr955" draw:text-style-name="P3" draw:layer="layout" svg:width="0.227cm" svg:height="0.25cm" draw:transform="rotate (1.5707963267949) translate (6.05cm 14.977cm)">
              <text:p/>
            </draw:rect>
          </draw:g>
          <draw:g>
            <draw:rect draw:style-name="gr956" draw:text-style-name="P3" draw:layer="layout" svg:width="0.454cm" svg:height="0.5cm" draw:transform="rotate (1.5707963267949) translate (6.491cm 14.977cm)">
              <text:p/>
            </draw:rect>
            <draw:rect draw:style-name="gr957" draw:text-style-name="P3" draw:layer="layout" svg:width="0.227cm" svg:height="0.25cm" draw:transform="rotate (1.5707963267949) translate (6.49cm 14.751cm)">
              <text:p/>
            </draw:rect>
            <draw:rect draw:style-name="gr958" draw:text-style-name="P3" draw:layer="layout" svg:width="0.227cm" svg:height="0.25cm" draw:transform="rotate (1.5707963267949) translate (6.74cm 14.978cm)">
              <text:p/>
            </draw:rect>
          </draw:g>
          <draw:g>
            <draw:rect draw:style-name="gr959" draw:text-style-name="P3" draw:layer="layout" svg:width="0.454cm" svg:height="0.5cm" draw:transform="rotate (1.5707963267949) translate (7.18cm 14.977cm)">
              <text:p/>
            </draw:rect>
            <draw:rect draw:style-name="gr960" draw:text-style-name="P3" draw:layer="layout" svg:width="0.227cm" svg:height="0.25cm" draw:transform="rotate (1.5707963267949) translate (7.18cm 14.75cm)">
              <text:p/>
            </draw:rect>
            <draw:rect draw:style-name="gr961" draw:text-style-name="P3" draw:layer="layout" svg:width="0.227cm" svg:height="0.25cm" draw:transform="rotate (1.5707963267949) translate (7.429cm 14.977cm)">
              <text:p/>
            </draw:rect>
          </draw:g>
          <draw:g>
            <draw:rect draw:style-name="gr962" draw:text-style-name="P3" draw:layer="layout" svg:width="0.454cm" svg:height="0.5cm" draw:transform="rotate (1.5707963267949) translate (7.872cm 14.977cm)">
              <text:p/>
            </draw:rect>
            <draw:rect draw:style-name="gr963" draw:text-style-name="P3" draw:layer="layout" svg:width="0.227cm" svg:height="0.25cm" draw:transform="rotate (1.5707963267949) translate (7.869cm 14.749cm)">
              <text:p/>
            </draw:rect>
            <draw:rect draw:style-name="gr964" draw:text-style-name="P3" draw:layer="layout" svg:width="0.227cm" svg:height="0.25cm" draw:transform="rotate (1.5707963267949) translate (8.119cm 14.977cm)">
              <text:p/>
            </draw:rect>
          </draw:g>
          <draw:g>
            <draw:rect draw:style-name="gr965" draw:text-style-name="P3" draw:layer="layout" svg:width="0.454cm" svg:height="0.5cm" draw:transform="rotate (1.5707963267949) translate (8.56cm 14.978cm)">
              <text:p/>
            </draw:rect>
            <draw:rect draw:style-name="gr966" draw:text-style-name="P3" draw:layer="layout" svg:width="0.227cm" svg:height="0.25cm" draw:transform="rotate (1.5707963267949) translate (8.559cm 14.75cm)">
              <text:p/>
            </draw:rect>
            <draw:rect draw:style-name="gr967" draw:text-style-name="P3" draw:layer="layout" svg:width="0.227cm" svg:height="0.25cm" draw:transform="rotate (1.5707963267949) translate (8.81cm 14.977cm)">
              <text:p/>
            </draw:rect>
          </draw:g>
          <draw:g>
            <draw:rect draw:style-name="gr968" draw:text-style-name="P3" draw:layer="layout" svg:width="0.454cm" svg:height="0.5cm" draw:transform="rotate (1.5707963267949) translate (9.251cm 14.976cm)">
              <text:p/>
            </draw:rect>
            <draw:rect draw:style-name="gr969" draw:text-style-name="P3" draw:layer="layout" svg:width="0.227cm" svg:height="0.25cm" draw:transform="rotate (1.5707963267949) translate (9.249cm 14.749cm)">
              <text:p/>
            </draw:rect>
            <draw:rect draw:style-name="gr970" draw:text-style-name="P3" draw:layer="layout" svg:width="0.227cm" svg:height="0.25cm" draw:transform="rotate (1.5707963267949) translate (9.5cm 14.976cm)">
              <text:p/>
            </draw:rect>
          </draw:g>
          <draw:g>
            <draw:rect draw:style-name="gr971" draw:text-style-name="P3" draw:layer="layout" svg:width="0.454cm" svg:height="0.5cm" draw:transform="rotate (1.5707963267949) translate (9.94cm 14.977cm)">
              <text:p/>
            </draw:rect>
            <draw:rect draw:style-name="gr972" draw:text-style-name="P3" draw:layer="layout" svg:width="0.227cm" svg:height="0.25cm" draw:transform="rotate (1.5707963267949) translate (9.94cm 14.75cm)">
              <text:p/>
            </draw:rect>
            <draw:rect draw:style-name="gr973" draw:text-style-name="P3" draw:layer="layout" svg:width="0.227cm" svg:height="0.25cm" draw:transform="rotate (1.5707963267949) translate (10.19cm 14.977cm)">
              <text:p/>
            </draw:rect>
          </draw:g>
          <draw:g>
            <draw:rect draw:style-name="gr974" draw:text-style-name="P3" draw:layer="layout" svg:width="0.454cm" svg:height="0.5cm" draw:transform="rotate (1.5707963267949) translate (10.631cm 14.977cm)">
              <text:p/>
            </draw:rect>
            <draw:rect draw:style-name="gr975" draw:text-style-name="P3" draw:layer="layout" svg:width="0.227cm" svg:height="0.25cm" draw:transform="rotate (1.5707963267949) translate (10.63cm 14.749cm)">
              <text:p/>
            </draw:rect>
            <draw:rect draw:style-name="gr976" draw:text-style-name="P3" draw:layer="layout" svg:width="0.227cm" svg:height="0.25cm" draw:transform="rotate (1.5707963267949) translate (10.879cm 14.976cm)">
              <text:p/>
            </draw:rect>
          </draw:g>
          <draw:g>
            <draw:rect draw:style-name="gr977" draw:text-style-name="P3" draw:layer="layout" svg:width="0.454cm" svg:height="0.5cm" draw:transform="rotate (1.5707963267949) translate (11.321cm 14.977cm)">
              <text:p/>
            </draw:rect>
            <draw:rect draw:style-name="gr978" draw:text-style-name="P3" draw:layer="layout" svg:width="0.227cm" svg:height="0.25cm" draw:transform="rotate (1.5707963267949) translate (11.319cm 14.751cm)">
              <text:p/>
            </draw:rect>
            <draw:rect draw:style-name="gr979" draw:text-style-name="P3" draw:layer="layout" svg:width="0.227cm" svg:height="0.25cm" draw:transform="rotate (1.5707963267949) translate (11.569cm 14.977cm)">
              <text:p/>
            </draw:rect>
          </draw:g>
          <draw:g>
            <draw:rect draw:style-name="gr980" draw:text-style-name="P3" draw:layer="layout" svg:width="0.454cm" svg:height="0.5cm" draw:transform="rotate (1.5707963267949) translate (12.011cm 14.977cm)">
              <text:p/>
            </draw:rect>
            <draw:rect draw:style-name="gr981" draw:text-style-name="P3" draw:layer="layout" svg:width="0.227cm" svg:height="0.25cm" draw:transform="rotate (1.5707963267949) translate (12.009cm 14.751cm)">
              <text:p/>
            </draw:rect>
            <draw:rect draw:style-name="gr982" draw:text-style-name="P3" draw:layer="layout" svg:width="0.227cm" svg:height="0.25cm" draw:transform="rotate (1.5707963267949) translate (12.26cm 14.977cm)">
              <text:p/>
            </draw:rect>
          </draw:g>
          <draw:g>
            <draw:rect draw:style-name="gr983" draw:text-style-name="P3" draw:layer="layout" svg:width="0.454cm" svg:height="0.5cm" draw:transform="rotate (1.5707963267949) translate (12.7cm 14.977cm)">
              <text:p/>
            </draw:rect>
            <draw:rect draw:style-name="gr984" draw:text-style-name="P3" draw:layer="layout" svg:width="0.227cm" svg:height="0.25cm" draw:transform="rotate (1.5707963267949) translate (12.7cm 14.751cm)">
              <text:p/>
            </draw:rect>
            <draw:rect draw:style-name="gr985" draw:text-style-name="P3" draw:layer="layout" svg:width="0.227cm" svg:height="0.25cm" draw:transform="rotate (1.5707963267949) translate (12.95cm 14.978cm)">
              <text:p/>
            </draw:rect>
          </draw:g>
          <draw:g>
            <draw:rect draw:style-name="gr986" draw:text-style-name="P3" draw:layer="layout" svg:width="0.454cm" svg:height="0.5cm" draw:transform="rotate (1.5707963267949) translate (13.391cm 14.977cm)">
              <text:p/>
            </draw:rect>
            <draw:rect draw:style-name="gr987" draw:text-style-name="P3" draw:layer="layout" svg:width="0.227cm" svg:height="0.25cm" draw:transform="rotate (1.5707963267949) translate (13.39cm 14.751cm)">
              <text:p/>
            </draw:rect>
            <draw:rect draw:style-name="gr988" draw:text-style-name="P3" draw:layer="layout" svg:width="0.227cm" svg:height="0.25cm" draw:transform="rotate (1.5707963267949) translate (13.64cm 14.977cm)">
              <text:p/>
            </draw:rect>
          </draw:g>
          <draw:g>
            <draw:rect draw:style-name="gr989" draw:text-style-name="P3" draw:layer="layout" svg:width="0.454cm" svg:height="0.5cm" draw:transform="rotate (1.5707963267949) translate (14.08cm 14.977cm)">
              <text:p/>
            </draw:rect>
            <draw:rect draw:style-name="gr990" draw:text-style-name="P3" draw:layer="layout" svg:width="0.227cm" svg:height="0.25cm" draw:transform="rotate (1.5707963267949) translate (14.08cm 14.75cm)">
              <text:p/>
            </draw:rect>
            <draw:rect draw:style-name="gr991" draw:text-style-name="P3" draw:layer="layout" svg:width="0.227cm" svg:height="0.25cm" draw:transform="rotate (1.5707963267949) translate (14.329cm 14.976cm)">
              <text:p/>
            </draw:rect>
          </draw:g>
          <draw:g>
            <draw:rect draw:style-name="gr992" draw:text-style-name="P3" draw:layer="layout" svg:width="0.454cm" svg:height="0.5cm" draw:transform="rotate (1.5707963267949) translate (14.772cm 14.978cm)">
              <text:p/>
            </draw:rect>
            <draw:rect draw:style-name="gr993" draw:text-style-name="P3" draw:layer="layout" svg:width="0.227cm" svg:height="0.25cm" draw:transform="rotate (1.5707963267949) translate (14.77cm 14.75cm)">
              <text:p/>
            </draw:rect>
            <draw:rect draw:style-name="gr994" draw:text-style-name="P3" draw:layer="layout" svg:width="0.227cm" svg:height="0.25cm" draw:transform="rotate (1.5707963267949) translate (15.019cm 14.976cm)">
              <text:p/>
            </draw:rect>
          </draw:g>
          <draw:g>
            <draw:rect draw:style-name="gr995" draw:text-style-name="P3" draw:layer="layout" svg:width="0.454cm" svg:height="0.5cm" draw:transform="rotate (1.5707963267949) translate (15.46cm 14.976cm)">
              <text:p/>
            </draw:rect>
            <draw:rect draw:style-name="gr996" draw:text-style-name="P3" draw:layer="layout" svg:width="0.227cm" svg:height="0.25cm" draw:transform="rotate (1.5707963267949) translate (15.459cm 14.75cm)">
              <text:p/>
            </draw:rect>
            <draw:rect draw:style-name="gr997" draw:text-style-name="P3" draw:layer="layout" svg:width="0.227cm" svg:height="0.25cm" draw:transform="rotate (1.5707963267949) translate (15.71cm 14.977cm)">
              <text:p/>
            </draw:rect>
          </draw:g>
          <draw:g>
            <draw:rect draw:style-name="gr998" draw:text-style-name="P3" draw:layer="layout" svg:width="0.454cm" svg:height="0.5cm" draw:transform="rotate (1.5707963267949) translate (16.151cm 14.977cm)">
              <text:p/>
            </draw:rect>
            <draw:rect draw:style-name="gr999" draw:text-style-name="P3" draw:layer="layout" svg:width="0.227cm" svg:height="0.25cm" draw:transform="rotate (1.5707963267949) translate (16.15cm 14.751cm)">
              <text:p/>
            </draw:rect>
            <draw:rect draw:style-name="gr1000" draw:text-style-name="P3" draw:layer="layout" svg:width="0.227cm" svg:height="0.25cm" draw:transform="rotate (1.5707963267949) translate (16.4cm 14.977cm)">
              <text:p/>
            </draw:rect>
          </draw:g>
          <draw:g>
            <draw:rect draw:style-name="gr1001" draw:text-style-name="P3" draw:layer="layout" svg:width="0.454cm" svg:height="0.5cm" draw:transform="rotate (1.5707963267949) translate (16.84cm 14.977cm)">
              <text:p/>
            </draw:rect>
            <draw:rect draw:style-name="gr1002" draw:text-style-name="P3" draw:layer="layout" svg:width="0.227cm" svg:height="0.25cm" draw:transform="rotate (1.5707963267949) translate (16.84cm 14.749cm)">
              <text:p/>
            </draw:rect>
            <draw:rect draw:style-name="gr1003" draw:text-style-name="P3" draw:layer="layout" svg:width="0.227cm" svg:height="0.25cm" draw:transform="rotate (1.5707963267949) translate (17.09cm 14.977cm)">
              <text:p/>
            </draw:rect>
          </draw:g>
          <draw:g>
            <draw:rect draw:style-name="gr1004" draw:text-style-name="P3" draw:layer="layout" svg:width="0.454cm" svg:height="0.5cm" draw:transform="rotate (1.5707963267949) translate (17.531cm 14.977cm)">
              <text:p/>
            </draw:rect>
            <draw:rect draw:style-name="gr1005" draw:text-style-name="P3" draw:layer="layout" svg:width="0.227cm" svg:height="0.25cm" draw:transform="rotate (1.5707963267949) translate (17.53cm 14.749cm)">
              <text:p/>
            </draw:rect>
            <draw:rect draw:style-name="gr1006" draw:text-style-name="P3" draw:layer="layout" svg:width="0.227cm" svg:height="0.25cm" draw:transform="rotate (1.5707963267949) translate (17.781cm 14.977cm)">
              <text:p/>
            </draw:rect>
          </draw:g>
          <draw:g>
            <draw:rect draw:style-name="gr1007" draw:text-style-name="P3" draw:layer="layout" svg:width="0.454cm" svg:height="0.5cm" draw:transform="rotate (1.5707963267949) translate (18.22cm 14.975cm)">
              <text:p/>
            </draw:rect>
            <draw:rect draw:style-name="gr1008" draw:text-style-name="P3" draw:layer="layout" svg:width="0.227cm" svg:height="0.25cm" draw:transform="rotate (1.5707963267949) translate (18.221cm 14.75cm)">
              <text:p/>
            </draw:rect>
            <draw:rect draw:style-name="gr1009" draw:text-style-name="P3" draw:layer="layout" svg:width="0.227cm" svg:height="0.25cm" draw:transform="rotate (1.5707963267949) translate (18.469cm 14.976cm)">
              <text:p/>
            </draw:rect>
          </draw:g>
          <draw:g>
            <draw:rect draw:style-name="gr1010" draw:text-style-name="P3" draw:layer="layout" svg:width="0.454cm" svg:height="0.5cm" draw:transform="rotate (1.5707963267949) translate (18.91cm 14.977cm)">
              <text:p/>
            </draw:rect>
            <draw:rect draw:style-name="gr1011" draw:text-style-name="P3" draw:layer="layout" svg:width="0.227cm" svg:height="0.25cm" draw:transform="rotate (1.5707963267949) translate (18.909cm 14.75cm)">
              <text:p/>
            </draw:rect>
            <draw:rect draw:style-name="gr1012" draw:text-style-name="P3" draw:layer="layout" svg:width="0.227cm" svg:height="0.25cm" draw:transform="rotate (1.5707963267949) translate (19.161cm 14.976cm)">
              <text:p/>
            </draw:rect>
          </draw:g>
          <draw:g>
            <draw:rect draw:style-name="gr1013" draw:text-style-name="P3" draw:layer="layout" svg:width="0.454cm" svg:height="0.5cm" draw:transform="rotate (1.5707963267949) translate (19.6cm 14.976cm)">
              <text:p/>
            </draw:rect>
            <draw:rect draw:style-name="gr1014" draw:text-style-name="P3" draw:layer="layout" svg:width="0.227cm" svg:height="0.25cm" draw:transform="rotate (1.5707963267949) translate (19.601cm 14.75cm)">
              <text:p/>
            </draw:rect>
            <draw:rect draw:style-name="gr1015" draw:text-style-name="P3" draw:layer="layout" svg:width="0.227cm" svg:height="0.25cm" draw:transform="rotate (1.5707963267949) translate (19.85cm 14.977cm)">
              <text:p/>
            </draw:rect>
          </draw:g>
          <draw:g>
            <draw:rect draw:style-name="gr1016" draw:text-style-name="P3" draw:layer="layout" svg:width="0.454cm" svg:height="0.5cm" draw:transform="rotate (1.5707963267949) translate (20.289cm 14.978cm)">
              <text:p/>
            </draw:rect>
            <draw:rect draw:style-name="gr1017" draw:text-style-name="P3" draw:layer="layout" svg:width="0.227cm" svg:height="0.25cm" draw:transform="rotate (1.5707963267949) translate (20.29cm 14.75cm)">
              <text:p/>
            </draw:rect>
            <draw:rect draw:style-name="gr1018" draw:text-style-name="P3" draw:layer="layout" svg:width="0.227cm" svg:height="0.25cm" draw:transform="rotate (1.5707963267949) translate (20.541cm 14.976cm)">
              <text:p/>
            </draw:rect>
          </draw:g>
          <draw:g>
            <draw:rect draw:style-name="gr1019" draw:text-style-name="P3" draw:layer="layout" svg:width="0.454cm" svg:height="0.5cm" draw:transform="rotate (1.5707963267949) translate (20.98cm 14.978cm)">
              <text:p/>
            </draw:rect>
            <draw:rect draw:style-name="gr1020" draw:text-style-name="P3" draw:layer="layout" svg:width="0.227cm" svg:height="0.25cm" draw:transform="rotate (1.5707963267949) translate (20.981cm 14.75cm)">
              <text:p/>
            </draw:rect>
            <draw:rect draw:style-name="gr1021" draw:text-style-name="P3" draw:layer="layout" svg:width="0.227cm" svg:height="0.25cm" draw:transform="rotate (1.5707963267949) translate (21.23cm 14.977cm)">
              <text:p/>
            </draw:rect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09:57:20.388000000</meta:creation-date>
    <dc:date>2018-09-19T10:29:40.823000000</dc:date>
    <meta:editing-duration>PT32M20S</meta:editing-duration>
    <meta:editing-cycles>3</meta:editing-cycles>
    <meta:generator>LibreOffice/6.1.0.3$Windows_X86_64 LibreOffice_project/efb621ed25068d70781dc026f7e9c5187a4decd1</meta:generator>
    <meta:document-statistic meta:object-count="1369"/>
  </office:meta>
</office:document-meta>
</file>